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48.1mm"/>
    </style:style>
    <style:style style:name="co8" style:family="table-column">
      <style:table-column-properties fo:break-before="auto" style:column-width="56.11mm"/>
    </style:style>
    <style:style style:name="co9" style:family="table-column">
      <style:table-column-properties fo:break-before="auto" style:column-width="26.81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1.59mm"/>
    </style:style>
    <style:style style:name="co12" style:family="table-column">
      <style:table-column-properties fo:break-before="auto" style:column-width="24.22mm"/>
    </style:style>
    <style:style style:name="co13" style:family="table-column">
      <style:table-column-properties fo:break-before="auto" style:column-width="26.58mm"/>
    </style:style>
    <style:style style:name="co14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00"/>
    <style:style style:name="ce5" style:family="table-cell" style:parent-style-name="Default" style:data-style-name="N109"/>
    <style:style style:name="ce6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Table_20_dynamique_20_-_20_Catégorie" style:data-style-name="N0">
      <style:table-cell-properties fo:border="0.99pt solid #000000"/>
    </style:style>
    <style:style style:name="ce17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22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1"/>
    <style:style style:name="ce26" style:family="table-cell" style:parent-style-name="Default">
      <style:table-cell-properties fo:background-color="#ff3333"/>
    </style:style>
    <style:style style:name="ce27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28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table:formula="of:=CALCSQL2(&quot;Feuille3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&quot;)" office:value-type="string" office:string-value="Ok - MaJ Feuille3 - A1" calcext:value-type="string">
            <text:p>Ok - MaJ Feuille3 - A1</text:p>
          </table:table-cell>
        </table:table-row>
      </table:table>
      <table:table table:name="Feuille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/>
          <table:table-cell office:value-type="string" calcext:value-type="string">
            <text:p>anne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semaine_moi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table:formula="of:=[.B2]-[.A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table:formula="of:=[.B3]-[.A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table:formula="of:=[.B4]-[.A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table:formula="of:=[.B5]-[.A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table:formula="of:=[.B6]-[.A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table:formula="of:=[.B7]-[.A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table:formula="of:=[.B8]-[.A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table:formula="of:=[.B9]-[.A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table:formula="of:=[.B10]-[.A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table:formula="of:=[.B11]-[.A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table:formula="of:=[.B12]-[.A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table:formula="of:=[.B13]-[.A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table:formula="of:=[.B14]-[.A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table:formula="of:=[.B15]-[.A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table:formula="of:=[.B16]-[.A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table:formula="of:=[.B17]-[.A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table:formula="of:=[.B18]-[.A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table:formula="of:=[.B19]-[.A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table:formula="of:=[.B20]-[.A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table:formula="of:=[.B21]-[.A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table:formula="of:=[.B22]-[.A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table:formula="of:=[.B23]-[.A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table:formula="of:=[.B24]-[.A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table:formula="of:=[.B25]-[.A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table:formula="of:=[.B26]-[.A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table:formula="of:=[.B27]-[.A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table:formula="of:=[.B28]-[.A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table:formula="of:=[.B29]-[.A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table:formula="of:=[.B30]-[.A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table:formula="of:=[.B31]-[.A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table:formula="of:=[.B32]-[.A3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table:formula="of:=[.B33]-[.A3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table:formula="of:=[.B34]-[.A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table:formula="of:=[.B35]-[.A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table:formula="of:=[.B36]-[.A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table:formula="of:=[.B37]-[.A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table:formula="of:=[.B38]-[.A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table:formula="of:=[.B39]-[.A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table:formula="of:=[.B40]-[.A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table:formula="of:=[.B41]-[.A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table:formula="of:=[.B42]-[.A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table:formula="of:=[.B43]-[.A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table:formula="of:=[.B44]-[.A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table:formula="of:=[.B45]-[.A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table:formula="of:=[.B46]-[.A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table:formula="of:=[.B47]-[.A4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table:formula="of:=[.B48]-[.A4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table:formula="of:=[.B49]-[.A4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table:formula="of:=[.B50]-[.A5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table:formula="of:=[.B51]-[.A5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table:formula="of:=[.B52]-[.A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table:formula="of:=[.B53]-[.A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table:formula="of:=[.B54]-[.A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table:formula="of:=[.B55]-[.A5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table:formula="of:=[.B56]-[.A5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table:formula="of:=[.B57]-[.A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table:formula="of:=[.B58]-[.A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table:formula="of:=[.B59]-[.A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table:formula="of:=[.B60]-[.A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table:formula="of:=[.B61]-[.A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table:formula="of:=[.B62]-[.A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table:formula="of:=[.B63]-[.A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table:formula="of:=[.B64]-[.A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table:formula="of:=[.B65]-[.A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table:formula="of:=[.B66]-[.A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table:formula="of:=[.B67]-[.A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table:formula="of:=[.B68]-[.A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table:formula="of:=[.B69]-[.A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table:formula="of:=[.B70]-[.A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table:formula="of:=[.B71]-[.A7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table:formula="of:=[.B72]-[.A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table:formula="of:=[.B73]-[.A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2T06:00:00" calcext:value-type="date">
            <text:p>12/04/14 06:00</text:p>
          </table:table-cell>
          <table:table-cell office:value-type="date" office:date-value="2014-04-12T18:00:00" calcext:value-type="date">
            <text:p>12/04/14 18:00</text:p>
          </table:table-cell>
          <table:table-cell office:value-type="date" office:date-value="2014-04-12" calcext:value-type="date">
            <text:p>12/04/14</text:p>
          </table:table-cell>
          <table:table-cell table:formula="of:=[.B74]-[.A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3T06:00:00" calcext:value-type="date">
            <text:p>13/04/14 06:00</text:p>
          </table:table-cell>
          <table:table-cell office:value-type="date" office:date-value="2014-04-13T18:00:00" calcext:value-type="date">
            <text:p>13/04/14 18:00</text:p>
          </table:table-cell>
          <table:table-cell office:value-type="date" office:date-value="2014-04-13" calcext:value-type="date">
            <text:p>13/04/14</text:p>
          </table:table-cell>
          <table:table-cell table:formula="of:=[.B75]-[.A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table:formula="of:=[.B76]-[.A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table:formula="of:=[.B77]-[.A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table:formula="of:=[.B78]-[.A7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table:formula="of:=[.B79]-[.A7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table:formula="of:=[.B80]-[.A8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table:formula="of:=[.B81]-[.A8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table:formula="of:=[.B82]-[.A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table:formula="of:=[.B83]-[.A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table:formula="of:=[.B84]-[.A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table:formula="of:=[.B85]-[.A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table:formula="of:=[.B86]-[.A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table:formula="of:=[.B87]-[.A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table:formula="of:=[.B88]-[.A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table:formula="of:=[.B89]-[.A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table:formula="of:=[.B90]-[.A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table:formula="of:=[.B91]-[.A9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table:formula="of:=[.B92]-[.A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table:formula="of:=[.B93]-[.A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table:formula="of:=[.B94]-[.A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table:formula="of:=[.B95]-[.A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table:formula="of:=[.B96]-[.A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table:formula="of:=[.B97]-[.A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table:formula="of:=[.B98]-[.A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table:formula="of:=[.B99]-[.A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table:formula="of:=[.B100]-[.A1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table:formula="of:=[.B101]-[.A1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table:formula="of:=[.B102]-[.A1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table:formula="of:=[.B103]-[.A1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table:formula="of:=[.B104]-[.A1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table:formula="of:=[.B105]-[.A1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table:formula="of:=[.B106]-[.A1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table:formula="of:=[.B107]-[.A1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table:formula="of:=[.B108]-[.A1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table:formula="of:=[.B109]-[.A1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table:formula="of:=[.B110]-[.A1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table:formula="of:=[.B111]-[.A1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table:formula="of:=[.B112]-[.A1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table:formula="of:=[.B113]-[.A1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table:formula="of:=[.B114]-[.A1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table:formula="of:=[.B115]-[.A1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table:formula="of:=[.B116]-[.A1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table:formula="of:=[.B117]-[.A1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table:formula="of:=[.B118]-[.A1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table:formula="of:=[.B119]-[.A11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table:formula="of:=[.B120]-[.A1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table:formula="of:=[.B121]-[.A1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table:formula="of:=[.B122]-[.A1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table:formula="of:=[.B123]-[.A1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table:formula="of:=[.B124]-[.A1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table:formula="of:=[.B125]-[.A1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table:formula="of:=[.B126]-[.A1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table:formula="of:=[.B127]-[.A12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table:formula="of:=[.B128]-[.A12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table:formula="of:=[.B129]-[.A129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16" calcext:value-type="date">
            <text:p>16/07/14 00:00</text:p>
          </table:table-cell>
          <table:table-cell office:value-type="date" office:date-value="2014-07-16T07:00:00" calcext:value-type="date">
            <text:p>16/07/14 07:00</text:p>
          </table:table-cell>
          <table:table-cell office:value-type="date" office:date-value="2014-07-16" calcext:value-type="date">
            <text:p>16/07/14</text:p>
          </table:table-cell>
          <table:table-cell table:formula="of:=[.B130]-[.A13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19T19:00:00" calcext:value-type="date">
            <text:p>19/07/14 19:00</text:p>
          </table:table-cell>
          <table:table-cell office:value-type="date" office:date-value="2014-07-20" calcext:value-type="date">
            <text:p>20/07/14 00:00</text:p>
          </table:table-cell>
          <table:table-cell office:value-type="date" office:date-value="2014-07-19" calcext:value-type="date">
            <text:p>19/07/14</text:p>
          </table:table-cell>
          <table:table-cell table:formula="of:=[.B131]-[.A131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table:formula="of:=[.B132]-[.A13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table:formula="of:=[.B133]-[.A133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table:formula="of:=[.B134]-[.A134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table:formula="of:=[.B135]-[.A135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table:formula="of:=[.B136]-[.A13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table:formula="of:=[.B137]-[.A137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table:formula="of:=[.B138]-[.A13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table:formula="of:=[.B139]-[.A1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table:formula="of:=[.B140]-[.A1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table:formula="of:=[.B141]-[.A1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table:formula="of:=[.B142]-[.A1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table:formula="of:=[.B143]-[.A1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table:formula="of:=[.B144]-[.A1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table:formula="of:=[.B145]-[.A1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table:formula="of:=[.B146]-[.A1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table:formula="of:=[.B147]-[.A14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table:formula="of:=[.B148]-[.A14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table:formula="of:=[.B149]-[.A14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table:formula="of:=[.B150]-[.A15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table:formula="of:=[.B151]-[.A1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table:formula="of:=[.B152]-[.A1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table:formula="of:=[.B153]-[.A1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table:formula="of:=[.B154]-[.A15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table:formula="of:=[.B155]-[.A1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table:formula="of:=[.B156]-[.A1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table:formula="of:=[.B157]-[.A1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table:formula="of:=[.B158]-[.A1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table:formula="of:=[.B159]-[.A1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table:formula="of:=[.B160]-[.A1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table:formula="of:=[.B161]-[.A1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table:formula="of:=[.B162]-[.A1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table:formula="of:=[.B163]-[.A1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table:formula="of:=[.B164]-[.A1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table:formula="of:=[.B165]-[.A1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table:formula="of:=[.B166]-[.A1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table:formula="of:=[.B167]-[.A1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table:formula="of:=[.B168]-[.A1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table:formula="of:=[.B169]-[.A16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table:formula="of:=[.B170]-[.A17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table:formula="of:=[.B171]-[.A17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table:formula="of:=[.B172]-[.A17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table:formula="of:=[.B173]-[.A17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table:formula="of:=[.B174]-[.A17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table:formula="of:=[.B175]-[.A17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table:formula="of:=[.B176]-[.A17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table:formula="of:=[.B177]-[.A17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table:formula="of:=[.B178]-[.A178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table:formula="of:=[.B179]-[.A17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table:formula="of:=[.B180]-[.A180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table:formula="of:=[.B181]-[.A18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table:formula="of:=[.B182]-[.A18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table:formula="of:=[.B183]-[.A1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table:formula="of:=[.B184]-[.A1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table:formula="of:=[.B185]-[.A1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table:formula="of:=[.B186]-[.A1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table:formula="of:=[.B187]-[.A1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table:formula="of:=[.B188]-[.A1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table:formula="of:=[.B189]-[.A1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table:formula="of:=[.B190]-[.A1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table:formula="of:=[.B191]-[.A1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table:formula="of:=[.B192]-[.A1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table:formula="of:=[.B193]-[.A1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table:formula="of:=[.B194]-[.A1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table:formula="of:=[.B195]-[.A19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table:formula="of:=[.B196]-[.A19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table:formula="of:=[.B197]-[.A19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table:formula="of:=[.B198]-[.A19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table:formula="of:=[.B199]-[.A19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table:formula="of:=[.B200]-[.A2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table:formula="of:=[.B201]-[.A2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table:formula="of:=[.B202]-[.A2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table:formula="of:=[.B203]-[.A2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table:formula="of:=[.B204]-[.A2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table:formula="of:=[.B205]-[.A2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table:formula="of:=[.B206]-[.A2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table:formula="of:=[.B207]-[.A2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table:formula="of:=[.B208]-[.A2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table:formula="of:=[.B209]-[.A2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table:formula="of:=[.B210]-[.A2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table:formula="of:=[.B211]-[.A2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table:formula="of:=[.B212]-[.A2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table:formula="of:=[.B213]-[.A2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table:formula="of:=[.B214]-[.A21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table:formula="of:=[.B215]-[.A21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table:formula="of:=[.B216]-[.A21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table:formula="of:=[.B217]-[.A21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table:formula="of:=[.B218]-[.A21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table:formula="of:=[.B219]-[.A21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table:formula="of:=[.B220]-[.A22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table:formula="of:=[.B221]-[.A22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table:formula="of:=[.B222]-[.A22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table:formula="of:=[.B223]-[.A22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table:formula="of:=[.B224]-[.A2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table:formula="of:=[.B225]-[.A2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table:formula="of:=[.B226]-[.A2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table:formula="of:=[.B227]-[.A2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table:formula="of:=[.B228]-[.A2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table:formula="of:=[.B229]-[.A2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table:formula="of:=[.B230]-[.A2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table:formula="of:=[.B231]-[.A2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table:formula="of:=[.B232]-[.A2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table:formula="of:=[.B233]-[.A2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table:formula="of:=[.B234]-[.A2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table:formula="of:=[.B235]-[.A2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table:formula="of:=[.B236]-[.A2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table:formula="of:=[.B237]-[.A2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table:formula="of:=[.B238]-[.A2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table:formula="of:=[.B239]-[.A2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table:formula="of:=[.B240]-[.A2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table:formula="of:=[.B241]-[.A2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table:formula="of:=[.B242]-[.A24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table:formula="of:=[.B243]-[.A2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table:formula="of:=[.B244]-[.A2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table:formula="of:=[.B245]-[.A2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table:formula="of:=[.B246]-[.A2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table:formula="of:=[.B247]-[.A24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table:formula="of:=[.B248]-[.A24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2T23:00:00" calcext:value-type="date">
            <text:p>02/01/15 23:00</text:p>
          </table:table-cell>
          <table:table-cell office:value-type="date" office:date-value="2015-01-03" calcext:value-type="date">
            <text:p>03/01/15 00:00</text:p>
          </table:table-cell>
          <table:table-cell office:value-type="date" office:date-value="2015-01-02" calcext:value-type="date">
            <text:p>02/01/15</text:p>
          </table:table-cell>
          <table:table-cell table:formula="of:=[.B249]-[.A24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3" calcext:value-type="date">
            <text:p>03/01/15 00:00</text:p>
          </table:table-cell>
          <table:table-cell office:value-type="date" office:date-value="2015-01-03T07:00:00" calcext:value-type="date">
            <text:p>03/01/15 07:00</text:p>
          </table:table-cell>
          <table:table-cell office:value-type="date" office:date-value="2015-01-03" calcext:value-type="date">
            <text:p>03/01/15</text:p>
          </table:table-cell>
          <table:table-cell table:formula="of:=[.B250]-[.A25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table:formula="of:=[.B251]-[.A2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table:formula="of:=[.B252]-[.A2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table:formula="of:=[.B253]-[.A2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table:formula="of:=[.B254]-[.A2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table:formula="of:=[.B255]-[.A255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table:formula="of:=[.B256]-[.A25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table:formula="of:=[.B257]-[.A25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table:formula="of:=[.B258]-[.A25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table:formula="of:=[.B259]-[.A25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table:formula="of:=[.B260]-[.A26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table:formula="of:=[.B261]-[.A261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table:formula="of:=[.B262]-[.A26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table:formula="of:=[.B263]-[.A263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table:formula="of:=[.B264]-[.A26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table:formula="of:=[.B265]-[.A26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table:formula="of:=[.B266]-[.A2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table:formula="of:=[.B267]-[.A2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table:formula="of:=[.B268]-[.A2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table:formula="of:=[.B269]-[.A2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table:formula="of:=[.B270]-[.A2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table:formula="of:=[.B271]-[.A2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table:formula="of:=[.B272]-[.A2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table:formula="of:=[.B273]-[.A2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table:formula="of:=[.B274]-[.A2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table:formula="of:=[.B275]-[.A2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table:formula="of:=[.B276]-[.A2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table:formula="of:=[.B277]-[.A2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table:formula="of:=[.B278]-[.A2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table:formula="of:=[.B279]-[.A2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table:formula="of:=[.B280]-[.A2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table:formula="of:=[.B281]-[.A2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table:formula="of:=[.B282]-[.A2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table:formula="of:=[.B283]-[.A2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table:formula="of:=[.B284]-[.A2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table:formula="of:=[.B285]-[.A2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table:formula="of:=[.B286]-[.A2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table:formula="of:=[.B287]-[.A2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table:formula="of:=[.B288]-[.A2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table:formula="of:=[.B289]-[.A2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table:formula="of:=[.B290]-[.A2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table:formula="of:=[.B291]-[.A2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table:formula="of:=[.B292]-[.A2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table:formula="of:=[.B293]-[.A2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table:formula="of:=[.B294]-[.A2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table:formula="of:=[.B295]-[.A2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table:formula="of:=[.B296]-[.A2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table:formula="of:=[.B297]-[.A2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table:formula="of:=[.B298]-[.A2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table:formula="of:=[.B299]-[.A2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table:formula="of:=[.B300]-[.A3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table:formula="of:=[.B301]-[.A3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table:formula="of:=[.B302]-[.A3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table:formula="of:=[.B303]-[.A3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table:formula="of:=[.B304]-[.A30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table:formula="of:=[.B305]-[.A3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table:formula="of:=[.B306]-[.A3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table:formula="of:=[.B307]-[.A3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table:formula="of:=[.B308]-[.A3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table:formula="of:=[.B309]-[.A3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table:formula="of:=[.B310]-[.A3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table:formula="of:=[.B311]-[.A3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table:formula="of:=[.B312]-[.A3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table:formula="of:=[.B313]-[.A3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table:formula="of:=[.B314]-[.A3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table:formula="of:=[.B315]-[.A3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table:formula="of:=[.B316]-[.A3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table:formula="of:=[.B317]-[.A3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table:formula="of:=[.B318]-[.A3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table:formula="of:=[.B319]-[.A3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table:formula="of:=[.B320]-[.A3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table:formula="of:=[.B321]-[.A3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table:formula="of:=[.B322]-[.A3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table:formula="of:=[.B323]-[.A3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table:formula="of:=[.B324]-[.A3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table:formula="of:=[.B325]-[.A3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table:formula="of:=[.B326]-[.A3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table:formula="of:=[.B327]-[.A3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table:formula="of:=[.B328]-[.A3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table:formula="of:=[.B329]-[.A3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table:formula="of:=[.B330]-[.A3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table:formula="of:=[.B331]-[.A3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table:formula="of:=[.B332]-[.A33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table:formula="of:=[.B333]-[.A33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table:formula="of:=[.B334]-[.A3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table:formula="of:=[.B335]-[.A3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table:formula="of:=[.B336]-[.A3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table:formula="of:=[.B337]-[.A3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table:formula="of:=[.B338]-[.A3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table:formula="of:=[.B339]-[.A3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table:formula="of:=[.B340]-[.A3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table:formula="of:=[.B341]-[.A3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table:formula="of:=[.B342]-[.A3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table:formula="of:=[.B343]-[.A3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table:formula="of:=[.B344]-[.A3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table:formula="of:=[.B345]-[.A3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table:formula="of:=[.B346]-[.A3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table:formula="of:=[.B347]-[.A3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table:formula="of:=[.B348]-[.A3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table:formula="of:=[.B349]-[.A3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table:formula="of:=[.B350]-[.A3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table:formula="of:=[.B351]-[.A3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table:formula="of:=[.B352]-[.A3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table:formula="of:=[.B353]-[.A3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table:formula="of:=[.B354]-[.A3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table:formula="of:=[.B355]-[.A3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table:formula="of:=[.B356]-[.A3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table:formula="of:=[.B357]-[.A3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table:formula="of:=[.B358]-[.A3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table:formula="of:=[.B359]-[.A3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table:formula="of:=[.B360]-[.A3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table:formula="of:=[.B361]-[.A3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table:formula="of:=[.B362]-[.A3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table:formula="of:=[.B363]-[.A3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table:formula="of:=[.B364]-[.A3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table:formula="of:=[.B365]-[.A3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table:formula="of:=[.B366]-[.A3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table:formula="of:=[.B367]-[.A3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table:formula="of:=[.B368]-[.A3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table:formula="of:=[.B369]-[.A3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table:formula="of:=[.B370]-[.A3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table:formula="of:=[.B371]-[.A3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table:formula="of:=[.B372]-[.A3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table:formula="of:=[.B373]-[.A3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table:formula="of:=[.B374]-[.A3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table:formula="of:=[.B375]-[.A3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table:formula="of:=[.B376]-[.A3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table:formula="of:=[.B377]-[.A3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table:formula="of:=[.B378]-[.A3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table:formula="of:=[.B379]-[.A3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table:formula="of:=[.B380]-[.A3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table:formula="of:=[.B381]-[.A3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table:formula="of:=[.B382]-[.A3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table:formula="of:=[.B383]-[.A3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table:formula="of:=[.B384]-[.A3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table:formula="of:=[.B385]-[.A3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table:formula="of:=[.B386]-[.A3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table:formula="of:=[.B387]-[.A38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table:formula="of:=[.B388]-[.A38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table:formula="of:=[.B389]-[.A3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table:formula="of:=[.B390]-[.A3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table:formula="of:=[.B391]-[.A3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table:formula="of:=[.B392]-[.A3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table:formula="of:=[.B393]-[.A3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table:formula="of:=[.B394]-[.A3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table:formula="of:=[.B395]-[.A3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table:formula="of:=[.B396]-[.A3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table:formula="of:=[.B397]-[.A3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table:formula="of:=[.B398]-[.A3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table:formula="of:=[.B399]-[.A3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table:formula="of:=[.B400]-[.A4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table:formula="of:=[.B401]-[.A4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table:formula="of:=[.B402]-[.A4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table:formula="of:=[.B403]-[.A4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table:formula="of:=[.B404]-[.A4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table:formula="of:=[.B405]-[.A4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table:formula="of:=[.B406]-[.A4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table:formula="of:=[.B407]-[.A4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table:formula="of:=[.B408]-[.A4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table:formula="of:=[.B409]-[.A4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table:formula="of:=[.B410]-[.A4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table:formula="of:=[.B411]-[.A4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table:formula="of:=[.B412]-[.A4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table:formula="of:=[.B413]-[.A4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table:formula="of:=[.B414]-[.A4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table:formula="of:=[.B415]-[.A4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table:formula="of:=[.B416]-[.A4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table:formula="of:=[.B417]-[.A4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table:formula="of:=[.B418]-[.A4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table:formula="of:=[.B419]-[.A4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table:formula="of:=[.B420]-[.A4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table:formula="of:=[.B421]-[.A4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table:formula="of:=[.B422]-[.A4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table:formula="of:=[.B423]-[.A4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table:formula="of:=[.B424]-[.A4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table:formula="of:=[.B425]-[.A4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table:formula="of:=[.B426]-[.A4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table:formula="of:=[.B427]-[.A42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table:formula="of:=[.B428]-[.A4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table:formula="of:=[.B429]-[.A4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table:formula="of:=[.B430]-[.A4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table:formula="of:=[.B431]-[.A4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table:formula="of:=[.B432]-[.A4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table:formula="of:=[.B433]-[.A4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table:formula="of:=[.B434]-[.A4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table:formula="of:=[.B435]-[.A4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table:formula="of:=[.B436]-[.A4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table:formula="of:=[.B437]-[.A4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table:formula="of:=[.B438]-[.A4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table:formula="of:=[.B439]-[.A4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table:formula="of:=[.B440]-[.A4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table:formula="of:=[.B441]-[.A4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table:formula="of:=[.B442]-[.A4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table:formula="of:=[.B443]-[.A4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table:formula="of:=[.B444]-[.A4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table:formula="of:=[.B445]-[.A4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table:formula="of:=[.B446]-[.A4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T18:00:00" calcext:value-type="date">
            <text:p>18/02/16 18:00</text:p>
          </table:table-cell>
          <table:table-cell office:value-type="date" office:date-value="2016-02-19" calcext:value-type="date">
            <text:p>19/02/16 00:00</text:p>
          </table:table-cell>
          <table:table-cell office:value-type="date" office:date-value="2016-02-18" calcext:value-type="date">
            <text:p>18/02/16</text:p>
          </table:table-cell>
          <table:table-cell table:formula="of:=[.B447]-[.A4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19/02/16 00:00</text:p>
          </table:table-cell>
          <table:table-cell office:value-type="date" office:date-value="2016-02-19T06:00:00" calcext:value-type="date">
            <text:p>19/02/16 06:00</text:p>
          </table:table-cell>
          <table:table-cell office:value-type="date" office:date-value="2016-02-19" calcext:value-type="date">
            <text:p>19/02/16</text:p>
          </table:table-cell>
          <table:table-cell table:formula="of:=[.B448]-[.A4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table:formula="of:=[.B449]-[.A4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table:formula="of:=[.B450]-[.A4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table:formula="of:=[.B451]-[.A4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table:formula="of:=[.B452]-[.A4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table:formula="of:=[.B453]-[.A4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table:formula="of:=[.B454]-[.A4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table:formula="of:=[.B455]-[.A4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table:formula="of:=[.B456]-[.A4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table:formula="of:=[.B457]-[.A4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table:formula="of:=[.B458]-[.A4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table:formula="of:=[.B459]-[.A45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table:formula="of:=[.B460]-[.A46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table:formula="of:=[.B461]-[.A46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table:formula="of:=[.B462]-[.A46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table:formula="of:=[.B463]-[.A46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table:formula="of:=[.B464]-[.A46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table:formula="of:=[.B465]-[.A4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table:formula="of:=[.B466]-[.A4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table:formula="of:=[.B467]-[.A4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table:formula="of:=[.B468]-[.A4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table:formula="of:=[.B469]-[.A4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table:formula="of:=[.B470]-[.A4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table:formula="of:=[.B471]-[.A4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table:formula="of:=[.B472]-[.A4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table:formula="of:=[.B473]-[.A4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table:formula="of:=[.B474]-[.A4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table:formula="of:=[.B475]-[.A4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" calcext:value-type="date">
            <text:p>22/03/16 00:00</text:p>
          </table:table-cell>
          <table:table-cell office:value-type="date" office:date-value="2016-03-22T06:00:00" calcext:value-type="date">
            <text:p>22/03/16 06:00</text:p>
          </table:table-cell>
          <table:table-cell office:value-type="date" office:date-value="2016-03-22" calcext:value-type="date">
            <text:p>22/03/16</text:p>
          </table:table-cell>
          <table:table-cell table:formula="of:=[.B476]-[.A4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T18:00:00" calcext:value-type="date">
            <text:p>22/03/16 18:00</text:p>
          </table:table-cell>
          <table:table-cell office:value-type="date" office:date-value="2016-03-23" calcext:value-type="date">
            <text:p>23/03/16 00:00</text:p>
          </table:table-cell>
          <table:table-cell office:value-type="date" office:date-value="2016-03-22" calcext:value-type="date">
            <text:p>22/03/16</text:p>
          </table:table-cell>
          <table:table-cell table:formula="of:=[.B477]-[.A4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table:formula="of:=[.B478]-[.A4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table:formula="of:=[.B479]-[.A4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table:formula="of:=[.B480]-[.A4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table:formula="of:=[.B481]-[.A4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table:formula="of:=[.B482]-[.A4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table:formula="of:=[.B483]-[.A4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table:formula="of:=[.B484]-[.A4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table:formula="of:=[.B485]-[.A4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table:formula="of:=[.B486]-[.A4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table:formula="of:=[.B487]-[.A4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7T06:00:00" calcext:value-type="date">
            <text:p>27/04/16 06:00</text:p>
          </table:table-cell>
          <table:table-cell office:value-type="date" office:date-value="2016-04-27T18:00:00" calcext:value-type="date">
            <text:p>27/04/16 18:00</text:p>
          </table:table-cell>
          <table:table-cell office:value-type="date" office:date-value="2016-04-27" calcext:value-type="date">
            <text:p>27/04/16</text:p>
          </table:table-cell>
          <table:table-cell table:formula="of:=[.B488]-[.A4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9T06:00:00" calcext:value-type="date">
            <text:p>29/04/16 06:00</text:p>
          </table:table-cell>
          <table:table-cell office:value-type="date" office:date-value="2016-04-29T18:00:00" calcext:value-type="date">
            <text:p>29/04/16 18:00</text:p>
          </table:table-cell>
          <table:table-cell office:value-type="date" office:date-value="2016-04-29" calcext:value-type="date">
            <text:p>29/04/16</text:p>
          </table:table-cell>
          <table:table-cell table:formula="of:=[.B489]-[.A4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table:formula="of:=[.B490]-[.A4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table:formula="of:=[.B491]-[.A4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table:formula="of:=[.B492]-[.A4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table:formula="of:=[.B493]-[.A4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table:formula="of:=[.B494]-[.A4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table:formula="of:=[.B495]-[.A4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table:formula="of:=[.B496]-[.A4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table:formula="of:=[.B497]-[.A4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table:formula="of:=[.B498]-[.A4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table:formula="of:=[.B499]-[.A4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table:formula="of:=[.B500]-[.A5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table:formula="of:=[.B501]-[.A5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table:formula="of:=[.B502]-[.A5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table:formula="of:=[.B503]-[.A5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table:formula="of:=[.B504]-[.A5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table:formula="of:=[.B505]-[.A5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table:formula="of:=[.B506]-[.A5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table:formula="of:=[.B507]-[.A5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table:formula="of:=[.B508]-[.A5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table:formula="of:=[.B509]-[.A5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table:formula="of:=[.B510]-[.A5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table:formula="of:=[.B511]-[.A5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table:formula="of:=[.B512]-[.A5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table:formula="of:=[.B513]-[.A5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table:formula="of:=[.B514]-[.A5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table:formula="of:=[.B515]-[.A5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table:formula="of:=[.B516]-[.A5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table:formula="of:=[.B517]-[.A5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table:formula="of:=[.B518]-[.A5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table:formula="of:=[.B519]-[.A519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table:formula="of:=[.B520]-[.A5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table:formula="of:=[.B521]-[.A52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table:formula="of:=[.B522]-[.A52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table:formula="of:=[.B523]-[.A5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table:formula="of:=[.B524]-[.A5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3T06:00:00" calcext:value-type="date">
            <text:p>13/06/16 06:00</text:p>
          </table:table-cell>
          <table:table-cell office:value-type="date" office:date-value="2016-06-13T18:00:00" calcext:value-type="date">
            <text:p>13/06/16 18:00</text:p>
          </table:table-cell>
          <table:table-cell office:value-type="date" office:date-value="2016-06-13" calcext:value-type="date">
            <text:p>13/06/16</text:p>
          </table:table-cell>
          <table:table-cell table:formula="of:=[.B525]-[.A5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4T06:00:00" calcext:value-type="date">
            <text:p>14/06/16 06:00</text:p>
          </table:table-cell>
          <table:table-cell office:value-type="date" office:date-value="2016-06-14T18:00:00" calcext:value-type="date">
            <text:p>14/06/16 18:00</text:p>
          </table:table-cell>
          <table:table-cell office:value-type="date" office:date-value="2016-06-14" calcext:value-type="date">
            <text:p>14/06/16</text:p>
          </table:table-cell>
          <table:table-cell table:formula="of:=[.B526]-[.A5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table:formula="of:=[.B527]-[.A5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table:formula="of:=[.B528]-[.A5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table:formula="of:=[.B529]-[.A5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table:formula="of:=[.B530]-[.A5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table:formula="of:=[.B531]-[.A5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table:formula="of:=[.B532]-[.A5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table:formula="of:=[.B533]-[.A5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table:formula="of:=[.B534]-[.A5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table:formula="of:=[.B535]-[.A5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table:formula="of:=[.B536]-[.A5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table:formula="of:=[.B537]-[.A5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table:formula="of:=[.B538]-[.A5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table:formula="of:=[.B539]-[.A5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table:formula="of:=[.B540]-[.A5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table:formula="of:=[.B541]-[.A5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table:formula="of:=[.B542]-[.A542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7-11T06:00:00" calcext:value-type="date">
            <text:p>11/07/16 06:00</text:p>
          </table:table-cell>
          <table:table-cell office:value-type="date" office:date-value="2016-07-11T18:00:00" calcext:value-type="date">
            <text:p>11/07/16 18:00</text:p>
          </table:table-cell>
          <table:table-cell office:value-type="date" office:date-value="2016-07-11" calcext:value-type="date">
            <text:p>11/07/16</text:p>
          </table:table-cell>
          <table:table-cell table:formula="of:=[.B543]-[.A5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2T06:00:00" calcext:value-type="date">
            <text:p>12/07/16 06:00</text:p>
          </table:table-cell>
          <table:table-cell office:value-type="date" office:date-value="2016-07-12T18:00:00" calcext:value-type="date">
            <text:p>12/07/16 18:00</text:p>
          </table:table-cell>
          <table:table-cell office:value-type="date" office:date-value="2016-07-12" calcext:value-type="date">
            <text:p>12/07/16</text:p>
          </table:table-cell>
          <table:table-cell table:formula="of:=[.B544]-[.A5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table:formula="of:=[.B545]-[.A5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table:formula="of:=[.B546]-[.A5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table:formula="of:=[.B547]-[.A5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table:formula="of:=[.B548]-[.A5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table:formula="of:=[.B549]-[.A5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table:formula="of:=[.B550]-[.A5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table:formula="of:=[.B551]-[.A5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table:formula="of:=[.B552]-[.A5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table:formula="of:=[.B553]-[.A5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table:formula="of:=[.B554]-[.A5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table:formula="of:=[.B555]-[.A5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table:formula="of:=[.B556]-[.A5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table:formula="of:=[.B557]-[.A5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table:formula="of:=[.B558]-[.A5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table:formula="of:=[.B559]-[.A5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table:formula="of:=[.B560]-[.A5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table:formula="of:=[.B561]-[.A5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table:formula="of:=[.B562]-[.A5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table:formula="of:=[.B563]-[.A5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table:formula="of:=[.B564]-[.A5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table:formula="of:=[.B565]-[.A5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table:formula="of:=[.B566]-[.A5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table:formula="of:=[.B567]-[.A5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table:formula="of:=[.B568]-[.A5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table:formula="of:=[.B569]-[.A5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table:formula="of:=[.B570]-[.A5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table:formula="of:=[.B571]-[.A5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table:formula="of:=[.B572]-[.A5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table:formula="of:=[.B573]-[.A5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table:formula="of:=[.B574]-[.A5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table:formula="of:=[.B575]-[.A5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table:formula="of:=[.B576]-[.A5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table:formula="of:=[.B577]-[.A5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table:formula="of:=[.B578]-[.A5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0" calcext:value-type="date">
            <text:p>20/08/16 00:00</text:p>
          </table:table-cell>
          <table:table-cell office:value-type="date" office:date-value="2016-08-20T06:00:00" calcext:value-type="date">
            <text:p>20/08/16 06:00</text:p>
          </table:table-cell>
          <table:table-cell office:value-type="date" office:date-value="2016-08-20" calcext:value-type="date">
            <text:p>20/08/16</text:p>
          </table:table-cell>
          <table:table-cell table:formula="of:=[.B579]-[.A5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table:formula="of:=[.B580]-[.A5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table:formula="of:=[.B581]-[.A5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table:formula="of:=[.B582]-[.A5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table:formula="of:=[.B583]-[.A5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table:formula="of:=[.B584]-[.A5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table:formula="of:=[.B585]-[.A5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1T18:00:00" calcext:value-type="date">
            <text:p>21/08/16 18:00</text:p>
          </table:table-cell>
          <table:table-cell office:value-type="date" office:date-value="2016-08-22" calcext:value-type="date">
            <text:p>22/08/16 00:00</text:p>
          </table:table-cell>
          <table:table-cell office:value-type="date" office:date-value="2016-08-21" calcext:value-type="date">
            <text:p>21/08/16</text:p>
          </table:table-cell>
          <table:table-cell table:formula="of:=[.B586]-[.A5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table:formula="of:=[.B587]-[.A587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table:formula="of:=[.B588]-[.A5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table:formula="of:=[.B589]-[.A5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table:formula="of:=[.B590]-[.A5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table:formula="of:=[.B591]-[.A5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table:formula="of:=[.B592]-[.A5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table:formula="of:=[.B593]-[.A5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table:formula="of:=[.B594]-[.A5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table:formula="of:=[.B595]-[.A5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table:formula="of:=[.B596]-[.A59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table:formula="of:=[.B597]-[.A5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table:formula="of:=[.B598]-[.A5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table:formula="of:=[.B599]-[.A5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table:formula="of:=[.B600]-[.A6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table:formula="of:=[.B601]-[.A6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table:formula="of:=[.B602]-[.A6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table:formula="of:=[.B603]-[.A6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table:formula="of:=[.B604]-[.A6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table:formula="of:=[.B605]-[.A605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table:formula="of:=[.B606]-[.A6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" calcext:value-type="date">
            <text:p>16/10/16 00:00</text:p>
          </table:table-cell>
          <table:table-cell office:value-type="date" office:date-value="2016-10-16T06:00:00" calcext:value-type="date">
            <text:p>16/10/16 06:00</text:p>
          </table:table-cell>
          <table:table-cell office:value-type="date" office:date-value="2016-10-16" calcext:value-type="date">
            <text:p>16/10/16</text:p>
          </table:table-cell>
          <table:table-cell table:formula="of:=[.B607]-[.A6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T18:00:00" calcext:value-type="date">
            <text:p>16/10/16 18:00</text:p>
          </table:table-cell>
          <table:table-cell office:value-type="date" office:date-value="2016-10-17" calcext:value-type="date">
            <text:p>17/10/16 00:00</text:p>
          </table:table-cell>
          <table:table-cell office:value-type="date" office:date-value="2016-10-16" calcext:value-type="date">
            <text:p>16/10/16</text:p>
          </table:table-cell>
          <table:table-cell table:formula="of:=[.B608]-[.A6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table:formula="of:=[.B609]-[.A6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table:formula="of:=[.B610]-[.A6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table:formula="of:=[.B611]-[.A6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table:formula="of:=[.B612]-[.A6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table:formula="of:=[.B613]-[.A6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table:formula="of:=[.B614]-[.A6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table:formula="of:=[.B615]-[.A6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table:formula="of:=[.B616]-[.A6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6T06:00:00" calcext:value-type="date">
            <text:p>16/11/16 06:00</text:p>
          </table:table-cell>
          <table:table-cell office:value-type="date" office:date-value="2016-11-16T18:00:00" calcext:value-type="date">
            <text:p>16/11/16 18:00</text:p>
          </table:table-cell>
          <table:table-cell office:value-type="date" office:date-value="2016-11-16" calcext:value-type="date">
            <text:p>16/11/16</text:p>
          </table:table-cell>
          <table:table-cell table:formula="of:=[.B617]-[.A6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7T06:00:00" calcext:value-type="date">
            <text:p>17/11/16 06:00</text:p>
          </table:table-cell>
          <table:table-cell office:value-type="date" office:date-value="2016-11-17T18:00:00" calcext:value-type="date">
            <text:p>17/11/16 18:00</text:p>
          </table:table-cell>
          <table:table-cell office:value-type="date" office:date-value="2016-11-17" calcext:value-type="date">
            <text:p>17/11/16</text:p>
          </table:table-cell>
          <table:table-cell table:formula="of:=[.B618]-[.A6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table:formula="of:=[.B619]-[.A6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table:formula="of:=[.B620]-[.A6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table:formula="of:=[.B621]-[.A6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table:formula="of:=[.B622]-[.A6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table:formula="of:=[.B623]-[.A6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table:formula="of:=[.B624]-[.A6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table:formula="of:=[.B625]-[.A6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table:formula="of:=[.B626]-[.A6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table:formula="of:=[.B627]-[.A6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table:formula="of:=[.B628]-[.A6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table:formula="of:=[.B629]-[.A6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table:formula="of:=[.B630]-[.A6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table:formula="of:=[.B631]-[.A6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table:formula="of:=[.B632]-[.A6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table:formula="of:=[.B633]-[.A6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table:formula="of:=[.B634]-[.A634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table:formula="of:=[.B635]-[.A6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table:formula="of:=[.B636]-[.A63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table:formula="of:=[.B637]-[.A6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table:formula="of:=[.B638]-[.A638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table:formula="of:=[.B639]-[.A6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table:formula="of:=[.B640]-[.A6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table:formula="of:=[.B641]-[.A6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table:formula="of:=[.B642]-[.A6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table:formula="of:=[.B643]-[.A6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table:formula="of:=[.B644]-[.A6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table:formula="of:=[.B645]-[.A6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table:formula="of:=[.B646]-[.A6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table:formula="of:=[.B647]-[.A6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table:formula="of:=[.B648]-[.A6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table:formula="of:=[.B649]-[.A6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table:formula="of:=[.B650]-[.A6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table:formula="of:=[.B651]-[.A6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table:formula="of:=[.B652]-[.A6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table:formula="of:=[.B653]-[.A6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table:formula="of:=[.B654]-[.A6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table:formula="of:=[.B655]-[.A6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table:formula="of:=[.B656]-[.A6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4T18:00:00" calcext:value-type="date">
            <text:p>24/12/16 18:00</text:p>
          </table:table-cell>
          <table:table-cell office:value-type="date" office:date-value="2016-12-25" calcext:value-type="date">
            <text:p>25/12/16 00:00</text:p>
          </table:table-cell>
          <table:table-cell office:value-type="date" office:date-value="2016-12-24" calcext:value-type="date">
            <text:p>24/12/16</text:p>
          </table:table-cell>
          <table:table-cell table:formula="of:=[.B657]-[.A6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5/12/16 00:00</text:p>
          </table:table-cell>
          <table:table-cell office:value-type="date" office:date-value="2016-12-25T06:00:00" calcext:value-type="date">
            <text:p>25/12/16 06:00</text:p>
          </table:table-cell>
          <table:table-cell office:value-type="date" office:date-value="2016-12-25" calcext:value-type="date">
            <text:p>25/12/16</text:p>
          </table:table-cell>
          <table:table-cell table:formula="of:=[.B658]-[.A6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table:formula="of:=[.B659]-[.A6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table:formula="of:=[.B660]-[.A660]" office:value-type="time" office:time-value="PT06H00M00S" calcext:value-type="time">
            <text:p>06:00:00</text:p>
          </table:table-cell>
          <table:table-cell table:number-columns-repeated="3"/>
        </table:table-row>
      </table:table>
      <table:table table:name="Feuille3" table:style-name="ta1">
        <table:table-column table:style-name="co5" table:default-cell-style-name="ce1"/>
        <table:table-column table:style-name="co6" table:default-cell-style-name="ce1"/>
        <table:table-column table:style-name="co1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heures_travaillée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]-[.A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3]-[.A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4]-[.A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5]-[.A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6]-[.A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7]-[.A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8]-[.A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9]-[.A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0]-[.A1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1]-[.A1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2]-[.A1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3]-[.A1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4]-[.A1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5]-[.A1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6]-[.A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7]-[.A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8]-[.A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9]-[.A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0]-[.A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1]-[.A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2]-[.A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3]-[.A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4]-[.A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5]-[.A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6]-[.A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7]-[.A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8]-[.A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9]-[.A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0]-[.A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1]-[.A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2]-[.A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3]-[.A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4]-[.A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5]-[.A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6]-[.A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7]-[.A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8]-[.A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9]-[.A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0]-[.A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1]-[.A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2]-[.A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3]-[.A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4]-[.A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5]-[.A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6]-[.A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7]-[.A4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8]-[.A4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9]-[.A4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0]-[.A5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1]-[.A5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2]-[.A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3]-[.A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4]-[.A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5]-[.A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6]-[.A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7]-[.A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8]-[.A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9]-[.A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0]-[.A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1]-[.A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2]-[.A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3]-[.A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4]-[.A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5]-[.A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6]-[.A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7]-[.A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8]-[.A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9]-[.A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70]-[.A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1]-[.A7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2]-[.A7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3]-[.A7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4]-[.A7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5]-[.A7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6]-[.A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7]-[.A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8]-[.A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9]-[.A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0]-[.A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1]-[.A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2]-[.A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3]-[.A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4]-[.A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5]-[.A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6]-[.A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7]-[.A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8]-[.A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9]-[.A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0]-[.A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1]-[.A9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2]-[.A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3]-[.A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4]-[.A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5]-[.A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6]-[.A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7]-[.A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8]-[.A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9]-[.A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0]-[.A1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1]-[.A1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2]-[.A1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3]-[.A1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4]-[.A1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5]-[.A1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6]-[.A1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7]-[.A1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8]-[.A1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9]-[.A1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0]-[.A1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1]-[.A1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2]-[.A1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3]-[.A1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4]-[.A1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5]-[.A1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6]-[.A1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7]-[.A1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8]-[.A1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9]-[.A1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0]-[.A1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1]-[.A1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2]-[.A1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3]-[.A1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4]-[.A1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5]-[.A12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6]-[.A1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7]-[.A127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8]-[.A12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9]-[.A129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0]-[.A13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1]-[.A131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2]-[.A13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3]-[.A133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4]-[.A13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5]-[.A135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6]-[.A13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7]-[.A13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8]-[.A13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9]-[.A13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0]-[.A1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1]-[.A1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2]-[.A1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3]-[.A1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4]-[.A1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5]-[.A1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6]-[.A1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7]-[.A1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8]-[.A1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9]-[.A1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0]-[.A1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1]-[.A1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2]-[.A1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3]-[.A1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4]-[.A1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5]-[.A1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6]-[.A1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7]-[.A1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8]-[.A1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9]-[.A1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0]-[.A1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1]-[.A1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2]-[.A1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3]-[.A1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4]-[.A1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5]-[.A1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6]-[.A1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7]-[.A16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8]-[.A168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9]-[.A16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0]-[.A170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1]-[.A17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2]-[.A17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3]-[.A173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4]-[.A17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5]-[.A17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6]-[.A17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7]-[.A17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8]-[.A17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9]-[.A17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0]-[.A1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1]-[.A18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2]-[.A18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3]-[.A18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4]-[.A1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5]-[.A18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6]-[.A1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7]-[.A1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8]-[.A1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9]-[.A1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0]-[.A1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1]-[.A1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2]-[.A1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3]-[.A1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4]-[.A1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5]-[.A19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6]-[.A196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7]-[.A19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8]-[.A19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9]-[.A19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0]-[.A2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1]-[.A2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2]-[.A2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3]-[.A2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4]-[.A2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5]-[.A2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6]-[.A2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7]-[.A2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8]-[.A2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9]-[.A20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0]-[.A21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1]-[.A21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2]-[.A21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3]-[.A2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4]-[.A2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5]-[.A2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6]-[.A2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7]-[.A2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8]-[.A2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9]-[.A2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0]-[.A22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1]-[.A22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2]-[.A22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3]-[.A22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4]-[.A22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5]-[.A22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6]-[.A22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7]-[.A22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8]-[.A22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9]-[.A22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0]-[.A23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1]-[.A23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2]-[.A23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3]-[.A23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4]-[.A2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5]-[.A2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6]-[.A2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7]-[.A2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8]-[.A2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9]-[.A2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0]-[.A2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1]-[.A2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2]-[.A2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3]-[.A2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4]-[.A2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5]-[.A2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6]-[.A2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7]-[.A2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8]-[.A2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9]-[.A2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0]-[.A2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1]-[.A2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2]-[.A25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3]-[.A25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4]-[.A25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5]-[.A25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6]-[.A25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7]-[.A25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8]-[.A25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9]-[.A259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0]-[.A26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1]-[.A26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2]-[.A26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3]-[.A26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4]-[.A2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5]-[.A2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6]-[.A2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7]-[.A26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8]-[.A26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9]-[.A2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0]-[.A2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1]-[.A27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2]-[.A2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3]-[.A2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4]-[.A2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5]-[.A2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6]-[.A2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7]-[.A2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8]-[.A2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9]-[.A2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0]-[.A2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1]-[.A2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2]-[.A2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3]-[.A2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4]-[.A2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5]-[.A2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6]-[.A2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7]-[.A2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8]-[.A2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9]-[.A2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90]-[.A2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1]-[.A2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2]-[.A2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3]-[.A2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4]-[.A2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5]-[.A2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6]-[.A2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7]-[.A2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8]-[.A2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9]-[.A2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0]-[.A3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1]-[.A3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2]-[.A3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3]-[.A30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4]-[.A30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5]-[.A3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6]-[.A3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7]-[.A3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8]-[.A3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9]-[.A3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0]-[.A3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1]-[.A31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2]-[.A3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3]-[.A3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4]-[.A3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5]-[.A3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6]-[.A3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7]-[.A3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8]-[.A3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9]-[.A3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0]-[.A3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1]-[.A3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2]-[.A3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3]-[.A3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4]-[.A3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5]-[.A3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6]-[.A3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7]-[.A3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8]-[.A3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9]-[.A3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0]-[.A3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1]-[.A3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2]-[.A33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3]-[.A3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4]-[.A3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5]-[.A3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6]-[.A3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7]-[.A3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8]-[.A3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9]-[.A3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0]-[.A3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1]-[.A3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2]-[.A3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3]-[.A3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4]-[.A3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5]-[.A3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6]-[.A3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7]-[.A3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8]-[.A3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9]-[.A3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0]-[.A3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1]-[.A3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2]-[.A3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3]-[.A3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4]-[.A3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5]-[.A3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6]-[.A3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7]-[.A3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8]-[.A3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9]-[.A3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0]-[.A3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1]-[.A3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2]-[.A3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3]-[.A3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4]-[.A3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5]-[.A3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6]-[.A3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7]-[.A3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8]-[.A3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9]-[.A3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0]-[.A3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1]-[.A3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2]-[.A37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3]-[.A37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4]-[.A3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5]-[.A3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6]-[.A3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7]-[.A3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8]-[.A3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9]-[.A3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0]-[.A3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1]-[.A3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2]-[.A3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3]-[.A3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4]-[.A3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5]-[.A3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6]-[.A3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7]-[.A3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8]-[.A3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9]-[.A3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0]-[.A3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1]-[.A3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2]-[.A3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3]-[.A3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4]-[.A3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5]-[.A3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6]-[.A3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7]-[.A3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8]-[.A39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9]-[.A39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0]-[.A4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1]-[.A4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2]-[.A4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3]-[.A4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4]-[.A4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5]-[.A4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6]-[.A4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7]-[.A4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8]-[.A4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9]-[.A4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0]-[.A4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1]-[.A4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2]-[.A4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3]-[.A4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4]-[.A4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5]-[.A4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6]-[.A4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7]-[.A4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8]-[.A4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19]-[.A4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0]-[.A42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1]-[.A42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2]-[.A42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3]-[.A4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4]-[.A4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5]-[.A4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6]-[.A4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7]-[.A4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8]-[.A4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9]-[.A4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0]-[.A4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1]-[.A4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2]-[.A4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3]-[.A4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4]-[.A4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5]-[.A4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6]-[.A4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7]-[.A4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8]-[.A4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9]-[.A4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0]-[.A4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1]-[.A4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2]-[.A4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3]-[.A4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4]-[.A4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5]-[.A4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6]-[.A4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7]-[.A4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8]-[.A4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9]-[.A4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50]-[.A4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1]-[.A4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2]-[.A4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3]-[.A4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4]-[.A4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5]-[.A4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6]-[.A4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7]-[.A45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8]-[.A4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9]-[.A4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0]-[.A4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1]-[.A4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2]-[.A4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3]-[.A4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4]-[.A4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5]-[.A4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6]-[.A4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7]-[.A4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8]-[.A4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9]-[.A4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0]-[.A4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1]-[.A4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2]-[.A4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3]-[.A4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4]-[.A4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5]-[.A4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6]-[.A4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7]-[.A4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8]-[.A4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9]-[.A4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0]-[.A4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1]-[.A4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2]-[.A4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3]-[.A4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4]-[.A4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5]-[.A4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6]-[.A4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7]-[.A4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8]-[.A4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9]-[.A4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0]-[.A4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1]-[.A4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2]-[.A4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3]-[.A4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4]-[.A4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5]-[.A4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6]-[.A4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7]-[.A4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8]-[.A4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9]-[.A4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0]-[.A5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1]-[.A5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2]-[.A5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3]-[.A5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4]-[.A5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5]-[.A5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6]-[.A5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7]-[.A5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8]-[.A5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9]-[.A5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0]-[.A510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1]-[.A5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2]-[.A5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3]-[.A5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4]-[.A51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5]-[.A5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6]-[.A5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7]-[.A5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8]-[.A5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9]-[.A5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0]-[.A5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1]-[.A5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2]-[.A5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3]-[.A5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4]-[.A5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5]-[.A5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6]-[.A5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7]-[.A5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8]-[.A5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9]-[.A5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30]-[.A5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1]-[.A5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2]-[.A5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3]-[.A5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4]-[.A5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5]-[.A53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6]-[.A5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7]-[.A5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8]-[.A5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9]-[.A5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0]-[.A5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1]-[.A5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2]-[.A5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3]-[.A5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4]-[.A5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5]-[.A5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6]-[.A5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7]-[.A5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8]-[.A5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9]-[.A5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0]-[.A5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1]-[.A5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2]-[.A5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3]-[.A5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4]-[.A5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5]-[.A5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6]-[.A5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7]-[.A5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8]-[.A5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9]-[.A5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0]-[.A5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1]-[.A5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2]-[.A5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3]-[.A5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4]-[.A5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5]-[.A5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6]-[.A5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7]-[.A5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8]-[.A5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9]-[.A5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0]-[.A5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1]-[.A5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2]-[.A5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3]-[.A5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4]-[.A57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5]-[.A5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6]-[.A5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7]-[.A5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8]-[.A578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79]-[.A5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0]-[.A5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1]-[.A5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2]-[.A5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3]-[.A5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4]-[.A5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5]-[.A58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6]-[.A5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7]-[.A5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8]-[.A5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9]-[.A5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0]-[.A5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1]-[.A5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2]-[.A5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3]-[.A5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4]-[.A59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5]-[.A5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6]-[.A5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7]-[.A5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8]-[.A5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9]-[.A5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0]-[.A6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1]-[.A6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2]-[.A6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3]-[.A6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4]-[.A6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5]-[.A6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6]-[.A6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7]-[.A6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8]-[.A6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09]-[.A6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0]-[.A6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1]-[.A6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2]-[.A6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3]-[.A6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4]-[.A6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5]-[.A6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6]-[.A6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7]-[.A6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8]-[.A6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9]-[.A6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0]-[.A6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1]-[.A6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2]-[.A622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3]-[.A6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4]-[.A6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5]-[.A6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6]-[.A6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7]-[.A6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8]-[.A6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9]-[.A629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30]-[.A6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1]-[.A631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2]-[.A6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3]-[.A6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4]-[.A6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5]-[.A6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6]-[.A6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7]-[.A6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8]-[.A6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9]-[.A6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0]-[.A6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1]-[.A6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2]-[.A6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3]-[.A6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4]-[.A6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5]-[.A6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6]-[.A6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7]-[.A6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8]-[.A6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9]-[.A6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50]-[.A6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1]-[.A6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2]-[.A6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3]-[.A6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4]-[.A6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5]-[.A6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6]-[.A6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7]-[.A6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02T06:00:00" calcext:value-type="date">
            <text:p>02/01/17 06:00</text:p>
          </table:table-cell>
          <table:table-cell office:value-type="date" office:date-value="2017-01-02T18:00:00" calcext:value-type="date">
            <text:p>02/01/17 18:00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8]-[.A6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3T06:00:00" calcext:value-type="date">
            <text:p>03/01/17 06:00</text:p>
          </table:table-cell>
          <table:table-cell office:value-type="date" office:date-value="2017-01-03T18:00:00" calcext:value-type="date">
            <text:p>03/01/17 18:00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9]-[.A65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7T06:00:00" calcext:value-type="date">
            <text:p>07/01/17 06:00</text:p>
          </table:table-cell>
          <table:table-cell office:value-type="date" office:date-value="2017-01-07T18:00:00" calcext:value-type="date">
            <text:p>07/01/17 18:00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0]-[.A66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8T06:00:00" calcext:value-type="date">
            <text:p>08/01/17 06:00</text:p>
          </table:table-cell>
          <table:table-cell office:value-type="date" office:date-value="2017-01-08T18:00:00" calcext:value-type="date">
            <text:p>08/01/17 18:00</text:p>
          </table:table-cell>
          <table:table-cell office:value-type="date" office:date-value="2017-01-08" calcext:value-type="date">
            <text:p>08/01/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6T18:00:00" calcext:value-type="date">
            <text:p>16/01/17 18:00</text:p>
          </table:table-cell>
          <table:table-cell office:value-type="date" office:date-value="2017-01-17" calcext:value-type="date">
            <text:p>17/01/17 00:00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7" calcext:value-type="date">
            <text:p>17/01/17 00:00</text:p>
          </table:table-cell>
          <table:table-cell office:value-type="date" office:date-value="2017-01-17T06:00:00" calcext:value-type="date">
            <text:p>17/01/17 06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7T18:00:00" calcext:value-type="date">
            <text:p>17/01/17 18:00</text:p>
          </table:table-cell>
          <table:table-cell office:value-type="date" office:date-value="2017-01-18" calcext:value-type="date">
            <text:p>18/01/17 00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18" calcext:value-type="date">
            <text:p>18/01/17 00:00</text:p>
          </table:table-cell>
          <table:table-cell office:value-type="date" office:date-value="2017-01-18T06:00:00" calcext:value-type="date">
            <text:p>18/01/17 06:00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1T18:00:00" calcext:value-type="date">
            <text:p>21/01/17 18:00</text:p>
          </table:table-cell>
          <table:table-cell office:value-type="date" office:date-value="2017-01-22" calcext:value-type="date">
            <text:p>22/01/17 00:00</text:p>
          </table:table-cell>
          <table:table-cell office:value-type="date" office:date-value="2017-01-21" calcext:value-type="date">
            <text:p>21/01/17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2" calcext:value-type="date">
            <text:p>22/01/17 00:00</text:p>
          </table:table-cell>
          <table:table-cell office:value-type="date" office:date-value="2017-01-22T06:00:00" calcext:value-type="date">
            <text:p>22/01/17 06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2T18:00:00" calcext:value-type="date">
            <text:p>22/01/17 18:00</text:p>
          </table:table-cell>
          <table:table-cell office:value-type="date" office:date-value="2017-01-23" calcext:value-type="date">
            <text:p>23/01/17 00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3" calcext:value-type="date">
            <text:p>23/01/17 00:00</text:p>
          </table:table-cell>
          <table:table-cell office:value-type="date" office:date-value="2017-01-23T06:00:00" calcext:value-type="date">
            <text:p>23/01/17 06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3T18:00:00" calcext:value-type="date">
            <text:p>23/01/17 18:00</text:p>
          </table:table-cell>
          <table:table-cell office:value-type="date" office:date-value="2017-01-24" calcext:value-type="date">
            <text:p>24/01/17 00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4" calcext:value-type="date">
            <text:p>24/01/17 00:00</text:p>
          </table:table-cell>
          <table:table-cell office:value-type="date" office:date-value="2017-01-24T06:00:00" calcext:value-type="date">
            <text:p>24/01/17 06:00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6T18:00:00" calcext:value-type="date">
            <text:p>26/01/17 18:00</text:p>
          </table:table-cell>
          <table:table-cell office:value-type="date" office:date-value="2017-01-27" calcext:value-type="date">
            <text:p>27/01/17 00:00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7" calcext:value-type="date">
            <text:p>27/01/17 00:00</text:p>
          </table:table-cell>
          <table:table-cell office:value-type="date" office:date-value="2017-01-27T06:00:00" calcext:value-type="date">
            <text:p>27/01/17 06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7T18:00:00" calcext:value-type="date">
            <text:p>27/01/17 18:00</text:p>
          </table:table-cell>
          <table:table-cell office:value-type="date" office:date-value="2017-01-28" calcext:value-type="date">
            <text:p>28/01/17 00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1-28" calcext:value-type="date">
            <text:p>28/01/17 00:00</text:p>
          </table:table-cell>
          <table:table-cell office:value-type="date" office:date-value="2017-01-28T06:00:00" calcext:value-type="date">
            <text:p>28/01/17 06:00</text:p>
          </table:table-cell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2T06:00:00" calcext:value-type="date">
            <text:p>02/02/17 06:00</text:p>
          </table:table-cell>
          <table:table-cell office:value-type="date" office:date-value="2017-02-02T18:00:00" calcext:value-type="date">
            <text:p>02/02/17 18:00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6T06:00:00" calcext:value-type="date">
            <text:p>06/02/17 06:00</text:p>
          </table:table-cell>
          <table:table-cell office:value-type="date" office:date-value="2017-02-06T18:00:00" calcext:value-type="date">
            <text:p>06/02/17 18:00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8T06:00:00" calcext:value-type="date">
            <text:p>08/02/17 06:00</text:p>
          </table:table-cell>
          <table:table-cell office:value-type="date" office:date-value="2017-02-08T18:00:00" calcext:value-type="date">
            <text:p>08/02/17 18:00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09T06:00:00" calcext:value-type="date">
            <text:p>09/02/17 06:00</text:p>
          </table:table-cell>
          <table:table-cell office:value-type="date" office:date-value="2017-02-09T18:00:00" calcext:value-type="date">
            <text:p>09/02/17 18:00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0T06:00:00" calcext:value-type="date">
            <text:p>10/02/17 06:00</text:p>
          </table:table-cell>
          <table:table-cell office:value-type="date" office:date-value="2017-02-10T18:00:00" calcext:value-type="date">
            <text:p>10/02/17 18:00</text:p>
          </table:table-cell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3T18:00:00" calcext:value-type="date">
            <text:p>13/02/17 18:00</text:p>
          </table:table-cell>
          <table:table-cell office:value-type="date" office:date-value="2017-02-14" calcext:value-type="date">
            <text:p>14/02/17 00:00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4" calcext:value-type="date">
            <text:p>14/02/17 00:00</text:p>
          </table:table-cell>
          <table:table-cell office:value-type="date" office:date-value="2017-02-14T06:00:00" calcext:value-type="date">
            <text:p>14/02/17 06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4T18:00:00" calcext:value-type="date">
            <text:p>14/02/17 18:00</text:p>
          </table:table-cell>
          <table:table-cell office:value-type="date" office:date-value="2017-02-15" calcext:value-type="date">
            <text:p>15/02/17 00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5" calcext:value-type="date">
            <text:p>15/02/17 00:00</text:p>
          </table:table-cell>
          <table:table-cell office:value-type="date" office:date-value="2017-02-15T06:00:00" calcext:value-type="date">
            <text:p>15/02/17 06:00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8T18:00:00" calcext:value-type="date">
            <text:p>18/02/17 18:00</text:p>
          </table:table-cell>
          <table:table-cell office:value-type="date" office:date-value="2017-02-19" calcext:value-type="date">
            <text:p>19/02/17 00:00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9" calcext:value-type="date">
            <text:p>19/02/17 00:00</text:p>
          </table:table-cell>
          <table:table-cell office:value-type="date" office:date-value="2017-02-19T06:00:00" calcext:value-type="date">
            <text:p>19/02/17 06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19T18:00:00" calcext:value-type="date">
            <text:p>19/02/17 18:00</text:p>
          </table:table-cell>
          <table:table-cell office:value-type="date" office:date-value="2017-02-20" calcext:value-type="date">
            <text:p>20/02/17 00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0" calcext:value-type="date">
            <text:p>20/02/17 00:00</text:p>
          </table:table-cell>
          <table:table-cell office:value-type="date" office:date-value="2017-02-20T06:00:00" calcext:value-type="date">
            <text:p>20/02/17 06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0T18:00:00" calcext:value-type="date">
            <text:p>20/02/17 18:00</text:p>
          </table:table-cell>
          <table:table-cell office:value-type="date" office:date-value="2017-02-21" calcext:value-type="date">
            <text:p>21/02/17 00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1" calcext:value-type="date">
            <text:p>21/02/17 00:00</text:p>
          </table:table-cell>
          <table:table-cell office:value-type="date" office:date-value="2017-02-21T06:00:00" calcext:value-type="date">
            <text:p>21/02/17 06:00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4T18:00:00" calcext:value-type="date">
            <text:p>24/02/17 18:00</text:p>
          </table:table-cell>
          <table:table-cell office:value-type="date" office:date-value="2017-02-25" calcext:value-type="date">
            <text:p>25/02/17 00:00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5" calcext:value-type="date">
            <text:p>25/02/17 00:00</text:p>
          </table:table-cell>
          <table:table-cell office:value-type="date" office:date-value="2017-02-25T06:00:00" calcext:value-type="date">
            <text:p>25/02/17 06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5T18:00:00" calcext:value-type="date">
            <text:p>25/02/17 18:00</text:p>
          </table:table-cell>
          <table:table-cell office:value-type="date" office:date-value="2017-02-26" calcext:value-type="date">
            <text:p>26/02/17 00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6" calcext:value-type="date">
            <text:p>26/02/17 00:00</text:p>
          </table:table-cell>
          <table:table-cell office:value-type="date" office:date-value="2017-02-26T06:00:00" calcext:value-type="date">
            <text:p>26/02/17 06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6T18:00:00" calcext:value-type="date">
            <text:p>26/02/17 18:00</text:p>
          </table:table-cell>
          <table:table-cell office:value-type="date" office:date-value="2017-02-27" calcext:value-type="date">
            <text:p>27/02/17 00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1T06:00:00" calcext:value-type="date">
            <text:p>01/03/17 06:00</text:p>
          </table:table-cell>
          <table:table-cell office:value-type="date" office:date-value="2017-03-01T18:00:00" calcext:value-type="date">
            <text:p>01/03/17 18:00</text:p>
          </table:table-cell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2T06:00:00" calcext:value-type="date">
            <text:p>02/03/17 06:00</text:p>
          </table:table-cell>
          <table:table-cell office:value-type="date" office:date-value="2017-03-02T18:00:00" calcext:value-type="date">
            <text:p>02/03/17 18:00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2-27" calcext:value-type="date">
            <text:p>27/02/17 00:00</text:p>
          </table:table-cell>
          <table:table-cell office:value-type="date" office:date-value="2017-02-27T06:00:00" calcext:value-type="date">
            <text:p>27/02/17 06:00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8T06:00:00" calcext:value-type="date">
            <text:p>08/03/17 06:00</text:p>
          </table:table-cell>
          <table:table-cell office:value-type="date" office:date-value="2017-03-08T18:00:00" calcext:value-type="date">
            <text:p>08/03/17 18:00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09T06:00:00" calcext:value-type="date">
            <text:p>09/03/17 06:00</text:p>
          </table:table-cell>
          <table:table-cell office:value-type="date" office:date-value="2017-03-09T18:00:00" calcext:value-type="date">
            <text:p>09/03/17 18:0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0T06:00:00" calcext:value-type="date">
            <text:p>10/03/17 06:00</text:p>
          </table:table-cell>
          <table:table-cell office:value-type="date" office:date-value="2017-03-10T18:00:00" calcext:value-type="date">
            <text:p>10/03/17 18:00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8T18:00:00" calcext:value-type="date">
            <text:p>18/03/17 18:00</text:p>
          </table:table-cell>
          <table:table-cell office:value-type="date" office:date-value="2017-03-19" calcext:value-type="date">
            <text:p>19/03/17 00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9" calcext:value-type="date">
            <text:p>19/03/17 00:00</text:p>
          </table:table-cell>
          <table:table-cell office:value-type="date" office:date-value="2017-03-19T06:00:00" calcext:value-type="date">
            <text:p>19/03/17 06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9T18:00:00" calcext:value-type="date">
            <text:p>19/03/17 18:00</text:p>
          </table:table-cell>
          <table:table-cell office:value-type="date" office:date-value="2017-03-20" calcext:value-type="date">
            <text:p>20/03/17 00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7T18:00:00" calcext:value-type="date">
            <text:p>17/03/17 18:00</text:p>
          </table:table-cell>
          <table:table-cell office:value-type="date" office:date-value="2017-03-18" calcext:value-type="date">
            <text:p>18/03/17 00:00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18" calcext:value-type="date">
            <text:p>18/03/17 00:00</text:p>
          </table:table-cell>
          <table:table-cell office:value-type="date" office:date-value="2017-03-18T02:00:00" calcext:value-type="date">
            <text:p>18/03/17 02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0" calcext:value-type="date">
            <text:p>20/03/17 00:00</text:p>
          </table:table-cell>
          <table:table-cell office:value-type="date" office:date-value="2017-03-20T06:00:00" calcext:value-type="date">
            <text:p>20/03/17 06:00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4T18:00:00" calcext:value-type="date">
            <text:p>24/03/17 18:00</text:p>
          </table:table-cell>
          <table:table-cell office:value-type="date" office:date-value="2017-03-25" calcext:value-type="date">
            <text:p>25/03/17 00:00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5" calcext:value-type="date">
            <text:p>25/03/17 00:00</text:p>
          </table:table-cell>
          <table:table-cell office:value-type="date" office:date-value="2017-03-25T06:00:00" calcext:value-type="date">
            <text:p>25/03/17 06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5T18:00:00" calcext:value-type="date">
            <text:p>25/03/17 18:00</text:p>
          </table:table-cell>
          <table:table-cell office:value-type="date" office:date-value="2017-03-26" calcext:value-type="date">
            <text:p>26/03/17 00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6" calcext:value-type="date">
            <text:p>26/03/17 00:00</text:p>
          </table:table-cell>
          <table:table-cell office:value-type="date" office:date-value="2017-03-26T06:00:00" calcext:value-type="date">
            <text:p>26/03/17 06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6T18:00:00" calcext:value-type="date">
            <text:p>26/03/17 18:00</text:p>
          </table:table-cell>
          <table:table-cell office:value-type="date" office:date-value="2017-03-27" calcext:value-type="date">
            <text:p>27/03/17 00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9T06:00:00" calcext:value-type="date">
            <text:p>29/03/17 06:00</text:p>
          </table:table-cell>
          <table:table-cell office:value-type="date" office:date-value="2017-03-29T18:00:00" calcext:value-type="date">
            <text:p>29/03/17 18:00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30T06:00:00" calcext:value-type="date">
            <text:p>30/03/17 06:00</text:p>
          </table:table-cell>
          <table:table-cell office:value-type="date" office:date-value="2017-03-30T18:00:00" calcext:value-type="date">
            <text:p>30/03/17 18:00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31T06:00:00" calcext:value-type="date">
            <text:p>31/03/17 06:00</text:p>
          </table:table-cell>
          <table:table-cell office:value-type="date" office:date-value="2017-03-31T18:00:00" calcext:value-type="date">
            <text:p>31/03/17 18:00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3-27" calcext:value-type="date">
            <text:p>27/03/17 00:00</text:p>
          </table:table-cell>
          <table:table-cell office:value-type="date" office:date-value="2017-03-27T06:00:00" calcext:value-type="date">
            <text:p>27/03/17 06:00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3T06:00:00" calcext:value-type="date">
            <text:p>03/04/17 06:00</text:p>
          </table:table-cell>
          <table:table-cell office:value-type="date" office:date-value="2017-04-03T18:00:00" calcext:value-type="date">
            <text:p>03/04/17 18:0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4T06:00:00" calcext:value-type="date">
            <text:p>04/04/17 06:00</text:p>
          </table:table-cell>
          <table:table-cell office:value-type="date" office:date-value="2017-04-04T18:00:00" calcext:value-type="date">
            <text:p>04/04/17 18:00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6T06:00:00" calcext:value-type="date">
            <text:p>06/04/17 06:00</text:p>
          </table:table-cell>
          <table:table-cell office:value-type="date" office:date-value="2017-04-06T18:00:00" calcext:value-type="date">
            <text:p>06/04/17 18:00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07T06:00:00" calcext:value-type="date">
            <text:p>07/04/17 06:00</text:p>
          </table:table-cell>
          <table:table-cell office:value-type="date" office:date-value="2017-04-07T18:00:00" calcext:value-type="date">
            <text:p>07/04/17 18:00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18T18:00:00" calcext:value-type="date">
            <text:p>18/04/17 18:00</text:p>
          </table:table-cell>
          <table:table-cell office:value-type="date" office:date-value="2017-04-19" calcext:value-type="date">
            <text:p>19/04/17 00:00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19" calcext:value-type="date">
            <text:p>19/04/17 00:00</text:p>
          </table:table-cell>
          <table:table-cell office:value-type="date" office:date-value="2017-04-19T06:00:00" calcext:value-type="date">
            <text:p>19/04/17 06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19T18:00:00" calcext:value-type="date">
            <text:p>19/04/17 18:00</text:p>
          </table:table-cell>
          <table:table-cell office:value-type="date" office:date-value="2017-04-20" calcext:value-type="date">
            <text:p>20/04/17 00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0" calcext:value-type="date">
            <text:p>20/04/17 00:00</text:p>
          </table:table-cell>
          <table:table-cell office:value-type="date" office:date-value="2017-04-20T06:00:00" calcext:value-type="date">
            <text:p>20/04/17 06:00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2T18:00:00" calcext:value-type="date">
            <text:p>22/04/17 18:00</text:p>
          </table:table-cell>
          <table:table-cell office:value-type="date" office:date-value="2017-04-23" calcext:value-type="date">
            <text:p>23/04/17 00:00</text:p>
          </table:table-cell>
          <table:table-cell office:value-type="date" office:date-value="2017-04-22" calcext:value-type="date">
            <text:p>22/04/17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3" calcext:value-type="date">
            <text:p>23/04/17 00:00</text:p>
          </table:table-cell>
          <table:table-cell office:value-type="date" office:date-value="2017-04-23T06:00:00" calcext:value-type="date">
            <text:p>23/04/17 06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3T18:00:00" calcext:value-type="date">
            <text:p>23/04/17 18:00</text:p>
          </table:table-cell>
          <table:table-cell office:value-type="date" office:date-value="2017-04-24" calcext:value-type="date">
            <text:p>24/04/17 00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9" calcext:value-type="date">
            <text:p>29/04/17 00:00</text:p>
          </table:table-cell>
          <table:table-cell office:value-type="date" office:date-value="2017-04-29T06:00:00" calcext:value-type="date">
            <text:p>29/04/17 06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29T18:00:00" calcext:value-type="date">
            <text:p>29/04/17 18:00</text:p>
          </table:table-cell>
          <table:table-cell office:value-type="date" office:date-value="2017-04-30" calcext:value-type="date">
            <text:p>30/04/17 00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30" calcext:value-type="date">
            <text:p>30/04/17 00:00</text:p>
          </table:table-cell>
          <table:table-cell office:value-type="date" office:date-value="2017-04-30T02:00:00" calcext:value-type="date">
            <text:p>30/04/17 02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4-30T18:00:00" calcext:value-type="date">
            <text:p>30/04/17 18:00</text:p>
          </table:table-cell>
          <table:table-cell office:value-type="date" office:date-value="2017-05-01" calcext:value-type="date">
            <text:p>01/05/17 00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4T06:00:00" calcext:value-type="date">
            <text:p>04/05/17 06:00</text:p>
          </table:table-cell>
          <table:table-cell office:value-type="date" office:date-value="2017-05-04T18:00:00" calcext:value-type="date">
            <text:p>04/05/17 18:00</text:p>
          </table:table-cell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5T06:00:00" calcext:value-type="date">
            <text:p>05/05/17 06:00</text:p>
          </table:table-cell>
          <table:table-cell office:value-type="date" office:date-value="2017-05-05T18:00:00" calcext:value-type="date">
            <text:p>05/05/17 18:00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1" calcext:value-type="date">
            <text:p>01/05/17 00:00</text:p>
          </table:table-cell>
          <table:table-cell office:value-type="date" office:date-value="2017-05-01T02:00:00" calcext:value-type="date">
            <text:p>01/05/17 02:00</text:p>
          </table:table-cell>
          <table:table-cell office:value-type="date" office:date-value="2017-05-01" calcext:value-type="date">
            <text:p>01/05/17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08T06:00:00" calcext:value-type="date">
            <text:p>08/05/17 06:00</text:p>
          </table:table-cell>
          <table:table-cell office:value-type="date" office:date-value="2017-05-08T18:00:00" calcext:value-type="date">
            <text:p>08/05/17 18:00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0T06:00:00" calcext:value-type="date">
            <text:p>10/05/17 06:00</text:p>
          </table:table-cell>
          <table:table-cell office:value-type="date" office:date-value="2017-05-10T18:00:00" calcext:value-type="date">
            <text:p>10/05/17 18:0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3T06:00:00" calcext:value-type="date">
            <text:p>13/05/17 06:00</text:p>
          </table:table-cell>
          <table:table-cell office:value-type="date" office:date-value="2017-05-13T18:00:00" calcext:value-type="date">
            <text:p>13/05/17 18:00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4T06:00:00" calcext:value-type="date">
            <text:p>14/05/17 06:00</text:p>
          </table:table-cell>
          <table:table-cell office:value-type="date" office:date-value="2017-05-14T18:00:00" calcext:value-type="date">
            <text:p>14/05/17 18:0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7T18:00:00" calcext:value-type="date">
            <text:p>17/05/17 18:00</text:p>
          </table:table-cell>
          <table:table-cell office:value-type="date" office:date-value="2017-05-18" calcext:value-type="date">
            <text:p>18/05/17 00:00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8" calcext:value-type="date">
            <text:p>18/05/17 00:00</text:p>
          </table:table-cell>
          <table:table-cell office:value-type="date" office:date-value="2017-05-18T06:00:00" calcext:value-type="date">
            <text:p>18/05/17 06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8T18:00:00" calcext:value-type="date">
            <text:p>18/05/17 18:00</text:p>
          </table:table-cell>
          <table:table-cell office:value-type="date" office:date-value="2017-05-19" calcext:value-type="date">
            <text:p>19/05/17 00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19" calcext:value-type="date">
            <text:p>19/05/17 00:00</text:p>
          </table:table-cell>
          <table:table-cell office:value-type="date" office:date-value="2017-05-19T06:00:00" calcext:value-type="date">
            <text:p>19/05/17 06:00</text:p>
          </table:table-cell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0T18:00:00" calcext:value-type="date">
            <text:p>20/05/17 18:00</text:p>
          </table:table-cell>
          <table:table-cell office:value-type="date" office:date-value="2017-05-21" calcext:value-type="date">
            <text:p>21/05/17 00:00</text:p>
          </table:table-cell>
          <table:table-cell office:value-type="date" office:date-value="2017-05-20" calcext:value-type="date">
            <text:p>20/05/17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1" calcext:value-type="date">
            <text:p>21/05/17 00:00</text:p>
          </table:table-cell>
          <table:table-cell office:value-type="date" office:date-value="2017-05-21T06:00:00" calcext:value-type="date">
            <text:p>21/05/17 06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1T18:00:00" calcext:value-type="date">
            <text:p>21/05/17 18:00</text:p>
          </table:table-cell>
          <table:table-cell office:value-type="date" office:date-value="2017-05-22" calcext:value-type="date">
            <text:p>22/05/17 00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4T06:00:00" calcext:value-type="date">
            <text:p>24/05/17 06:00</text:p>
          </table:table-cell>
          <table:table-cell office:value-type="date" office:date-value="2017-05-24T18:00:00" calcext:value-type="date">
            <text:p>24/05/17 18:00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5T06:00:00" calcext:value-type="date">
            <text:p>25/05/17 06:00</text:p>
          </table:table-cell>
          <table:table-cell office:value-type="date" office:date-value="2017-05-25T18:00:00" calcext:value-type="date">
            <text:p>25/05/17 18:00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2" calcext:value-type="date">
            <text:p>22/05/17 00:00</text:p>
          </table:table-cell>
          <table:table-cell office:value-type="date" office:date-value="2017-05-22T06:00:00" calcext:value-type="date">
            <text:p>22/05/17 06:00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4T18:00:00" calcext:value-type="date">
            <text:p>04/06/17 18:00</text:p>
          </table:table-cell>
          <table:table-cell office:value-type="date" office:date-value="2017-06-05" calcext:value-type="date">
            <text:p>05/06/17 00:00</text:p>
          </table:table-cell>
          <table:table-cell office:value-type="date" office:date-value="2017-06-04" calcext:value-type="date">
            <text:p>04/06/17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29T06:00:00" calcext:value-type="date">
            <text:p>29/05/17 06:00</text:p>
          </table:table-cell>
          <table:table-cell office:value-type="date" office:date-value="2017-05-29T18:00:00" calcext:value-type="date">
            <text:p>29/05/17 18:00</text:p>
          </table:table-cell>
          <table:table-cell office:value-type="date" office:date-value="2017-05-29" calcext:value-type="date">
            <text:p>29/05/17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5-30T06:00:00" calcext:value-type="date">
            <text:p>30/05/17 06:00</text:p>
          </table:table-cell>
          <table:table-cell office:value-type="date" office:date-value="2017-05-30T18:00:00" calcext:value-type="date">
            <text:p>30/05/17 18:00</text:p>
          </table:table-cell>
          <table:table-cell office:value-type="date" office:date-value="2017-05-30" calcext:value-type="date">
            <text:p>30/05/17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5" calcext:value-type="date">
            <text:p>05/06/17 00:00</text:p>
          </table:table-cell>
          <table:table-cell office:value-type="date" office:date-value="2017-06-05T02:00:00" calcext:value-type="date">
            <text:p>05/06/17 02:00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7T18:00:00" calcext:value-type="date">
            <text:p>07/06/17 18:00</text:p>
          </table:table-cell>
          <table:table-cell office:value-type="date" office:date-value="2017-06-08" calcext:value-type="date">
            <text:p>08/06/17 00:00</text:p>
          </table:table-cell>
          <table:table-cell office:value-type="date" office:date-value="2017-06-07" calcext:value-type="date">
            <text:p>07/06/17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09" calcext:value-type="date">
            <text:p>09/06/17 00:00</text:p>
          </table:table-cell>
          <table:table-cell office:value-type="date" office:date-value="2017-06-09T06:00:00" calcext:value-type="date">
            <text:p>09/06/17 06:00</text:p>
          </table:table-cell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0T18:00:00" calcext:value-type="date">
            <text:p>10/06/17 18:00</text:p>
          </table:table-cell>
          <table:table-cell office:value-type="date" office:date-value="2017-06-11" calcext:value-type="date">
            <text:p>11/06/17 00:00</text:p>
          </table:table-cell>
          <table:table-cell office:value-type="date" office:date-value="2017-06-10" calcext:value-type="date">
            <text:p>10/06/17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1" calcext:value-type="date">
            <text:p>11/06/17 00:00</text:p>
          </table:table-cell>
          <table:table-cell office:value-type="date" office:date-value="2017-06-11T06:00:00" calcext:value-type="date">
            <text:p>11/06/17 06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1T18:00:00" calcext:value-type="date">
            <text:p>11/06/17 18:00</text:p>
          </table:table-cell>
          <table:table-cell office:value-type="date" office:date-value="2017-06-12" calcext:value-type="date">
            <text:p>12/06/17 00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2" calcext:value-type="date">
            <text:p>12/06/17 00:00</text:p>
          </table:table-cell>
          <table:table-cell office:value-type="date" office:date-value="2017-06-12T06:00:00" calcext:value-type="date">
            <text:p>12/06/17 06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2T18:00:00" calcext:value-type="date">
            <text:p>12/06/17 18:00</text:p>
          </table:table-cell>
          <table:table-cell office:value-type="date" office:date-value="2017-06-13" calcext:value-type="date">
            <text:p>13/06/17 00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3" calcext:value-type="date">
            <text:p>13/06/17 00:00</text:p>
          </table:table-cell>
          <table:table-cell office:value-type="date" office:date-value="2017-06-13T06:00:00" calcext:value-type="date">
            <text:p>13/06/17 06:00</text:p>
          </table:table-cell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6T18:00:00" calcext:value-type="date">
            <text:p>16/06/17 18:00</text:p>
          </table:table-cell>
          <table:table-cell office:value-type="date" office:date-value="2017-06-17" calcext:value-type="date">
            <text:p>17/06/17 00:00</text:p>
          </table:table-cell>
          <table:table-cell office:value-type="date" office:date-value="2017-06-16" calcext:value-type="date">
            <text:p>16/06/17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7" calcext:value-type="date">
            <text:p>17/06/17 00:00</text:p>
          </table:table-cell>
          <table:table-cell office:value-type="date" office:date-value="2017-06-17T06:00:00" calcext:value-type="date">
            <text:p>17/06/17 06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7T18:00:00" calcext:value-type="date">
            <text:p>17/06/17 18:00</text:p>
          </table:table-cell>
          <table:table-cell office:value-type="date" office:date-value="2017-06-18" calcext:value-type="date">
            <text:p>18/06/17 00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8" calcext:value-type="date">
            <text:p>18/06/17 00:00</text:p>
          </table:table-cell>
          <table:table-cell office:value-type="date" office:date-value="2017-06-18T06:00:00" calcext:value-type="date">
            <text:p>18/06/17 06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8T18:00:00" calcext:value-type="date">
            <text:p>18/06/17 18:00</text:p>
          </table:table-cell>
          <table:table-cell office:value-type="date" office:date-value="2017-06-19" calcext:value-type="date">
            <text:p>19/06/17 00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19" calcext:value-type="date">
            <text:p>19/06/17 00:00</text:p>
          </table:table-cell>
          <table:table-cell office:value-type="date" office:date-value="2017-06-19T06:00:00" calcext:value-type="date">
            <text:p>19/06/17 06:00</text:p>
          </table:table-cell>
          <table:table-cell office:value-type="date" office:date-value="2017-06-19" calcext:value-type="date">
            <text:p>19/06/17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21T06:00:00" calcext:value-type="date">
            <text:p>21/06/17 06:00</text:p>
          </table:table-cell>
          <table:table-cell office:value-type="date" office:date-value="2017-06-21T18:00:00" calcext:value-type="date">
            <text:p>21/06/17 18:0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22T06:00:00" calcext:value-type="date">
            <text:p>22/06/17 06:00</text:p>
          </table:table-cell>
          <table:table-cell office:value-type="date" office:date-value="2017-06-22T18:00:00" calcext:value-type="date">
            <text:p>22/06/17 18:00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7-06-23T06:00:00" calcext:value-type="date">
            <text:p>23/06/17 06:00</text:p>
          </table:table-cell>
          <table:table-cell office:value-type="date" office:date-value="2017-06-23T18:00:00" calcext:value-type="date">
            <text:p>23/06/17 18:00</text:p>
          </table:table-cell>
          <table:table-cell office:value-type="date" office:date-value="2017-06-23" calcext:value-type="date">
            <text:p>23/06/17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style-name="Default"/>
        </table:table-row>
      </table:table>
      <table:table table:name="Table dynamique_Feuille3_1" table:style-name="ta1">
        <table:table-column table:style-name="co1" table:default-cell-style-name="ce8"/>
        <table:table-column table:style-name="co1" table:number-columns-repeated="2" table:default-cell-style-name="ce14"/>
        <table:table-column table:style-name="co1" table:default-cell-style-name="ce21"/>
        <table:table-column table:style-name="co1" table:default-cell-style-name="ce25"/>
        <table:table-column table:style-name="co9" table:number-columns-repeated="2" table:default-cell-style-name="Default"/>
        <table:table-column table:style-name="co1" table:default-cell-style-name="ce25"/>
        <table:table-column table:style-name="co1" table:default-cell-style-name="ce27"/>
        <table:table-column table:style-name="co1" table:number-columns-repeated="3" table:default-cell-style-name="ce28"/>
        <table:table-row table:style-name="ro1">
          <table:table-cell table:style-name="ce6" office:value-type="string" calcext:value-type="string">
            <text:p>annee</text:p>
          </table:table-cell>
          <table:table-cell table:style-name="ce12" office:value-type="string" calcext:value-type="string">
            <text:p>mois_date_dernier_jour_semaine</text:p>
          </table:table-cell>
          <table:table-cell table:style-name="ce12" office:value-type="string" calcext:value-type="string">
            <text:p>isoWeek</text:p>
          </table:table-cell>
          <table:table-cell table:style-name="ce19" office:value-type="string" calcext:value-type="string">
            <text:p>Somme - heures_travaillées</text:p>
          </table:table-cell>
          <table:table-cell table:style-name="Default" office:value-type="string" calcext:value-type="string">
            <text:p>Heures 25</text:p>
          </table:table-cell>
          <table:table-cell office:value-type="string" calcext:value-type="string">
            <text:p>déjà payé 25</text:p>
          </table:table-cell>
          <table:table-cell office:value-type="string" calcext:value-type="string">
            <text:p>Payé 25</text:p>
          </table:table-cell>
          <table:table-cell table:style-name="Default" office:value-type="string" calcext:value-type="string">
            <text:p>reste dû 50</text:p>
          </table:table-cell>
          <table:table-cell table:style-name="Default" office:value-type="string" calcext:value-type="string">
            <text:p>reste dû illég.</text:p>
          </table:table-cell>
          <table:table-cell table:style-name="Default" office:value-type="string" calcext:value-type="string">
            <text:p>Eqv 25</text:p>
          </table:table-cell>
          <table:table-cell table:style-name="Default" office:value-type="string" calcext:value-type="string">
            <text:p>Eqv50</text:p>
          </table:table-cell>
          <table:table-cell table:style-name="Default" office:value-type="string" calcext:value-type="string">
            <text:p>eqv tot</text:p>
          </table:table-cell>
        </table:table-row>
        <table:table-row table:style-name="ro1">
          <table:table-cell table:style-name="ce7" office:value-type="string" calcext:value-type="string">
            <text:p>2014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18H00M00S" calcext:value-type="time">
            <text:p>18</text:p>
          </table:table-cell>
          <table:table-cell table:formula="of:=MAX(0;MIN([.D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]-[.F2])" office:value-type="float" office:value="-4" calcext:value-type="float">
            <text:p>-4</text:p>
          </table:table-cell>
          <table:table-cell table:formula="of:=MAX(0;MIN([.D2]*24-43;48-43))" office:value-type="float" office:value="0" calcext:value-type="float">
            <text:p>0</text:p>
          </table:table-cell>
          <table:table-cell table:formula="of:=MAX(0;MIN([.D2]*24-48))" office:value-type="float" office:value="0" calcext:value-type="float">
            <text:p>0</text:p>
          </table:table-cell>
          <table:table-cell table:formula="of:=1.25*[.G2]" office:value-type="float" office:value="-5" calcext:value-type="float">
            <text:p>-5,00</text:p>
          </table:table-cell>
          <table:table-cell table:formula="of:=1.5*([.H2]+[.I2])" office:value-type="float" office:value="0" calcext:value-type="float">
            <text:p>0,00</text:p>
          </table:table-cell>
          <table:table-cell table:formula="of:=[.J2]+[.K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5H59M59.999997905S" calcext:value-type="time">
            <text:p>46</text:p>
          </table:table-cell>
          <table:table-cell table:formula="of:=MAX(0;MIN([.D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]-[.F3])" office:value-type="float" office:value="4" calcext:value-type="float">
            <text:p>4</text:p>
          </table:table-cell>
          <table:table-cell table:formula="of:=MAX(0;MIN([.D3]*24-43;48-43))" office:value-type="float" office:value="2.99999999941792" calcext:value-type="float">
            <text:p>3</text:p>
          </table:table-cell>
          <table:table-cell table:formula="of:=MAX(0;MIN([.D3]*24-48))" office:value-type="float" office:value="0" calcext:value-type="float">
            <text:p>0</text:p>
          </table:table-cell>
          <table:table-cell table:formula="of:=1.25*[.G3]" office:value-type="float" office:value="5" calcext:value-type="float">
            <text:p>5,00</text:p>
          </table:table-cell>
          <table:table-cell table:formula="of:=1.5*([.H3]+[.I3])" office:value-type="float" office:value="4.49999999912689" calcext:value-type="float">
            <text:p>4,50</text:p>
          </table:table-cell>
          <table:table-cell table:formula="of:=[.J3]+[.K3]" office:value-type="float" office:value="9.49999999912689" calcext:value-type="float">
            <text:p>9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42H00M00S" calcext:value-type="time">
            <text:p>42</text:p>
          </table:table-cell>
          <table:table-cell table:formula="of:=MAX(0;MIN([.D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4]-[.F4])" office:value-type="float" office:value="3" calcext:value-type="float">
            <text:p>3</text:p>
          </table:table-cell>
          <table:table-cell table:formula="of:=MAX(0;MIN([.D4]*24-43;48-43))" office:value-type="float" office:value="0" calcext:value-type="float">
            <text:p>0</text:p>
          </table:table-cell>
          <table:table-cell table:formula="of:=MAX(0;MIN([.D4]*24-48))" office:value-type="float" office:value="0" calcext:value-type="float">
            <text:p>0</text:p>
          </table:table-cell>
          <table:table-cell table:formula="of:=1.25*[.G4]" office:value-type="float" office:value="3.75" calcext:value-type="float">
            <text:p>3,75</text:p>
          </table:table-cell>
          <table:table-cell table:formula="of:=1.5*([.H4]+[.I4])" office:value-type="float" office:value="0" calcext:value-type="float">
            <text:p>0,00</text:p>
          </table:table-cell>
          <table:table-cell table:formula="of:=[.J4]+[.K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]-[.F5])" office:value-type="float" office:value="3" calcext:value-type="float">
            <text:p>3</text:p>
          </table:table-cell>
          <table:table-cell table:formula="of:=MAX(0;MIN([.D5]*24-43;48-43))" office:value-type="float" office:value="0" calcext:value-type="float">
            <text:p>0</text:p>
          </table:table-cell>
          <table:table-cell table:formula="of:=MAX(0;MIN([.D5]*24-48))" office:value-type="float" office:value="0" calcext:value-type="float">
            <text:p>0</text:p>
          </table:table-cell>
          <table:table-cell table:formula="of:=1.25*[.G5]" office:value-type="float" office:value="3.75" calcext:value-type="float">
            <text:p>3,75</text:p>
          </table:table-cell>
          <table:table-cell table:formula="of:=1.5*([.H5]+[.I5])" office:value-type="float" office:value="0" calcext:value-type="float">
            <text:p>0,00</text:p>
          </table:table-cell>
          <table:table-cell table:formula="of:=[.J5]+[.K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6]-[.F6])" office:value-type="float" office:value="3" calcext:value-type="float">
            <text:p>3</text:p>
          </table:table-cell>
          <table:table-cell table:formula="of:=MAX(0;MIN([.D6]*24-43;48-43))" office:value-type="float" office:value="0" calcext:value-type="float">
            <text:p>0</text:p>
          </table:table-cell>
          <table:table-cell table:formula="of:=MAX(0;MIN([.D6]*24-48))" office:value-type="float" office:value="0" calcext:value-type="float">
            <text:p>0</text:p>
          </table:table-cell>
          <table:table-cell table:formula="of:=1.25*[.G6]" office:value-type="float" office:value="3.75" calcext:value-type="float">
            <text:p>3,75</text:p>
          </table:table-cell>
          <table:table-cell table:formula="of:=1.5*([.H6]+[.I6])" office:value-type="float" office:value="0" calcext:value-type="float">
            <text:p>0,00</text:p>
          </table:table-cell>
          <table:table-cell table:formula="of:=[.J6]+[.K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54H00M00S" calcext:value-type="time">
            <text:p>54</text:p>
          </table:table-cell>
          <table:table-cell table:formula="of:=MAX(0;MIN([.D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7]-[.F7])" office:value-type="float" office:value="4" calcext:value-type="float">
            <text:p>4</text:p>
          </table:table-cell>
          <table:table-cell table:formula="of:=MAX(0;MIN([.D7]*24-43;48-43))" office:value-type="float" office:value="5" calcext:value-type="float">
            <text:p>5</text:p>
          </table:table-cell>
          <table:table-cell table:formula="of:=MAX(0;MIN([.D7]*24-48))" office:value-type="float" office:value="6" calcext:value-type="float">
            <text:p>6</text:p>
          </table:table-cell>
          <table:table-cell table:formula="of:=1.25*[.G7]" office:value-type="float" office:value="5" calcext:value-type="float">
            <text:p>5,00</text:p>
          </table:table-cell>
          <table:table-cell table:formula="of:=1.5*([.H7]+[.I7])" office:value-type="float" office:value="16.5" calcext:value-type="float">
            <text:p>16,50</text:p>
          </table:table-cell>
          <table:table-cell table:formula="of:=[.J7]+[.K7]" office:value-type="float" office:value="21.5" calcext:value-type="float">
            <text:p>21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48H00M00S" calcext:value-type="time">
            <text:p>48</text:p>
          </table:table-cell>
          <table:table-cell table:formula="of:=MAX(0;MIN([.D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]-[.F8])" office:value-type="float" office:value="4" calcext:value-type="float">
            <text:p>4</text:p>
          </table:table-cell>
          <table:table-cell table:formula="of:=MAX(0;MIN([.D8]*24-43;48-43))" office:value-type="float" office:value="5" calcext:value-type="float">
            <text:p>5</text:p>
          </table:table-cell>
          <table:table-cell table:formula="of:=MAX(0;MIN([.D8]*24-48))" office:value-type="float" office:value="0" calcext:value-type="float">
            <text:p>0</text:p>
          </table:table-cell>
          <table:table-cell table:formula="of:=1.25*[.G8]" office:value-type="float" office:value="5" calcext:value-type="float">
            <text:p>5,00</text:p>
          </table:table-cell>
          <table:table-cell table:formula="of:=1.5*([.H8]+[.I8])" office:value-type="float" office:value="7.5" calcext:value-type="float">
            <text:p>7,50</text:p>
          </table:table-cell>
          <table:table-cell table:formula="of:=[.J8]+[.K8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22" office:value-type="time" office:time-value="PT12H00M00S" calcext:value-type="time">
            <text:p>12</text:p>
          </table:table-cell>
          <table:table-cell table:formula="of:=MAX(0;MIN([.D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]-[.F9])" office:value-type="float" office:value="-4" calcext:value-type="float">
            <text:p>-4</text:p>
          </table:table-cell>
          <table:table-cell table:formula="of:=MAX(0;MIN([.D9]*24-43;48-43))" office:value-type="float" office:value="0" calcext:value-type="float">
            <text:p>0</text:p>
          </table:table-cell>
          <table:table-cell table:formula="of:=MAX(0;MIN([.D9]*24-48))" office:value-type="float" office:value="0" calcext:value-type="float">
            <text:p>0</text:p>
          </table:table-cell>
          <table:table-cell table:formula="of:=1.25*[.G9]" office:value-type="float" office:value="-5" calcext:value-type="float">
            <text:p>-5,00</text:p>
          </table:table-cell>
          <table:table-cell table:formula="of:=1.5*([.H9]+[.I9])" office:value-type="float" office:value="0" calcext:value-type="float">
            <text:p>0,00</text:p>
          </table:table-cell>
          <table:table-cell table:formula="of:=[.J9]+[.K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10]*24-35;43-35))" office:value-type="float" office:value="5.00000000029104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]-[.F10])" office:value-type="float" office:value="1" calcext:value-type="float">
            <text:p>1</text:p>
          </table:table-cell>
          <table:table-cell table:formula="of:=MAX(0;MIN([.D10]*24-43;48-43))" office:value-type="float" office:value="0" calcext:value-type="float">
            <text:p>0</text:p>
          </table:table-cell>
          <table:table-cell table:formula="of:=MAX(0;MIN([.D10]*24-48))" office:value-type="float" office:value="0" calcext:value-type="float">
            <text:p>0</text:p>
          </table:table-cell>
          <table:table-cell table:formula="of:=1.25*[.G10]" office:value-type="float" office:value="1.25" calcext:value-type="float">
            <text:p>1,25</text:p>
          </table:table-cell>
          <table:table-cell table:formula="of:=1.5*([.H10]+[.I10])" office:value-type="float" office:value="0" calcext:value-type="float">
            <text:p>0,00</text:p>
          </table:table-cell>
          <table:table-cell table:formula="of:=[.J10]+[.K10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24H00M00S" calcext:value-type="time">
            <text:p>24</text:p>
          </table:table-cell>
          <table:table-cell table:formula="of:=MAX(0;MIN([.D1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]-[.F11])" office:value-type="float" office:value="-4" calcext:value-type="float">
            <text:p>-4</text:p>
          </table:table-cell>
          <table:table-cell table:formula="of:=MAX(0;MIN([.D11]*24-43;48-43))" office:value-type="float" office:value="0" calcext:value-type="float">
            <text:p>0</text:p>
          </table:table-cell>
          <table:table-cell table:formula="of:=MAX(0;MIN([.D11]*24-48))" office:value-type="float" office:value="0" calcext:value-type="float">
            <text:p>0</text:p>
          </table:table-cell>
          <table:table-cell table:formula="of:=1.25*[.G11]" office:value-type="float" office:value="-5" calcext:value-type="float">
            <text:p>-5,00</text:p>
          </table:table-cell>
          <table:table-cell table:formula="of:=1.5*([.H11]+[.I11])" office:value-type="float" office:value="0" calcext:value-type="float">
            <text:p>0,00</text:p>
          </table:table-cell>
          <table:table-cell table:formula="of:=[.J11]+[.K1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36H00M00S" calcext:value-type="time">
            <text:p>36</text:p>
          </table:table-cell>
          <table:table-cell table:formula="of:=MAX(0;MIN([.D1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]-[.F12])" office:value-type="float" office:value="-3" calcext:value-type="float">
            <text:p>-3</text:p>
          </table:table-cell>
          <table:table-cell table:formula="of:=MAX(0;MIN([.D12]*24-43;48-43))" office:value-type="float" office:value="0" calcext:value-type="float">
            <text:p>0</text:p>
          </table:table-cell>
          <table:table-cell table:formula="of:=MAX(0;MIN([.D12]*24-48))" office:value-type="float" office:value="0" calcext:value-type="float">
            <text:p>0</text:p>
          </table:table-cell>
          <table:table-cell table:formula="of:=1.25*[.G12]" office:value-type="float" office:value="-3.75" calcext:value-type="float">
            <text:p>-3,75</text:p>
          </table:table-cell>
          <table:table-cell table:formula="of:=1.5*([.H12]+[.I12])" office:value-type="float" office:value="0" calcext:value-type="float">
            <text:p>0,00</text:p>
          </table:table-cell>
          <table:table-cell table:formula="of:=[.J12]+[.K1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42H00M00S" calcext:value-type="time">
            <text:p>42</text:p>
          </table:table-cell>
          <table:table-cell table:formula="of:=MAX(0;MIN([.D1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]-[.F13])" office:value-type="float" office:value="3" calcext:value-type="float">
            <text:p>3</text:p>
          </table:table-cell>
          <table:table-cell table:formula="of:=MAX(0;MIN([.D13]*24-43;48-43))" office:value-type="float" office:value="0" calcext:value-type="float">
            <text:p>0</text:p>
          </table:table-cell>
          <table:table-cell table:formula="of:=MAX(0;MIN([.D13]*24-48))" office:value-type="float" office:value="0" calcext:value-type="float">
            <text:p>0</text:p>
          </table:table-cell>
          <table:table-cell table:formula="of:=1.25*[.G13]" office:value-type="float" office:value="3.75" calcext:value-type="float">
            <text:p>3,75</text:p>
          </table:table-cell>
          <table:table-cell table:formula="of:=1.5*([.H13]+[.I13])" office:value-type="float" office:value="0" calcext:value-type="float">
            <text:p>0,00</text:p>
          </table:table-cell>
          <table:table-cell table:formula="of:=[.J13]+[.K1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3" calcext:value-type="float">
            <text:p>1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]-[.F14])" office:value-type="float" office:value="3" calcext:value-type="float">
            <text:p>3</text:p>
          </table:table-cell>
          <table:table-cell table:formula="of:=MAX(0;MIN([.D14]*24-43;48-43))" office:value-type="float" office:value="0" calcext:value-type="float">
            <text:p>0</text:p>
          </table:table-cell>
          <table:table-cell table:formula="of:=MAX(0;MIN([.D14]*24-48))" office:value-type="float" office:value="0" calcext:value-type="float">
            <text:p>0</text:p>
          </table:table-cell>
          <table:table-cell table:formula="of:=1.25*[.G14]" office:value-type="float" office:value="3.75" calcext:value-type="float">
            <text:p>3,75</text:p>
          </table:table-cell>
          <table:table-cell table:formula="of:=1.5*([.H14]+[.I14])" office:value-type="float" office:value="0" calcext:value-type="float">
            <text:p>0,00</text:p>
          </table:table-cell>
          <table:table-cell table:formula="of:=[.J14]+[.K1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4" calcext:value-type="float">
            <text:p>14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15]*24-35;43-35))" office:value-type="float" office:value="5.00000000029104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]-[.F15])" office:value-type="float" office:value="1" calcext:value-type="float">
            <text:p>1</text:p>
          </table:table-cell>
          <table:table-cell table:formula="of:=MAX(0;MIN([.D15]*24-43;48-43))" office:value-type="float" office:value="0" calcext:value-type="float">
            <text:p>0</text:p>
          </table:table-cell>
          <table:table-cell table:formula="of:=MAX(0;MIN([.D15]*24-48))" office:value-type="float" office:value="0" calcext:value-type="float">
            <text:p>0</text:p>
          </table:table-cell>
          <table:table-cell table:formula="of:=1.25*[.G15]" office:value-type="float" office:value="1.25" calcext:value-type="float">
            <text:p>1,25</text:p>
          </table:table-cell>
          <table:table-cell table:formula="of:=1.5*([.H15]+[.I15])" office:value-type="float" office:value="0" calcext:value-type="float">
            <text:p>0,00</text:p>
          </table:table-cell>
          <table:table-cell table:formula="of:=[.J15]+[.K15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24H00M00S" calcext:value-type="time">
            <text:p>24</text:p>
          </table:table-cell>
          <table:table-cell table:formula="of:=MAX(0;MIN([.D1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]-[.F16])" office:value-type="float" office:value="-4" calcext:value-type="float">
            <text:p>-4</text:p>
          </table:table-cell>
          <table:table-cell table:formula="of:=MAX(0;MIN([.D16]*24-43;48-43))" office:value-type="float" office:value="0" calcext:value-type="float">
            <text:p>0</text:p>
          </table:table-cell>
          <table:table-cell table:formula="of:=MAX(0;MIN([.D16]*24-48))" office:value-type="float" office:value="0" calcext:value-type="float">
            <text:p>0</text:p>
          </table:table-cell>
          <table:table-cell table:formula="of:=1.25*[.G16]" office:value-type="float" office:value="-5" calcext:value-type="float">
            <text:p>-5,00</text:p>
          </table:table-cell>
          <table:table-cell table:formula="of:=1.5*([.H16]+[.I16])" office:value-type="float" office:value="0" calcext:value-type="float">
            <text:p>0,00</text:p>
          </table:table-cell>
          <table:table-cell table:formula="of:=[.J16]+[.K1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7]-[.F17])" office:value-type="float" office:value="-3" calcext:value-type="float">
            <text:p>-3</text:p>
          </table:table-cell>
          <table:table-cell table:formula="of:=MAX(0;MIN([.D17]*24-43;48-43))" office:value-type="float" office:value="0" calcext:value-type="float">
            <text:p>0</text:p>
          </table:table-cell>
          <table:table-cell table:formula="of:=MAX(0;MIN([.D17]*24-48))" office:value-type="float" office:value="0" calcext:value-type="float">
            <text:p>0</text:p>
          </table:table-cell>
          <table:table-cell table:formula="of:=1.25*[.G17]" office:value-type="float" office:value="-3.75" calcext:value-type="float">
            <text:p>-3,75</text:p>
          </table:table-cell>
          <table:table-cell table:formula="of:=1.5*([.H17]+[.I17])" office:value-type="float" office:value="0" calcext:value-type="float">
            <text:p>0,00</text:p>
          </table:table-cell>
          <table:table-cell table:formula="of:=[.J17]+[.K17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22" office:value-type="time" office:time-value="PT18H00M00S" calcext:value-type="time">
            <text:p>18</text:p>
          </table:table-cell>
          <table:table-cell table:formula="of:=MAX(0;MIN([.D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8]-[.F18])" office:value-type="float" office:value="-4" calcext:value-type="float">
            <text:p>-4</text:p>
          </table:table-cell>
          <table:table-cell table:formula="of:=MAX(0;MIN([.D18]*24-43;48-43))" office:value-type="float" office:value="0" calcext:value-type="float">
            <text:p>0</text:p>
          </table:table-cell>
          <table:table-cell table:formula="of:=MAX(0;MIN([.D18]*24-48))" office:value-type="float" office:value="0" calcext:value-type="float">
            <text:p>0</text:p>
          </table:table-cell>
          <table:table-cell table:formula="of:=1.25*[.G18]" office:value-type="float" office:value="-5" calcext:value-type="float">
            <text:p>-5,00</text:p>
          </table:table-cell>
          <table:table-cell table:formula="of:=1.5*([.H18]+[.I18])" office:value-type="float" office:value="0" calcext:value-type="float">
            <text:p>0,00</text:p>
          </table:table-cell>
          <table:table-cell table:formula="of:=[.J18]+[.K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8" calcext:value-type="float">
            <text:p>18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9]-[.F19])" office:value-type="float" office:value="3" calcext:value-type="float">
            <text:p>3</text:p>
          </table:table-cell>
          <table:table-cell table:formula="of:=MAX(0;MIN([.D19]*24-43;48-43))" office:value-type="float" office:value="0" calcext:value-type="float">
            <text:p>0</text:p>
          </table:table-cell>
          <table:table-cell table:formula="of:=MAX(0;MIN([.D19]*24-48))" office:value-type="float" office:value="0" calcext:value-type="float">
            <text:p>0</text:p>
          </table:table-cell>
          <table:table-cell table:formula="of:=1.25*[.G19]" office:value-type="float" office:value="3.75" calcext:value-type="float">
            <text:p>3,75</text:p>
          </table:table-cell>
          <table:table-cell table:formula="of:=1.5*([.H19]+[.I19])" office:value-type="float" office:value="0" calcext:value-type="float">
            <text:p>0,00</text:p>
          </table:table-cell>
          <table:table-cell table:formula="of:=[.J19]+[.K19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36H00M00S" calcext:value-type="time">
            <text:p>36</text:p>
          </table:table-cell>
          <table:table-cell table:formula="of:=MAX(0;MIN([.D2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20]-[.F20])" office:value-type="float" office:value="-3" calcext:value-type="float">
            <text:p>-3</text:p>
          </table:table-cell>
          <table:table-cell table:formula="of:=MAX(0;MIN([.D20]*24-43;48-43))" office:value-type="float" office:value="0" calcext:value-type="float">
            <text:p>0</text:p>
          </table:table-cell>
          <table:table-cell table:formula="of:=MAX(0;MIN([.D20]*24-48))" office:value-type="float" office:value="0" calcext:value-type="float">
            <text:p>0</text:p>
          </table:table-cell>
          <table:table-cell table:formula="of:=1.25*[.G20]" office:value-type="float" office:value="-3.75" calcext:value-type="float">
            <text:p>-3,75</text:p>
          </table:table-cell>
          <table:table-cell table:formula="of:=1.5*([.H20]+[.I20])" office:value-type="float" office:value="0" calcext:value-type="float">
            <text:p>0,00</text:p>
          </table:table-cell>
          <table:table-cell table:formula="of:=[.J20]+[.K20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22" office:value-type="time" office:time-value="PT32H00M00.00000021S" calcext:value-type="time">
            <text:p>32</text:p>
          </table:table-cell>
          <table:table-cell table:formula="of:=MAX(0;MIN([.D2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1]-[.F21])" office:value-type="float" office:value="-4" calcext:value-type="float">
            <text:p>-4</text:p>
          </table:table-cell>
          <table:table-cell table:formula="of:=MAX(0;MIN([.D21]*24-43;48-43))" office:value-type="float" office:value="0" calcext:value-type="float">
            <text:p>0</text:p>
          </table:table-cell>
          <table:table-cell table:formula="of:=MAX(0;MIN([.D21]*24-48))" office:value-type="float" office:value="0" calcext:value-type="float">
            <text:p>0</text:p>
          </table:table-cell>
          <table:table-cell table:formula="of:=1.25*[.G21]" office:value-type="float" office:value="-5" calcext:value-type="float">
            <text:p>-5,00</text:p>
          </table:table-cell>
          <table:table-cell table:formula="of:=1.5*([.H21]+[.I21])" office:value-type="float" office:value="0" calcext:value-type="float">
            <text:p>0,00</text:p>
          </table:table-cell>
          <table:table-cell table:formula="of:=[.J21]+[.K21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22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22]-[.F22])" office:value-type="float" office:value="4" calcext:value-type="float">
            <text:p>4</text:p>
          </table:table-cell>
          <table:table-cell table:formula="of:=MAX(0;MIN([.D22]*24-43;48-43))" office:value-type="float" office:value="5" calcext:value-type="float">
            <text:p>5</text:p>
          </table:table-cell>
          <table:table-cell table:formula="of:=MAX(0;MIN([.D22]*24-48))" office:value-type="float" office:value="0" calcext:value-type="float">
            <text:p>0</text:p>
          </table:table-cell>
          <table:table-cell table:formula="of:=1.25*[.G22]" office:value-type="float" office:value="5" calcext:value-type="float">
            <text:p>5,00</text:p>
          </table:table-cell>
          <table:table-cell table:formula="of:=1.5*([.H22]+[.I22])" office:value-type="float" office:value="7.5" calcext:value-type="float">
            <text:p>7,50</text:p>
          </table:table-cell>
          <table:table-cell table:formula="of:=[.J22]+[.K22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36H00M00S" calcext:value-type="time">
            <text:p>36</text:p>
          </table:table-cell>
          <table:table-cell table:formula="of:=MAX(0;MIN([.D2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23]-[.F23])" office:value-type="float" office:value="-3" calcext:value-type="float">
            <text:p>-3</text:p>
          </table:table-cell>
          <table:table-cell table:formula="of:=MAX(0;MIN([.D23]*24-43;48-43))" office:value-type="float" office:value="0" calcext:value-type="float">
            <text:p>0</text:p>
          </table:table-cell>
          <table:table-cell table:formula="of:=MAX(0;MIN([.D23]*24-48))" office:value-type="float" office:value="0" calcext:value-type="float">
            <text:p>0</text:p>
          </table:table-cell>
          <table:table-cell table:formula="of:=1.25*[.G23]" office:value-type="float" office:value="-3.75" calcext:value-type="float">
            <text:p>-3,75</text:p>
          </table:table-cell>
          <table:table-cell table:formula="of:=1.5*([.H23]+[.I23])" office:value-type="float" office:value="0" calcext:value-type="float">
            <text:p>0,00</text:p>
          </table:table-cell>
          <table:table-cell table:formula="of:=[.J23]+[.K2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0H00M00S" calcext:value-type="time">
            <text:p>30</text:p>
          </table:table-cell>
          <table:table-cell table:formula="of:=MAX(0;MIN([.D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4]-[.F24])" office:value-type="float" office:value="-4" calcext:value-type="float">
            <text:p>-4</text:p>
          </table:table-cell>
          <table:table-cell table:formula="of:=MAX(0;MIN([.D24]*24-43;48-43))" office:value-type="float" office:value="0" calcext:value-type="float">
            <text:p>0</text:p>
          </table:table-cell>
          <table:table-cell table:formula="of:=MAX(0;MIN([.D24]*24-48))" office:value-type="float" office:value="0" calcext:value-type="float">
            <text:p>0</text:p>
          </table:table-cell>
          <table:table-cell table:formula="of:=1.25*[.G24]" office:value-type="float" office:value="-5" calcext:value-type="float">
            <text:p>-5,00</text:p>
          </table:table-cell>
          <table:table-cell table:formula="of:=1.5*([.H24]+[.I24])" office:value-type="float" office:value="0" calcext:value-type="float">
            <text:p>0,00</text:p>
          </table:table-cell>
          <table:table-cell table:formula="of:=[.J24]+[.K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6" calcext:value-type="float">
            <text:p>2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2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5]-[.F25])" office:value-type="float" office:value="3" calcext:value-type="float">
            <text:p>3</text:p>
          </table:table-cell>
          <table:table-cell table:formula="of:=MAX(0;MIN([.D25]*24-43;48-43))" office:value-type="float" office:value="0" calcext:value-type="float">
            <text:p>0</text:p>
          </table:table-cell>
          <table:table-cell table:formula="of:=MAX(0;MIN([.D25]*24-48))" office:value-type="float" office:value="0" calcext:value-type="float">
            <text:p>0</text:p>
          </table:table-cell>
          <table:table-cell table:formula="of:=1.25*[.G25]" office:value-type="float" office:value="3.75" calcext:value-type="float">
            <text:p>3,75</text:p>
          </table:table-cell>
          <table:table-cell table:formula="of:=1.5*([.H25]+[.I25])" office:value-type="float" office:value="0" calcext:value-type="float">
            <text:p>0,00</text:p>
          </table:table-cell>
          <table:table-cell table:formula="of:=[.J25]+[.K2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7" calcext:value-type="float">
            <text:p>27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2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6]-[.F26])" office:value-type="float" office:value="3" calcext:value-type="float">
            <text:p>3</text:p>
          </table:table-cell>
          <table:table-cell table:formula="of:=MAX(0;MIN([.D26]*24-43;48-43))" office:value-type="float" office:value="0" calcext:value-type="float">
            <text:p>0</text:p>
          </table:table-cell>
          <table:table-cell table:formula="of:=MAX(0;MIN([.D26]*24-48))" office:value-type="float" office:value="0" calcext:value-type="float">
            <text:p>0</text:p>
          </table:table-cell>
          <table:table-cell table:formula="of:=1.25*[.G26]" office:value-type="float" office:value="3.75" calcext:value-type="float">
            <text:p>3,75</text:p>
          </table:table-cell>
          <table:table-cell table:formula="of:=1.5*([.H26]+[.I26])" office:value-type="float" office:value="0" calcext:value-type="float">
            <text:p>0,00</text:p>
          </table:table-cell>
          <table:table-cell table:formula="of:=[.J26]+[.K2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27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7]-[.F27])" office:value-type="float" office:value="3" calcext:value-type="float">
            <text:p>3</text:p>
          </table:table-cell>
          <table:table-cell table:formula="of:=MAX(0;MIN([.D27]*24-43;48-43))" office:value-type="float" office:value="0" calcext:value-type="float">
            <text:p>0</text:p>
          </table:table-cell>
          <table:table-cell table:formula="of:=MAX(0;MIN([.D27]*24-48))" office:value-type="float" office:value="0" calcext:value-type="float">
            <text:p>0</text:p>
          </table:table-cell>
          <table:table-cell table:formula="of:=1.25*[.G27]" office:value-type="float" office:value="3.75" calcext:value-type="float">
            <text:p>3,75</text:p>
          </table:table-cell>
          <table:table-cell table:formula="of:=1.5*([.H27]+[.I27])" office:value-type="float" office:value="0" calcext:value-type="float">
            <text:p>0,00</text:p>
          </table:table-cell>
          <table:table-cell table:formula="of:=[.J27]+[.K27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9H00M00.00000021S" calcext:value-type="time">
            <text:p>29</text:p>
          </table:table-cell>
          <table:table-cell table:formula="of:=MAX(0;MIN([.D2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8]-[.F28])" office:value-type="float" office:value="-4" calcext:value-type="float">
            <text:p>-4</text:p>
          </table:table-cell>
          <table:table-cell table:formula="of:=MAX(0;MIN([.D28]*24-43;48-43))" office:value-type="float" office:value="0" calcext:value-type="float">
            <text:p>0</text:p>
          </table:table-cell>
          <table:table-cell table:formula="of:=MAX(0;MIN([.D28]*24-48))" office:value-type="float" office:value="0" calcext:value-type="float">
            <text:p>0</text:p>
          </table:table-cell>
          <table:table-cell table:formula="of:=1.25*[.G28]" office:value-type="float" office:value="-5" calcext:value-type="float">
            <text:p>-5,00</text:p>
          </table:table-cell>
          <table:table-cell table:formula="of:=1.5*([.H28]+[.I28])" office:value-type="float" office:value="0" calcext:value-type="float">
            <text:p>0,00</text:p>
          </table:table-cell>
          <table:table-cell table:formula="of:=[.J28]+[.K2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30H59M59.99999979S" calcext:value-type="time">
            <text:p>31</text:p>
          </table:table-cell>
          <table:table-cell table:formula="of:=MAX(0;MIN([.D2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9]-[.F29])" office:value-type="float" office:value="-4" calcext:value-type="float">
            <text:p>-4</text:p>
          </table:table-cell>
          <table:table-cell table:formula="of:=MAX(0;MIN([.D29]*24-43;48-43))" office:value-type="float" office:value="0" calcext:value-type="float">
            <text:p>0</text:p>
          </table:table-cell>
          <table:table-cell table:formula="of:=MAX(0;MIN([.D29]*24-48))" office:value-type="float" office:value="0" calcext:value-type="float">
            <text:p>0</text:p>
          </table:table-cell>
          <table:table-cell table:formula="of:=1.25*[.G29]" office:value-type="float" office:value="-5" calcext:value-type="float">
            <text:p>-5,00</text:p>
          </table:table-cell>
          <table:table-cell table:formula="of:=1.5*([.H29]+[.I29])" office:value-type="float" office:value="0" calcext:value-type="float">
            <text:p>0,00</text:p>
          </table:table-cell>
          <table:table-cell table:formula="of:=[.J29]+[.K2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24H00M00.000000629S" calcext:value-type="time">
            <text:p>24</text:p>
          </table:table-cell>
          <table:table-cell table:formula="of:=MAX(0;MIN([.D3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0]-[.F30])" office:value-type="float" office:value="-4" calcext:value-type="float">
            <text:p>-4</text:p>
          </table:table-cell>
          <table:table-cell table:formula="of:=MAX(0;MIN([.D30]*24-43;48-43))" office:value-type="float" office:value="0" calcext:value-type="float">
            <text:p>0</text:p>
          </table:table-cell>
          <table:table-cell table:formula="of:=MAX(0;MIN([.D30]*24-48))" office:value-type="float" office:value="0" calcext:value-type="float">
            <text:p>0</text:p>
          </table:table-cell>
          <table:table-cell table:formula="of:=1.25*[.G30]" office:value-type="float" office:value="-5" calcext:value-type="float">
            <text:p>-5,00</text:p>
          </table:table-cell>
          <table:table-cell table:formula="of:=1.5*([.H30]+[.I30])" office:value-type="float" office:value="0" calcext:value-type="float">
            <text:p>0,00</text:p>
          </table:table-cell>
          <table:table-cell table:formula="of:=[.J30]+[.K3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60H00M00S" calcext:value-type="time">
            <text:p>60</text:p>
          </table:table-cell>
          <table:table-cell table:formula="of:=MAX(0;MIN([.D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1]-[.F31])" office:value-type="float" office:value="4" calcext:value-type="float">
            <text:p>4</text:p>
          </table:table-cell>
          <table:table-cell table:formula="of:=MAX(0;MIN([.D31]*24-43;48-43))" office:value-type="float" office:value="5" calcext:value-type="float">
            <text:p>5</text:p>
          </table:table-cell>
          <table:table-cell table:formula="of:=MAX(0;MIN([.D31]*24-48))" office:value-type="float" office:value="12" calcext:value-type="float">
            <text:p>12</text:p>
          </table:table-cell>
          <table:table-cell table:formula="of:=1.25*[.G31]" office:value-type="float" office:value="5" calcext:value-type="float">
            <text:p>5,00</text:p>
          </table:table-cell>
          <table:table-cell table:formula="of:=1.5*([.H31]+[.I31])" office:value-type="float" office:value="25.5" calcext:value-type="float">
            <text:p>25,50</text:p>
          </table:table-cell>
          <table:table-cell table:formula="of:=[.J31]+[.K31]" office:value-type="float" office:value="30.5" calcext:value-type="float">
            <text:p>30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3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32]-[.F32])" office:value-type="float" office:value="-3" calcext:value-type="float">
            <text:p>-3</text:p>
          </table:table-cell>
          <table:table-cell table:formula="of:=MAX(0;MIN([.D32]*24-43;48-43))" office:value-type="float" office:value="0" calcext:value-type="float">
            <text:p>0</text:p>
          </table:table-cell>
          <table:table-cell table:formula="of:=MAX(0;MIN([.D32]*24-48))" office:value-type="float" office:value="0" calcext:value-type="float">
            <text:p>0</text:p>
          </table:table-cell>
          <table:table-cell table:formula="of:=1.25*[.G32]" office:value-type="float" office:value="-3.75" calcext:value-type="float">
            <text:p>-3,75</text:p>
          </table:table-cell>
          <table:table-cell table:formula="of:=1.5*([.H32]+[.I32])" office:value-type="float" office:value="0" calcext:value-type="float">
            <text:p>0,00</text:p>
          </table:table-cell>
          <table:table-cell table:formula="of:=[.J32]+[.K3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8H00M00S" calcext:value-type="time">
            <text:p>48</text:p>
          </table:table-cell>
          <table:table-cell table:formula="of:=MAX(0;MIN([.D3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3]-[.F33])" office:value-type="float" office:value="4" calcext:value-type="float">
            <text:p>4</text:p>
          </table:table-cell>
          <table:table-cell table:formula="of:=MAX(0;MIN([.D33]*24-43;48-43))" office:value-type="float" office:value="5" calcext:value-type="float">
            <text:p>5</text:p>
          </table:table-cell>
          <table:table-cell table:formula="of:=MAX(0;MIN([.D33]*24-48))" office:value-type="float" office:value="0" calcext:value-type="float">
            <text:p>0</text:p>
          </table:table-cell>
          <table:table-cell table:formula="of:=1.25*[.G33]" office:value-type="float" office:value="5" calcext:value-type="float">
            <text:p>5,00</text:p>
          </table:table-cell>
          <table:table-cell table:formula="of:=1.5*([.H33]+[.I33])" office:value-type="float" office:value="7.5" calcext:value-type="float">
            <text:p>7,50</text:p>
          </table:table-cell>
          <table:table-cell table:formula="of:=[.J33]+[.K33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5" calcext:value-type="float">
            <text:p>35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3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34]-[.F34])" office:value-type="float" office:value="-3" calcext:value-type="float">
            <text:p>-3</text:p>
          </table:table-cell>
          <table:table-cell table:formula="of:=MAX(0;MIN([.D34]*24-43;48-43))" office:value-type="float" office:value="0" calcext:value-type="float">
            <text:p>0</text:p>
          </table:table-cell>
          <table:table-cell table:formula="of:=MAX(0;MIN([.D34]*24-48))" office:value-type="float" office:value="0" calcext:value-type="float">
            <text:p>0</text:p>
          </table:table-cell>
          <table:table-cell table:formula="of:=1.25*[.G34]" office:value-type="float" office:value="-3.75" calcext:value-type="float">
            <text:p>-3,75</text:p>
          </table:table-cell>
          <table:table-cell table:formula="of:=1.5*([.H34]+[.I34])" office:value-type="float" office:value="0" calcext:value-type="float">
            <text:p>0,00</text:p>
          </table:table-cell>
          <table:table-cell table:formula="of:=[.J34]+[.K3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6" calcext:value-type="float">
            <text:p>36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3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5]-[.F35])" office:value-type="float" office:value="-4" calcext:value-type="float">
            <text:p>-4</text:p>
          </table:table-cell>
          <table:table-cell table:formula="of:=MAX(0;MIN([.D35]*24-43;48-43))" office:value-type="float" office:value="0" calcext:value-type="float">
            <text:p>0</text:p>
          </table:table-cell>
          <table:table-cell table:formula="of:=MAX(0;MIN([.D35]*24-48))" office:value-type="float" office:value="0" calcext:value-type="float">
            <text:p>0</text:p>
          </table:table-cell>
          <table:table-cell table:formula="of:=1.25*[.G35]" office:value-type="float" office:value="-5" calcext:value-type="float">
            <text:p>-5,00</text:p>
          </table:table-cell>
          <table:table-cell table:formula="of:=1.5*([.H35]+[.I35])" office:value-type="float" office:value="0" calcext:value-type="float">
            <text:p>0,00</text:p>
          </table:table-cell>
          <table:table-cell table:formula="of:=[.J35]+[.K3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42H00M00S" calcext:value-type="time">
            <text:p>42</text:p>
          </table:table-cell>
          <table:table-cell table:formula="of:=MAX(0;MIN([.D3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36]-[.F36])" office:value-type="float" office:value="3" calcext:value-type="float">
            <text:p>3</text:p>
          </table:table-cell>
          <table:table-cell table:formula="of:=MAX(0;MIN([.D36]*24-43;48-43))" office:value-type="float" office:value="0" calcext:value-type="float">
            <text:p>0</text:p>
          </table:table-cell>
          <table:table-cell table:formula="of:=MAX(0;MIN([.D36]*24-48))" office:value-type="float" office:value="0" calcext:value-type="float">
            <text:p>0</text:p>
          </table:table-cell>
          <table:table-cell table:formula="of:=1.25*[.G36]" office:value-type="float" office:value="3.75" calcext:value-type="float">
            <text:p>3,75</text:p>
          </table:table-cell>
          <table:table-cell table:formula="of:=1.5*([.H36]+[.I36])" office:value-type="float" office:value="0" calcext:value-type="float">
            <text:p>0,00</text:p>
          </table:table-cell>
          <table:table-cell table:formula="of:=[.J36]+[.K3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25H00M00.000000419S" calcext:value-type="time">
            <text:p>25</text:p>
          </table:table-cell>
          <table:table-cell table:formula="of:=MAX(0;MIN([.D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7]-[.F37])" office:value-type="float" office:value="-4" calcext:value-type="float">
            <text:p>-4</text:p>
          </table:table-cell>
          <table:table-cell table:formula="of:=MAX(0;MIN([.D37]*24-43;48-43))" office:value-type="float" office:value="0" calcext:value-type="float">
            <text:p>0</text:p>
          </table:table-cell>
          <table:table-cell table:formula="of:=MAX(0;MIN([.D37]*24-48))" office:value-type="float" office:value="0" calcext:value-type="float">
            <text:p>0</text:p>
          </table:table-cell>
          <table:table-cell table:formula="of:=1.25*[.G37]" office:value-type="float" office:value="-5" calcext:value-type="float">
            <text:p>-5,00</text:p>
          </table:table-cell>
          <table:table-cell table:formula="of:=1.5*([.H37]+[.I37])" office:value-type="float" office:value="0" calcext:value-type="float">
            <text:p>0,00</text:p>
          </table:table-cell>
          <table:table-cell table:formula="of:=[.J37]+[.K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9" calcext:value-type="float">
            <text:p>39</text:p>
          </table:table-cell>
          <table:table-cell table:style-name="ce22" office:value-type="time" office:time-value="PT38H59M59.999998114S" calcext:value-type="time">
            <text:p>39</text:p>
          </table:table-cell>
          <table:table-cell table:formula="of:=MAX(0;MIN([.D38]*24-35;43-35))" office:value-type="float" office:value="3.99999999947613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ROUND([.E38]-[.F38])" office:value-type="float" office:value="-0" calcext:value-type="float">
            <text:p>0</text:p>
          </table:table-cell>
          <table:table-cell table:formula="of:=MAX(0;MIN([.D38]*24-43;48-43))" office:value-type="float" office:value="0" calcext:value-type="float">
            <text:p>0</text:p>
          </table:table-cell>
          <table:table-cell table:formula="of:=MAX(0;MIN([.D38]*24-48))" office:value-type="float" office:value="0" calcext:value-type="float">
            <text:p>0</text:p>
          </table:table-cell>
          <table:table-cell table:formula="of:=1.25*[.G38]" office:value-type="float" office:value="-0" calcext:value-type="float">
            <text:p>0,00</text:p>
          </table:table-cell>
          <table:table-cell table:formula="of:=1.5*([.H38]+[.I38])" office:value-type="float" office:value="0" calcext:value-type="float">
            <text:p>0,00</text:p>
          </table:table-cell>
          <table:table-cell table:formula="of:=[.J38]+[.K3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9]-[.F39])" office:value-type="float" office:value="-4" calcext:value-type="float">
            <text:p>-4</text:p>
          </table:table-cell>
          <table:table-cell table:formula="of:=MAX(0;MIN([.D39]*24-43;48-43))" office:value-type="float" office:value="0" calcext:value-type="float">
            <text:p>0</text:p>
          </table:table-cell>
          <table:table-cell table:formula="of:=MAX(0;MIN([.D39]*24-48))" office:value-type="float" office:value="0" calcext:value-type="float">
            <text:p>0</text:p>
          </table:table-cell>
          <table:table-cell table:formula="of:=1.25*[.G39]" office:value-type="float" office:value="-5" calcext:value-type="float">
            <text:p>-5,00</text:p>
          </table:table-cell>
          <table:table-cell table:formula="of:=1.5*([.H39]+[.I39])" office:value-type="float" office:value="0" calcext:value-type="float">
            <text:p>0,00</text:p>
          </table:table-cell>
          <table:table-cell table:formula="of:=[.J39]+[.K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6H00M00S" calcext:value-type="time">
            <text:p>36</text:p>
          </table:table-cell>
          <table:table-cell table:formula="of:=MAX(0;MIN([.D4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0]-[.F40])" office:value-type="float" office:value="-3" calcext:value-type="float">
            <text:p>-3</text:p>
          </table:table-cell>
          <table:table-cell table:formula="of:=MAX(0;MIN([.D40]*24-43;48-43))" office:value-type="float" office:value="0" calcext:value-type="float">
            <text:p>0</text:p>
          </table:table-cell>
          <table:table-cell table:formula="of:=MAX(0;MIN([.D40]*24-48))" office:value-type="float" office:value="0" calcext:value-type="float">
            <text:p>0</text:p>
          </table:table-cell>
          <table:table-cell table:formula="of:=1.25*[.G40]" office:value-type="float" office:value="-3.75" calcext:value-type="float">
            <text:p>-3,75</text:p>
          </table:table-cell>
          <table:table-cell table:formula="of:=1.5*([.H40]+[.I40])" office:value-type="float" office:value="0" calcext:value-type="float">
            <text:p>0,00</text:p>
          </table:table-cell>
          <table:table-cell table:formula="of:=[.J40]+[.K4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8H00M00S" calcext:value-type="time">
            <text:p>48</text:p>
          </table:table-cell>
          <table:table-cell table:formula="of:=MAX(0;MIN([.D4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41]-[.F41])" office:value-type="float" office:value="4" calcext:value-type="float">
            <text:p>4</text:p>
          </table:table-cell>
          <table:table-cell table:formula="of:=MAX(0;MIN([.D41]*24-43;48-43))" office:value-type="float" office:value="5" calcext:value-type="float">
            <text:p>5</text:p>
          </table:table-cell>
          <table:table-cell table:formula="of:=MAX(0;MIN([.D41]*24-48))" office:value-type="float" office:value="0" calcext:value-type="float">
            <text:p>0</text:p>
          </table:table-cell>
          <table:table-cell table:formula="of:=1.25*[.G41]" office:value-type="float" office:value="5" calcext:value-type="float">
            <text:p>5,00</text:p>
          </table:table-cell>
          <table:table-cell table:formula="of:=1.5*([.H41]+[.I41])" office:value-type="float" office:value="7.5" calcext:value-type="float">
            <text:p>7,50</text:p>
          </table:table-cell>
          <table:table-cell table:formula="of:=[.J41]+[.K41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4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2]-[.F42])" office:value-type="float" office:value="-3" calcext:value-type="float">
            <text:p>-3</text:p>
          </table:table-cell>
          <table:table-cell table:formula="of:=MAX(0;MIN([.D42]*24-43;48-43))" office:value-type="float" office:value="0" calcext:value-type="float">
            <text:p>0</text:p>
          </table:table-cell>
          <table:table-cell table:formula="of:=MAX(0;MIN([.D42]*24-48))" office:value-type="float" office:value="0" calcext:value-type="float">
            <text:p>0</text:p>
          </table:table-cell>
          <table:table-cell table:formula="of:=1.25*[.G42]" office:value-type="float" office:value="-3.75" calcext:value-type="float">
            <text:p>-3,75</text:p>
          </table:table-cell>
          <table:table-cell table:formula="of:=1.5*([.H42]+[.I42])" office:value-type="float" office:value="0" calcext:value-type="float">
            <text:p>0,00</text:p>
          </table:table-cell>
          <table:table-cell table:formula="of:=[.J42]+[.K4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43]*24-35;43-35))" office:value-type="float" office:value="5.00000000029104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43]-[.F43])" office:value-type="float" office:value="1" calcext:value-type="float">
            <text:p>1</text:p>
          </table:table-cell>
          <table:table-cell table:formula="of:=MAX(0;MIN([.D43]*24-43;48-43))" office:value-type="float" office:value="0" calcext:value-type="float">
            <text:p>0</text:p>
          </table:table-cell>
          <table:table-cell table:formula="of:=MAX(0;MIN([.D43]*24-48))" office:value-type="float" office:value="0" calcext:value-type="float">
            <text:p>0</text:p>
          </table:table-cell>
          <table:table-cell table:formula="of:=1.25*[.G43]" office:value-type="float" office:value="1.25" calcext:value-type="float">
            <text:p>1,25</text:p>
          </table:table-cell>
          <table:table-cell table:formula="of:=1.5*([.H43]+[.I43])" office:value-type="float" office:value="0" calcext:value-type="float">
            <text:p>0,00</text:p>
          </table:table-cell>
          <table:table-cell table:formula="of:=[.J43]+[.K43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36H00M00S" calcext:value-type="time">
            <text:p>36</text:p>
          </table:table-cell>
          <table:table-cell table:formula="of:=MAX(0;MIN([.D4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4]-[.F44])" office:value-type="float" office:value="-3" calcext:value-type="float">
            <text:p>-3</text:p>
          </table:table-cell>
          <table:table-cell table:formula="of:=MAX(0;MIN([.D44]*24-43;48-43))" office:value-type="float" office:value="0" calcext:value-type="float">
            <text:p>0</text:p>
          </table:table-cell>
          <table:table-cell table:formula="of:=MAX(0;MIN([.D44]*24-48))" office:value-type="float" office:value="0" calcext:value-type="float">
            <text:p>0</text:p>
          </table:table-cell>
          <table:table-cell table:formula="of:=1.25*[.G44]" office:value-type="float" office:value="-3.75" calcext:value-type="float">
            <text:p>-3,75</text:p>
          </table:table-cell>
          <table:table-cell table:formula="of:=1.5*([.H44]+[.I44])" office:value-type="float" office:value="0" calcext:value-type="float">
            <text:p>0,00</text:p>
          </table:table-cell>
          <table:table-cell table:formula="of:=[.J44]+[.K4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4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45]-[.F45])" office:value-type="float" office:value="-4" calcext:value-type="float">
            <text:p>-4</text:p>
          </table:table-cell>
          <table:table-cell table:formula="of:=MAX(0;MIN([.D45]*24-43;48-43))" office:value-type="float" office:value="0" calcext:value-type="float">
            <text:p>0</text:p>
          </table:table-cell>
          <table:table-cell table:formula="of:=MAX(0;MIN([.D45]*24-48))" office:value-type="float" office:value="0" calcext:value-type="float">
            <text:p>0</text:p>
          </table:table-cell>
          <table:table-cell table:formula="of:=1.25*[.G45]" office:value-type="float" office:value="-5" calcext:value-type="float">
            <text:p>-5,00</text:p>
          </table:table-cell>
          <table:table-cell table:formula="of:=1.5*([.H45]+[.I45])" office:value-type="float" office:value="0" calcext:value-type="float">
            <text:p>0,00</text:p>
          </table:table-cell>
          <table:table-cell table:formula="of:=[.J45]+[.K4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9" calcext:value-type="float">
            <text:p>49</text:p>
          </table:table-cell>
          <table:table-cell table:style-name="ce20" office:value-type="time" office:time-value="PT38H00M00.000000838S" calcext:value-type="time">
            <text:p>38</text:p>
          </table:table-cell>
          <table:table-cell table:formula="of:=MAX(0;MIN([.D46]*24-35;43-35))" office:value-type="float" office:value="3.0000000002328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46]-[.F46])" office:value-type="float" office:value="-1" calcext:value-type="float">
            <text:p>-1</text:p>
          </table:table-cell>
          <table:table-cell table:formula="of:=MAX(0;MIN([.D46]*24-43;48-43))" office:value-type="float" office:value="0" calcext:value-type="float">
            <text:p>0</text:p>
          </table:table-cell>
          <table:table-cell table:formula="of:=MAX(0;MIN([.D46]*24-48))" office:value-type="float" office:value="0" calcext:value-type="float">
            <text:p>0</text:p>
          </table:table-cell>
          <table:table-cell table:formula="of:=1.25*[.G46]" office:value-type="float" office:value="-1.25" calcext:value-type="float">
            <text:p>-1,25</text:p>
          </table:table-cell>
          <table:table-cell table:formula="of:=1.5*([.H46]+[.I46])" office:value-type="float" office:value="0" calcext:value-type="float">
            <text:p>0,00</text:p>
          </table:table-cell>
          <table:table-cell table:formula="of:=[.J46]+[.K4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8H00M00S" calcext:value-type="time">
            <text:p>48</text:p>
          </table:table-cell>
          <table:table-cell table:formula="of:=MAX(0;MIN([.D4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47]-[.F47])" office:value-type="float" office:value="4" calcext:value-type="float">
            <text:p>4</text:p>
          </table:table-cell>
          <table:table-cell table:formula="of:=MAX(0;MIN([.D47]*24-43;48-43))" office:value-type="float" office:value="5" calcext:value-type="float">
            <text:p>5</text:p>
          </table:table-cell>
          <table:table-cell table:formula="of:=MAX(0;MIN([.D47]*24-48))" office:value-type="float" office:value="0" calcext:value-type="float">
            <text:p>0</text:p>
          </table:table-cell>
          <table:table-cell table:formula="of:=1.25*[.G47]" office:value-type="float" office:value="5" calcext:value-type="float">
            <text:p>5,00</text:p>
          </table:table-cell>
          <table:table-cell table:formula="of:=1.5*([.H47]+[.I47])" office:value-type="float" office:value="7.5" calcext:value-type="float">
            <text:p>7,50</text:p>
          </table:table-cell>
          <table:table-cell table:formula="of:=[.J47]+[.K4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4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8]-[.F48])" office:value-type="float" office:value="-3" calcext:value-type="float">
            <text:p>-3</text:p>
          </table:table-cell>
          <table:table-cell table:formula="of:=MAX(0;MIN([.D48]*24-43;48-43))" office:value-type="float" office:value="0" calcext:value-type="float">
            <text:p>0</text:p>
          </table:table-cell>
          <table:table-cell table:formula="of:=MAX(0;MIN([.D48]*24-48))" office:value-type="float" office:value="0" calcext:value-type="float">
            <text:p>0</text:p>
          </table:table-cell>
          <table:table-cell table:formula="of:=1.25*[.G48]" office:value-type="float" office:value="-3.75" calcext:value-type="float">
            <text:p>-3,75</text:p>
          </table:table-cell>
          <table:table-cell table:formula="of:=1.5*([.H48]+[.I48])" office:value-type="float" office:value="0" calcext:value-type="float">
            <text:p>0,00</text:p>
          </table:table-cell>
          <table:table-cell table:formula="of:=[.J48]+[.K48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2" calcext:value-type="float">
            <text:p>52</text:p>
          </table:table-cell>
          <table:table-cell table:style-name="ce22" office:value-type="time" office:time-value="PT31H59M59.999998324S" calcext:value-type="time">
            <text:p>32</text:p>
          </table:table-cell>
          <table:table-cell table:formula="of:=MAX(0;MIN([.D4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49]-[.F49])" office:value-type="float" office:value="-4" calcext:value-type="float">
            <text:p>-4</text:p>
          </table:table-cell>
          <table:table-cell table:formula="of:=MAX(0;MIN([.D49]*24-43;48-43))" office:value-type="float" office:value="0" calcext:value-type="float">
            <text:p>0</text:p>
          </table:table-cell>
          <table:table-cell table:formula="of:=MAX(0;MIN([.D49]*24-48))" office:value-type="float" office:value="0" calcext:value-type="float">
            <text:p>0</text:p>
          </table:table-cell>
          <table:table-cell table:formula="of:=1.25*[.G49]" office:value-type="float" office:value="-5" calcext:value-type="float">
            <text:p>-5,00</text:p>
          </table:table-cell>
          <table:table-cell table:formula="of:=1.5*([.H49]+[.I49])" office:value-type="float" office:value="0" calcext:value-type="float">
            <text:p>0,00</text:p>
          </table:table-cell>
          <table:table-cell table:formula="of:=[.J49]+[.K49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5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23H59M59.999998743S" calcext:value-type="time">
            <text:p>24</text:p>
          </table:table-cell>
          <table:table-cell table:formula="of:=MAX(0;MIN([.D5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0]-[.F50])" office:value-type="float" office:value="-4" calcext:value-type="float">
            <text:p>-4</text:p>
          </table:table-cell>
          <table:table-cell table:formula="of:=MAX(0;MIN([.D50]*24-43;48-43))" office:value-type="float" office:value="0" calcext:value-type="float">
            <text:p>0</text:p>
          </table:table-cell>
          <table:table-cell table:formula="of:=MAX(0;MIN([.D50]*24-48))" office:value-type="float" office:value="0" calcext:value-type="float">
            <text:p>0</text:p>
          </table:table-cell>
          <table:table-cell table:formula="of:=1.25*[.G50]" office:value-type="float" office:value="-5" calcext:value-type="float">
            <text:p>-5,00</text:p>
          </table:table-cell>
          <table:table-cell table:formula="of:=1.5*([.H50]+[.I50])" office:value-type="float" office:value="0" calcext:value-type="float">
            <text:p>0,00</text:p>
          </table:table-cell>
          <table:table-cell table:formula="of:=[.J50]+[.K5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2H00M00S" calcext:value-type="time">
            <text:p>42</text:p>
          </table:table-cell>
          <table:table-cell table:formula="of:=MAX(0;MIN([.D5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1]-[.F51])" office:value-type="float" office:value="3" calcext:value-type="float">
            <text:p>3</text:p>
          </table:table-cell>
          <table:table-cell table:formula="of:=MAX(0;MIN([.D51]*24-43;48-43))" office:value-type="float" office:value="0" calcext:value-type="float">
            <text:p>0</text:p>
          </table:table-cell>
          <table:table-cell table:formula="of:=MAX(0;MIN([.D51]*24-48))" office:value-type="float" office:value="0" calcext:value-type="float">
            <text:p>0</text:p>
          </table:table-cell>
          <table:table-cell table:formula="of:=1.25*[.G51]" office:value-type="float" office:value="3.75" calcext:value-type="float">
            <text:p>3,75</text:p>
          </table:table-cell>
          <table:table-cell table:formula="of:=1.5*([.H51]+[.I51])" office:value-type="float" office:value="0" calcext:value-type="float">
            <text:p>0,00</text:p>
          </table:table-cell>
          <table:table-cell table:formula="of:=[.J51]+[.K5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5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2]-[.F52])" office:value-type="float" office:value="3" calcext:value-type="float">
            <text:p>3</text:p>
          </table:table-cell>
          <table:table-cell table:formula="of:=MAX(0;MIN([.D52]*24-43;48-43))" office:value-type="float" office:value="0" calcext:value-type="float">
            <text:p>0</text:p>
          </table:table-cell>
          <table:table-cell table:formula="of:=MAX(0;MIN([.D52]*24-48))" office:value-type="float" office:value="0" calcext:value-type="float">
            <text:p>0</text:p>
          </table:table-cell>
          <table:table-cell table:formula="of:=1.25*[.G52]" office:value-type="float" office:value="3.75" calcext:value-type="float">
            <text:p>3,75</text:p>
          </table:table-cell>
          <table:table-cell table:formula="of:=1.5*([.H52]+[.I52])" office:value-type="float" office:value="0" calcext:value-type="float">
            <text:p>0,00</text:p>
          </table:table-cell>
          <table:table-cell table:formula="of:=[.J52]+[.K5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5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53]-[.F53])" office:value-type="float" office:value="4" calcext:value-type="float">
            <text:p>4</text:p>
          </table:table-cell>
          <table:table-cell table:formula="of:=MAX(0;MIN([.D53]*24-43;48-43))" office:value-type="float" office:value="5" calcext:value-type="float">
            <text:p>5</text:p>
          </table:table-cell>
          <table:table-cell table:formula="of:=MAX(0;MIN([.D53]*24-48))" office:value-type="float" office:value="0" calcext:value-type="float">
            <text:p>0</text:p>
          </table:table-cell>
          <table:table-cell table:formula="of:=1.25*[.G53]" office:value-type="float" office:value="5" calcext:value-type="float">
            <text:p>5,00</text:p>
          </table:table-cell>
          <table:table-cell table:formula="of:=1.5*([.H53]+[.I53])" office:value-type="float" office:value="7.5" calcext:value-type="float">
            <text:p>7,50</text:p>
          </table:table-cell>
          <table:table-cell table:formula="of:=[.J53]+[.K53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24H00M00.000000629S" calcext:value-type="time">
            <text:p>24</text:p>
          </table:table-cell>
          <table:table-cell table:formula="of:=MAX(0;MIN([.D5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4]-[.F54])" office:value-type="float" office:value="-4" calcext:value-type="float">
            <text:p>-4</text:p>
          </table:table-cell>
          <table:table-cell table:formula="of:=MAX(0;MIN([.D54]*24-43;48-43))" office:value-type="float" office:value="0" calcext:value-type="float">
            <text:p>0</text:p>
          </table:table-cell>
          <table:table-cell table:formula="of:=MAX(0;MIN([.D54]*24-48))" office:value-type="float" office:value="0" calcext:value-type="float">
            <text:p>0</text:p>
          </table:table-cell>
          <table:table-cell table:formula="of:=1.25*[.G54]" office:value-type="float" office:value="-5" calcext:value-type="float">
            <text:p>-5,00</text:p>
          </table:table-cell>
          <table:table-cell table:formula="of:=1.5*([.H54]+[.I54])" office:value-type="float" office:value="0" calcext:value-type="float">
            <text:p>0,00</text:p>
          </table:table-cell>
          <table:table-cell table:formula="of:=[.J54]+[.K5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22" office:value-type="time" office:time-value="PT31H59M59.999998324S" calcext:value-type="time">
            <text:p>32</text:p>
          </table:table-cell>
          <table:table-cell table:formula="of:=MAX(0;MIN([.D5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5]-[.F55])" office:value-type="float" office:value="-4" calcext:value-type="float">
            <text:p>-4</text:p>
          </table:table-cell>
          <table:table-cell table:formula="of:=MAX(0;MIN([.D55]*24-43;48-43))" office:value-type="float" office:value="0" calcext:value-type="float">
            <text:p>0</text:p>
          </table:table-cell>
          <table:table-cell table:formula="of:=MAX(0;MIN([.D55]*24-48))" office:value-type="float" office:value="0" calcext:value-type="float">
            <text:p>0</text:p>
          </table:table-cell>
          <table:table-cell table:formula="of:=1.25*[.G55]" office:value-type="float" office:value="-5" calcext:value-type="float">
            <text:p>-5,00</text:p>
          </table:table-cell>
          <table:table-cell table:formula="of:=1.5*([.H55]+[.I55])" office:value-type="float" office:value="0" calcext:value-type="float">
            <text:p>0,00</text:p>
          </table:table-cell>
          <table:table-cell table:formula="of:=[.J55]+[.K5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5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56]-[.F56])" office:value-type="float" office:value="4" calcext:value-type="float">
            <text:p>4</text:p>
          </table:table-cell>
          <table:table-cell table:formula="of:=MAX(0;MIN([.D56]*24-43;48-43))" office:value-type="float" office:value="5" calcext:value-type="float">
            <text:p>5</text:p>
          </table:table-cell>
          <table:table-cell table:formula="of:=MAX(0;MIN([.D56]*24-48))" office:value-type="float" office:value="0" calcext:value-type="float">
            <text:p>0</text:p>
          </table:table-cell>
          <table:table-cell table:formula="of:=1.25*[.G56]" office:value-type="float" office:value="5" calcext:value-type="float">
            <text:p>5,00</text:p>
          </table:table-cell>
          <table:table-cell table:formula="of:=1.5*([.H56]+[.I56])" office:value-type="float" office:value="7.5" calcext:value-type="float">
            <text:p>7,50</text:p>
          </table:table-cell>
          <table:table-cell table:formula="of:=[.J56]+[.K5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36H00M00S" calcext:value-type="time">
            <text:p>36</text:p>
          </table:table-cell>
          <table:table-cell table:formula="of:=MAX(0;MIN([.D5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7]-[.F57])" office:value-type="float" office:value="-3" calcext:value-type="float">
            <text:p>-3</text:p>
          </table:table-cell>
          <table:table-cell table:formula="of:=MAX(0;MIN([.D57]*24-43;48-43))" office:value-type="float" office:value="0" calcext:value-type="float">
            <text:p>0</text:p>
          </table:table-cell>
          <table:table-cell table:formula="of:=MAX(0;MIN([.D57]*24-48))" office:value-type="float" office:value="0" calcext:value-type="float">
            <text:p>0</text:p>
          </table:table-cell>
          <table:table-cell table:formula="of:=1.25*[.G57]" office:value-type="float" office:value="-3.75" calcext:value-type="float">
            <text:p>-3,75</text:p>
          </table:table-cell>
          <table:table-cell table:formula="of:=1.5*([.H57]+[.I57])" office:value-type="float" office:value="0" calcext:value-type="float">
            <text:p>0,00</text:p>
          </table:table-cell>
          <table:table-cell table:formula="of:=[.J57]+[.K5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36H00M00S" calcext:value-type="time">
            <text:p>36</text:p>
          </table:table-cell>
          <table:table-cell table:formula="of:=MAX(0;MIN([.D5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8]-[.F58])" office:value-type="float" office:value="-3" calcext:value-type="float">
            <text:p>-3</text:p>
          </table:table-cell>
          <table:table-cell table:formula="of:=MAX(0;MIN([.D58]*24-43;48-43))" office:value-type="float" office:value="0" calcext:value-type="float">
            <text:p>0</text:p>
          </table:table-cell>
          <table:table-cell table:formula="of:=MAX(0;MIN([.D58]*24-48))" office:value-type="float" office:value="0" calcext:value-type="float">
            <text:p>0</text:p>
          </table:table-cell>
          <table:table-cell table:formula="of:=1.25*[.G58]" office:value-type="float" office:value="-3.75" calcext:value-type="float">
            <text:p>-3,75</text:p>
          </table:table-cell>
          <table:table-cell table:formula="of:=1.5*([.H58]+[.I58])" office:value-type="float" office:value="0" calcext:value-type="float">
            <text:p>0,00</text:p>
          </table:table-cell>
          <table:table-cell table:formula="of:=[.J58]+[.K58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3" calcext:value-type="float">
            <text:p>13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5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9]-[.F59])" office:value-type="float" office:value="-3" calcext:value-type="float">
            <text:p>-3</text:p>
          </table:table-cell>
          <table:table-cell table:formula="of:=MAX(0;MIN([.D59]*24-43;48-43))" office:value-type="float" office:value="0" calcext:value-type="float">
            <text:p>0</text:p>
          </table:table-cell>
          <table:table-cell table:formula="of:=MAX(0;MIN([.D59]*24-48))" office:value-type="float" office:value="0" calcext:value-type="float">
            <text:p>0</text:p>
          </table:table-cell>
          <table:table-cell table:formula="of:=1.25*[.G59]" office:value-type="float" office:value="-3.75" calcext:value-type="float">
            <text:p>-3,75</text:p>
          </table:table-cell>
          <table:table-cell table:formula="of:=1.5*([.H59]+[.I59])" office:value-type="float" office:value="0" calcext:value-type="float">
            <text:p>0,00</text:p>
          </table:table-cell>
          <table:table-cell table:formula="of:=[.J59]+[.K5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4" calcext:value-type="float">
            <text:p>14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6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60]-[.F60])" office:value-type="float" office:value="3" calcext:value-type="float">
            <text:p>3</text:p>
          </table:table-cell>
          <table:table-cell table:formula="of:=MAX(0;MIN([.D60]*24-43;48-43))" office:value-type="float" office:value="0" calcext:value-type="float">
            <text:p>0</text:p>
          </table:table-cell>
          <table:table-cell table:formula="of:=MAX(0;MIN([.D60]*24-48))" office:value-type="float" office:value="0" calcext:value-type="float">
            <text:p>0</text:p>
          </table:table-cell>
          <table:table-cell table:formula="of:=1.25*[.G60]" office:value-type="float" office:value="3.75" calcext:value-type="float">
            <text:p>3,75</text:p>
          </table:table-cell>
          <table:table-cell table:formula="of:=1.5*([.H60]+[.I60])" office:value-type="float" office:value="0" calcext:value-type="float">
            <text:p>0,00</text:p>
          </table:table-cell>
          <table:table-cell table:formula="of:=[.J60]+[.K6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18H00M00S" calcext:value-type="time">
            <text:p>18</text:p>
          </table:table-cell>
          <table:table-cell table:formula="of:=MAX(0;MIN([.D6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1]-[.F61])" office:value-type="float" office:value="-4" calcext:value-type="float">
            <text:p>-4</text:p>
          </table:table-cell>
          <table:table-cell table:formula="of:=MAX(0;MIN([.D61]*24-43;48-43))" office:value-type="float" office:value="0" calcext:value-type="float">
            <text:p>0</text:p>
          </table:table-cell>
          <table:table-cell table:formula="of:=MAX(0;MIN([.D61]*24-48))" office:value-type="float" office:value="0" calcext:value-type="float">
            <text:p>0</text:p>
          </table:table-cell>
          <table:table-cell table:formula="of:=1.25*[.G61]" office:value-type="float" office:value="-5" calcext:value-type="float">
            <text:p>-5,00</text:p>
          </table:table-cell>
          <table:table-cell table:formula="of:=1.5*([.H61]+[.I61])" office:value-type="float" office:value="0" calcext:value-type="float">
            <text:p>0,00</text:p>
          </table:table-cell>
          <table:table-cell table:formula="of:=[.J61]+[.K6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6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62]-[.F62])" office:value-type="float" office:value="-3" calcext:value-type="float">
            <text:p>-3</text:p>
          </table:table-cell>
          <table:table-cell table:formula="of:=MAX(0;MIN([.D62]*24-43;48-43))" office:value-type="float" office:value="0" calcext:value-type="float">
            <text:p>0</text:p>
          </table:table-cell>
          <table:table-cell table:formula="of:=MAX(0;MIN([.D62]*24-48))" office:value-type="float" office:value="0" calcext:value-type="float">
            <text:p>0</text:p>
          </table:table-cell>
          <table:table-cell table:formula="of:=1.25*[.G62]" office:value-type="float" office:value="-3.75" calcext:value-type="float">
            <text:p>-3,75</text:p>
          </table:table-cell>
          <table:table-cell table:formula="of:=1.5*([.H62]+[.I62])" office:value-type="float" office:value="0" calcext:value-type="float">
            <text:p>0,00</text:p>
          </table:table-cell>
          <table:table-cell table:formula="of:=[.J62]+[.K6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6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3]-[.F63])" office:value-type="float" office:value="-4" calcext:value-type="float">
            <text:p>-4</text:p>
          </table:table-cell>
          <table:table-cell table:formula="of:=MAX(0;MIN([.D63]*24-43;48-43))" office:value-type="float" office:value="0" calcext:value-type="float">
            <text:p>0</text:p>
          </table:table-cell>
          <table:table-cell table:formula="of:=MAX(0;MIN([.D63]*24-48))" office:value-type="float" office:value="0" calcext:value-type="float">
            <text:p>0</text:p>
          </table:table-cell>
          <table:table-cell table:formula="of:=1.25*[.G63]" office:value-type="float" office:value="-5" calcext:value-type="float">
            <text:p>-5,00</text:p>
          </table:table-cell>
          <table:table-cell table:formula="of:=1.5*([.H63]+[.I63])" office:value-type="float" office:value="0" calcext:value-type="float">
            <text:p>0,00</text:p>
          </table:table-cell>
          <table:table-cell table:formula="of:=[.J63]+[.K6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8" calcext:value-type="float">
            <text:p>18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6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64]-[.F64])" office:value-type="float" office:value="4" calcext:value-type="float">
            <text:p>4</text:p>
          </table:table-cell>
          <table:table-cell table:formula="of:=MAX(0;MIN([.D64]*24-43;48-43))" office:value-type="float" office:value="5" calcext:value-type="float">
            <text:p>5</text:p>
          </table:table-cell>
          <table:table-cell table:formula="of:=MAX(0;MIN([.D64]*24-48))" office:value-type="float" office:value="0" calcext:value-type="float">
            <text:p>0</text:p>
          </table:table-cell>
          <table:table-cell table:formula="of:=1.25*[.G64]" office:value-type="float" office:value="5" calcext:value-type="float">
            <text:p>5,00</text:p>
          </table:table-cell>
          <table:table-cell table:formula="of:=1.5*([.H64]+[.I64])" office:value-type="float" office:value="7.5" calcext:value-type="float">
            <text:p>7,50</text:p>
          </table:table-cell>
          <table:table-cell table:formula="of:=[.J64]+[.K64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24H00M00S" calcext:value-type="time">
            <text:p>24</text:p>
          </table:table-cell>
          <table:table-cell table:formula="of:=MAX(0;MIN([.D6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5]-[.F65])" office:value-type="float" office:value="-4" calcext:value-type="float">
            <text:p>-4</text:p>
          </table:table-cell>
          <table:table-cell table:formula="of:=MAX(0;MIN([.D65]*24-43;48-43))" office:value-type="float" office:value="0" calcext:value-type="float">
            <text:p>0</text:p>
          </table:table-cell>
          <table:table-cell table:formula="of:=MAX(0;MIN([.D65]*24-48))" office:value-type="float" office:value="0" calcext:value-type="float">
            <text:p>0</text:p>
          </table:table-cell>
          <table:table-cell table:formula="of:=1.25*[.G65]" office:value-type="float" office:value="-5" calcext:value-type="float">
            <text:p>-5,00</text:p>
          </table:table-cell>
          <table:table-cell table:formula="of:=1.5*([.H65]+[.I65])" office:value-type="float" office:value="0" calcext:value-type="float">
            <text:p>0,00</text:p>
          </table:table-cell>
          <table:table-cell table:formula="of:=[.J65]+[.K6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6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6]-[.F66])" office:value-type="float" office:value="-4" calcext:value-type="float">
            <text:p>-4</text:p>
          </table:table-cell>
          <table:table-cell table:formula="of:=MAX(0;MIN([.D66]*24-43;48-43))" office:value-type="float" office:value="0" calcext:value-type="float">
            <text:p>0</text:p>
          </table:table-cell>
          <table:table-cell table:formula="of:=MAX(0;MIN([.D66]*24-48))" office:value-type="float" office:value="0" calcext:value-type="float">
            <text:p>0</text:p>
          </table:table-cell>
          <table:table-cell table:formula="of:=1.25*[.G66]" office:value-type="float" office:value="-5" calcext:value-type="float">
            <text:p>-5,00</text:p>
          </table:table-cell>
          <table:table-cell table:formula="of:=1.5*([.H66]+[.I66])" office:value-type="float" office:value="0" calcext:value-type="float">
            <text:p>0,00</text:p>
          </table:table-cell>
          <table:table-cell table:formula="of:=[.J66]+[.K66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6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67]-[.F67])" office:value-type="float" office:value="4" calcext:value-type="float">
            <text:p>4</text:p>
          </table:table-cell>
          <table:table-cell table:formula="of:=MAX(0;MIN([.D67]*24-43;48-43))" office:value-type="float" office:value="5" calcext:value-type="float">
            <text:p>5</text:p>
          </table:table-cell>
          <table:table-cell table:formula="of:=MAX(0;MIN([.D67]*24-48))" office:value-type="float" office:value="0" calcext:value-type="float">
            <text:p>0</text:p>
          </table:table-cell>
          <table:table-cell table:formula="of:=1.25*[.G67]" office:value-type="float" office:value="5" calcext:value-type="float">
            <text:p>5,00</text:p>
          </table:table-cell>
          <table:table-cell table:formula="of:=1.5*([.H67]+[.I67])" office:value-type="float" office:value="7.5" calcext:value-type="float">
            <text:p>7,50</text:p>
          </table:table-cell>
          <table:table-cell table:formula="of:=[.J67]+[.K6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24H00M00S" calcext:value-type="time">
            <text:p>24</text:p>
          </table:table-cell>
          <table:table-cell table:formula="of:=MAX(0;MIN([.D6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8]-[.F68])" office:value-type="float" office:value="-4" calcext:value-type="float">
            <text:p>-4</text:p>
          </table:table-cell>
          <table:table-cell table:formula="of:=MAX(0;MIN([.D68]*24-43;48-43))" office:value-type="float" office:value="0" calcext:value-type="float">
            <text:p>0</text:p>
          </table:table-cell>
          <table:table-cell table:formula="of:=MAX(0;MIN([.D68]*24-48))" office:value-type="float" office:value="0" calcext:value-type="float">
            <text:p>0</text:p>
          </table:table-cell>
          <table:table-cell table:formula="of:=1.25*[.G68]" office:value-type="float" office:value="-5" calcext:value-type="float">
            <text:p>-5,00</text:p>
          </table:table-cell>
          <table:table-cell table:formula="of:=1.5*([.H68]+[.I68])" office:value-type="float" office:value="0" calcext:value-type="float">
            <text:p>0,00</text:p>
          </table:table-cell>
          <table:table-cell table:formula="of:=[.J68]+[.K68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6H00M00S" calcext:value-type="time">
            <text:p>36</text:p>
          </table:table-cell>
          <table:table-cell table:formula="of:=MAX(0;MIN([.D6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69]-[.F69])" office:value-type="float" office:value="-3" calcext:value-type="float">
            <text:p>-3</text:p>
          </table:table-cell>
          <table:table-cell table:formula="of:=MAX(0;MIN([.D69]*24-43;48-43))" office:value-type="float" office:value="0" calcext:value-type="float">
            <text:p>0</text:p>
          </table:table-cell>
          <table:table-cell table:formula="of:=MAX(0;MIN([.D69]*24-48))" office:value-type="float" office:value="0" calcext:value-type="float">
            <text:p>0</text:p>
          </table:table-cell>
          <table:table-cell table:formula="of:=1.25*[.G69]" office:value-type="float" office:value="-3.75" calcext:value-type="float">
            <text:p>-3,75</text:p>
          </table:table-cell>
          <table:table-cell table:formula="of:=1.5*([.H69]+[.I69])" office:value-type="float" office:value="0" calcext:value-type="float">
            <text:p>0,00</text:p>
          </table:table-cell>
          <table:table-cell table:formula="of:=[.J69]+[.K6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6" calcext:value-type="float">
            <text:p>26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7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0]-[.F70])" office:value-type="float" office:value="-4" calcext:value-type="float">
            <text:p>-4</text:p>
          </table:table-cell>
          <table:table-cell table:formula="of:=MAX(0;MIN([.D70]*24-43;48-43))" office:value-type="float" office:value="0" calcext:value-type="float">
            <text:p>0</text:p>
          </table:table-cell>
          <table:table-cell table:formula="of:=MAX(0;MIN([.D70]*24-48))" office:value-type="float" office:value="0" calcext:value-type="float">
            <text:p>0</text:p>
          </table:table-cell>
          <table:table-cell table:formula="of:=1.25*[.G70]" office:value-type="float" office:value="-5" calcext:value-type="float">
            <text:p>-5,00</text:p>
          </table:table-cell>
          <table:table-cell table:formula="of:=1.5*([.H70]+[.I70])" office:value-type="float" office:value="0" calcext:value-type="float">
            <text:p>0,00</text:p>
          </table:table-cell>
          <table:table-cell table:formula="of:=[.J70]+[.K7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7" calcext:value-type="float">
            <text:p>27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7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1]-[.F71])" office:value-type="float" office:value="3" calcext:value-type="float">
            <text:p>3</text:p>
          </table:table-cell>
          <table:table-cell table:formula="of:=MAX(0;MIN([.D71]*24-43;48-43))" office:value-type="float" office:value="0" calcext:value-type="float">
            <text:p>0</text:p>
          </table:table-cell>
          <table:table-cell table:formula="of:=MAX(0;MIN([.D71]*24-48))" office:value-type="float" office:value="0" calcext:value-type="float">
            <text:p>0</text:p>
          </table:table-cell>
          <table:table-cell table:formula="of:=1.25*[.G71]" office:value-type="float" office:value="3.75" calcext:value-type="float">
            <text:p>3,75</text:p>
          </table:table-cell>
          <table:table-cell table:formula="of:=1.5*([.H71]+[.I71])" office:value-type="float" office:value="0" calcext:value-type="float">
            <text:p>0,00</text:p>
          </table:table-cell>
          <table:table-cell table:formula="of:=[.J71]+[.K71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7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2]-[.F72])" office:value-type="float" office:value="3" calcext:value-type="float">
            <text:p>3</text:p>
          </table:table-cell>
          <table:table-cell table:formula="of:=MAX(0;MIN([.D72]*24-43;48-43))" office:value-type="float" office:value="0" calcext:value-type="float">
            <text:p>0</text:p>
          </table:table-cell>
          <table:table-cell table:formula="of:=MAX(0;MIN([.D72]*24-48))" office:value-type="float" office:value="0" calcext:value-type="float">
            <text:p>0</text:p>
          </table:table-cell>
          <table:table-cell table:formula="of:=1.25*[.G72]" office:value-type="float" office:value="3.75" calcext:value-type="float">
            <text:p>3,75</text:p>
          </table:table-cell>
          <table:table-cell table:formula="of:=1.5*([.H72]+[.I72])" office:value-type="float" office:value="0" calcext:value-type="float">
            <text:p>0,00</text:p>
          </table:table-cell>
          <table:table-cell table:formula="of:=[.J72]+[.K7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4H00M00S" calcext:value-type="time">
            <text:p>24</text:p>
          </table:table-cell>
          <table:table-cell table:formula="of:=MAX(0;MIN([.D7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3]-[.F73])" office:value-type="float" office:value="-4" calcext:value-type="float">
            <text:p>-4</text:p>
          </table:table-cell>
          <table:table-cell table:formula="of:=MAX(0;MIN([.D73]*24-43;48-43))" office:value-type="float" office:value="0" calcext:value-type="float">
            <text:p>0</text:p>
          </table:table-cell>
          <table:table-cell table:formula="of:=MAX(0;MIN([.D73]*24-48))" office:value-type="float" office:value="0" calcext:value-type="float">
            <text:p>0</text:p>
          </table:table-cell>
          <table:table-cell table:formula="of:=1.25*[.G73]" office:value-type="float" office:value="-5" calcext:value-type="float">
            <text:p>-5,00</text:p>
          </table:table-cell>
          <table:table-cell table:formula="of:=1.5*([.H73]+[.I73])" office:value-type="float" office:value="0" calcext:value-type="float">
            <text:p>0,00</text:p>
          </table:table-cell>
          <table:table-cell table:formula="of:=[.J73]+[.K7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7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74]-[.F74])" office:value-type="float" office:value="4" calcext:value-type="float">
            <text:p>4</text:p>
          </table:table-cell>
          <table:table-cell table:formula="of:=MAX(0;MIN([.D74]*24-43;48-43))" office:value-type="float" office:value="5" calcext:value-type="float">
            <text:p>5</text:p>
          </table:table-cell>
          <table:table-cell table:formula="of:=MAX(0;MIN([.D74]*24-48))" office:value-type="float" office:value="0" calcext:value-type="float">
            <text:p>0</text:p>
          </table:table-cell>
          <table:table-cell table:formula="of:=1.25*[.G74]" office:value-type="float" office:value="5" calcext:value-type="float">
            <text:p>5,00</text:p>
          </table:table-cell>
          <table:table-cell table:formula="of:=1.5*([.H74]+[.I74])" office:value-type="float" office:value="7.5" calcext:value-type="float">
            <text:p>7,50</text:p>
          </table:table-cell>
          <table:table-cell table:formula="of:=[.J74]+[.K7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7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5]-[.F75])" office:value-type="float" office:value="-4" calcext:value-type="float">
            <text:p>-4</text:p>
          </table:table-cell>
          <table:table-cell table:formula="of:=MAX(0;MIN([.D75]*24-43;48-43))" office:value-type="float" office:value="0" calcext:value-type="float">
            <text:p>0</text:p>
          </table:table-cell>
          <table:table-cell table:formula="of:=MAX(0;MIN([.D75]*24-48))" office:value-type="float" office:value="0" calcext:value-type="float">
            <text:p>0</text:p>
          </table:table-cell>
          <table:table-cell table:formula="of:=1.25*[.G75]" office:value-type="float" office:value="-5" calcext:value-type="float">
            <text:p>-5,00</text:p>
          </table:table-cell>
          <table:table-cell table:formula="of:=1.5*([.H75]+[.I75])" office:value-type="float" office:value="0" calcext:value-type="float">
            <text:p>0,00</text:p>
          </table:table-cell>
          <table:table-cell table:formula="of:=[.J75]+[.K7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36H00M00S" calcext:value-type="time">
            <text:p>36</text:p>
          </table:table-cell>
          <table:table-cell table:formula="of:=MAX(0;MIN([.D76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76]-[.F76])" office:value-type="float" office:value="-3" calcext:value-type="float">
            <text:p>-3</text:p>
          </table:table-cell>
          <table:table-cell table:formula="of:=MAX(0;MIN([.D76]*24-43;48-43))" office:value-type="float" office:value="0" calcext:value-type="float">
            <text:p>0</text:p>
          </table:table-cell>
          <table:table-cell table:formula="of:=MAX(0;MIN([.D76]*24-48))" office:value-type="float" office:value="0" calcext:value-type="float">
            <text:p>0</text:p>
          </table:table-cell>
          <table:table-cell table:formula="of:=1.25*[.G76]" office:value-type="float" office:value="-3.75" calcext:value-type="float">
            <text:p>-3,75</text:p>
          </table:table-cell>
          <table:table-cell table:formula="of:=1.5*([.H76]+[.I76])" office:value-type="float" office:value="0" calcext:value-type="float">
            <text:p>0,00</text:p>
          </table:table-cell>
          <table:table-cell table:formula="of:=[.J76]+[.K76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7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77]-[.F77])" office:value-type="float" office:value="-3" calcext:value-type="float">
            <text:p>-3</text:p>
          </table:table-cell>
          <table:table-cell table:formula="of:=MAX(0;MIN([.D77]*24-43;48-43))" office:value-type="float" office:value="0" calcext:value-type="float">
            <text:p>0</text:p>
          </table:table-cell>
          <table:table-cell table:formula="of:=MAX(0;MIN([.D77]*24-48))" office:value-type="float" office:value="0" calcext:value-type="float">
            <text:p>0</text:p>
          </table:table-cell>
          <table:table-cell table:formula="of:=1.25*[.G77]" office:value-type="float" office:value="-3.75" calcext:value-type="float">
            <text:p>-3,75</text:p>
          </table:table-cell>
          <table:table-cell table:formula="of:=1.5*([.H77]+[.I77])" office:value-type="float" office:value="0" calcext:value-type="float">
            <text:p>0,00</text:p>
          </table:table-cell>
          <table:table-cell table:formula="of:=[.J77]+[.K7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2H00M00S" calcext:value-type="time">
            <text:p>42</text:p>
          </table:table-cell>
          <table:table-cell table:formula="of:=MAX(0;MIN([.D7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8]-[.F78])" office:value-type="float" office:value="3" calcext:value-type="float">
            <text:p>3</text:p>
          </table:table-cell>
          <table:table-cell table:formula="of:=MAX(0;MIN([.D78]*24-43;48-43))" office:value-type="float" office:value="0" calcext:value-type="float">
            <text:p>0</text:p>
          </table:table-cell>
          <table:table-cell table:formula="of:=MAX(0;MIN([.D78]*24-48))" office:value-type="float" office:value="0" calcext:value-type="float">
            <text:p>0</text:p>
          </table:table-cell>
          <table:table-cell table:formula="of:=1.25*[.G78]" office:value-type="float" office:value="3.75" calcext:value-type="float">
            <text:p>3,75</text:p>
          </table:table-cell>
          <table:table-cell table:formula="of:=1.5*([.H78]+[.I78])" office:value-type="float" office:value="0" calcext:value-type="float">
            <text:p>0,00</text:p>
          </table:table-cell>
          <table:table-cell table:formula="of:=[.J78]+[.K78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5" calcext:value-type="float">
            <text:p>35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7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9]-[.F79])" office:value-type="float" office:value="3" calcext:value-type="float">
            <text:p>3</text:p>
          </table:table-cell>
          <table:table-cell table:formula="of:=MAX(0;MIN([.D79]*24-43;48-43))" office:value-type="float" office:value="0" calcext:value-type="float">
            <text:p>0</text:p>
          </table:table-cell>
          <table:table-cell table:formula="of:=MAX(0;MIN([.D79]*24-48))" office:value-type="float" office:value="0" calcext:value-type="float">
            <text:p>0</text:p>
          </table:table-cell>
          <table:table-cell table:formula="of:=1.25*[.G79]" office:value-type="float" office:value="3.75" calcext:value-type="float">
            <text:p>3,75</text:p>
          </table:table-cell>
          <table:table-cell table:formula="of:=1.5*([.H79]+[.I79])" office:value-type="float" office:value="0" calcext:value-type="float">
            <text:p>0,00</text:p>
          </table:table-cell>
          <table:table-cell table:formula="of:=[.J79]+[.K7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6" calcext:value-type="float">
            <text:p>36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8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80]-[.F80])" office:value-type="float" office:value="-3" calcext:value-type="float">
            <text:p>-3</text:p>
          </table:table-cell>
          <table:table-cell table:formula="of:=MAX(0;MIN([.D80]*24-43;48-43))" office:value-type="float" office:value="0" calcext:value-type="float">
            <text:p>0</text:p>
          </table:table-cell>
          <table:table-cell table:formula="of:=MAX(0;MIN([.D80]*24-48))" office:value-type="float" office:value="0" calcext:value-type="float">
            <text:p>0</text:p>
          </table:table-cell>
          <table:table-cell table:formula="of:=1.25*[.G80]" office:value-type="float" office:value="-3.75" calcext:value-type="float">
            <text:p>-3,75</text:p>
          </table:table-cell>
          <table:table-cell table:formula="of:=1.5*([.H80]+[.I80])" office:value-type="float" office:value="0" calcext:value-type="float">
            <text:p>0,00</text:p>
          </table:table-cell>
          <table:table-cell table:formula="of:=[.J80]+[.K8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12H00M00S" calcext:value-type="time">
            <text:p>12</text:p>
          </table:table-cell>
          <table:table-cell table:formula="of:=MAX(0;MIN([.D8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1]-[.F81])" office:value-type="float" office:value="-4" calcext:value-type="float">
            <text:p>-4</text:p>
          </table:table-cell>
          <table:table-cell table:formula="of:=MAX(0;MIN([.D81]*24-43;48-43))" office:value-type="float" office:value="0" calcext:value-type="float">
            <text:p>0</text:p>
          </table:table-cell>
          <table:table-cell table:formula="of:=MAX(0;MIN([.D81]*24-48))" office:value-type="float" office:value="0" calcext:value-type="float">
            <text:p>0</text:p>
          </table:table-cell>
          <table:table-cell table:formula="of:=1.25*[.G81]" office:value-type="float" office:value="-5" calcext:value-type="float">
            <text:p>-5,00</text:p>
          </table:table-cell>
          <table:table-cell table:formula="of:=1.5*([.H81]+[.I81])" office:value-type="float" office:value="0" calcext:value-type="float">
            <text:p>0,00</text:p>
          </table:table-cell>
          <table:table-cell table:formula="of:=[.J81]+[.K8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42H00M00S" calcext:value-type="time">
            <text:p>42</text:p>
          </table:table-cell>
          <table:table-cell table:formula="of:=MAX(0;MIN([.D8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82]-[.F82])" office:value-type="float" office:value="3" calcext:value-type="float">
            <text:p>3</text:p>
          </table:table-cell>
          <table:table-cell table:formula="of:=MAX(0;MIN([.D82]*24-43;48-43))" office:value-type="float" office:value="0" calcext:value-type="float">
            <text:p>0</text:p>
          </table:table-cell>
          <table:table-cell table:formula="of:=MAX(0;MIN([.D82]*24-48))" office:value-type="float" office:value="0" calcext:value-type="float">
            <text:p>0</text:p>
          </table:table-cell>
          <table:table-cell table:formula="of:=1.25*[.G82]" office:value-type="float" office:value="3.75" calcext:value-type="float">
            <text:p>3,75</text:p>
          </table:table-cell>
          <table:table-cell table:formula="of:=1.5*([.H82]+[.I82])" office:value-type="float" office:value="0" calcext:value-type="float">
            <text:p>0,00</text:p>
          </table:table-cell>
          <table:table-cell table:formula="of:=[.J82]+[.K8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9" calcext:value-type="float">
            <text:p>39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8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3]-[.F83])" office:value-type="float" office:value="-4" calcext:value-type="float">
            <text:p>-4</text:p>
          </table:table-cell>
          <table:table-cell table:formula="of:=MAX(0;MIN([.D83]*24-43;48-43))" office:value-type="float" office:value="0" calcext:value-type="float">
            <text:p>0</text:p>
          </table:table-cell>
          <table:table-cell table:formula="of:=MAX(0;MIN([.D83]*24-48))" office:value-type="float" office:value="0" calcext:value-type="float">
            <text:p>0</text:p>
          </table:table-cell>
          <table:table-cell table:formula="of:=1.25*[.G83]" office:value-type="float" office:value="-5" calcext:value-type="float">
            <text:p>-5,00</text:p>
          </table:table-cell>
          <table:table-cell table:formula="of:=1.5*([.H83]+[.I83])" office:value-type="float" office:value="0" calcext:value-type="float">
            <text:p>0,00</text:p>
          </table:table-cell>
          <table:table-cell table:formula="of:=[.J83]+[.K8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8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4]-[.F84])" office:value-type="float" office:value="-4" calcext:value-type="float">
            <text:p>-4</text:p>
          </table:table-cell>
          <table:table-cell table:formula="of:=MAX(0;MIN([.D84]*24-43;48-43))" office:value-type="float" office:value="0" calcext:value-type="float">
            <text:p>0</text:p>
          </table:table-cell>
          <table:table-cell table:formula="of:=MAX(0;MIN([.D84]*24-48))" office:value-type="float" office:value="0" calcext:value-type="float">
            <text:p>0</text:p>
          </table:table-cell>
          <table:table-cell table:formula="of:=1.25*[.G84]" office:value-type="float" office:value="-5" calcext:value-type="float">
            <text:p>-5,00</text:p>
          </table:table-cell>
          <table:table-cell table:formula="of:=1.5*([.H84]+[.I84])" office:value-type="float" office:value="0" calcext:value-type="float">
            <text:p>0,00</text:p>
          </table:table-cell>
          <table:table-cell table:formula="of:=[.J84]+[.K8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8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85]-[.F85])" office:value-type="float" office:value="3" calcext:value-type="float">
            <text:p>3</text:p>
          </table:table-cell>
          <table:table-cell table:formula="of:=MAX(0;MIN([.D85]*24-43;48-43))" office:value-type="float" office:value="0" calcext:value-type="float">
            <text:p>0</text:p>
          </table:table-cell>
          <table:table-cell table:formula="of:=MAX(0;MIN([.D85]*24-48))" office:value-type="float" office:value="0" calcext:value-type="float">
            <text:p>0</text:p>
          </table:table-cell>
          <table:table-cell table:formula="of:=1.25*[.G85]" office:value-type="float" office:value="3.75" calcext:value-type="float">
            <text:p>3,75</text:p>
          </table:table-cell>
          <table:table-cell table:formula="of:=1.5*([.H85]+[.I85])" office:value-type="float" office:value="0" calcext:value-type="float">
            <text:p>0,00</text:p>
          </table:table-cell>
          <table:table-cell table:formula="of:=[.J85]+[.K8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8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6]-[.F86])" office:value-type="float" office:value="-4" calcext:value-type="float">
            <text:p>-4</text:p>
          </table:table-cell>
          <table:table-cell table:formula="of:=MAX(0;MIN([.D86]*24-43;48-43))" office:value-type="float" office:value="0" calcext:value-type="float">
            <text:p>0</text:p>
          </table:table-cell>
          <table:table-cell table:formula="of:=MAX(0;MIN([.D86]*24-48))" office:value-type="float" office:value="0" calcext:value-type="float">
            <text:p>0</text:p>
          </table:table-cell>
          <table:table-cell table:formula="of:=1.25*[.G86]" office:value-type="float" office:value="-5" calcext:value-type="float">
            <text:p>-5,00</text:p>
          </table:table-cell>
          <table:table-cell table:formula="of:=1.5*([.H86]+[.I86])" office:value-type="float" office:value="0" calcext:value-type="float">
            <text:p>0,00</text:p>
          </table:table-cell>
          <table:table-cell table:formula="of:=[.J86]+[.K8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48H00M00S" calcext:value-type="time">
            <text:p>48</text:p>
          </table:table-cell>
          <table:table-cell table:formula="of:=MAX(0;MIN([.D8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7]-[.F87])" office:value-type="float" office:value="4" calcext:value-type="float">
            <text:p>4</text:p>
          </table:table-cell>
          <table:table-cell table:formula="of:=MAX(0;MIN([.D87]*24-43;48-43))" office:value-type="float" office:value="5" calcext:value-type="float">
            <text:p>5</text:p>
          </table:table-cell>
          <table:table-cell table:formula="of:=MAX(0;MIN([.D87]*24-48))" office:value-type="float" office:value="0" calcext:value-type="float">
            <text:p>0</text:p>
          </table:table-cell>
          <table:table-cell table:formula="of:=1.25*[.G87]" office:value-type="float" office:value="5" calcext:value-type="float">
            <text:p>5,00</text:p>
          </table:table-cell>
          <table:table-cell table:formula="of:=1.5*([.H87]+[.I87])" office:value-type="float" office:value="7.5" calcext:value-type="float">
            <text:p>7,50</text:p>
          </table:table-cell>
          <table:table-cell table:formula="of:=[.J87]+[.K8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36H00M00S" calcext:value-type="time">
            <text:p>36</text:p>
          </table:table-cell>
          <table:table-cell table:formula="of:=MAX(0;MIN([.D8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88]-[.F88])" office:value-type="float" office:value="-3" calcext:value-type="float">
            <text:p>-3</text:p>
          </table:table-cell>
          <table:table-cell table:formula="of:=MAX(0;MIN([.D88]*24-43;48-43))" office:value-type="float" office:value="0" calcext:value-type="float">
            <text:p>0</text:p>
          </table:table-cell>
          <table:table-cell table:formula="of:=MAX(0;MIN([.D88]*24-48))" office:value-type="float" office:value="0" calcext:value-type="float">
            <text:p>0</text:p>
          </table:table-cell>
          <table:table-cell table:formula="of:=1.25*[.G88]" office:value-type="float" office:value="-3.75" calcext:value-type="float">
            <text:p>-3,75</text:p>
          </table:table-cell>
          <table:table-cell table:formula="of:=1.5*([.H88]+[.I88])" office:value-type="float" office:value="0" calcext:value-type="float">
            <text:p>0,00</text:p>
          </table:table-cell>
          <table:table-cell table:formula="of:=[.J88]+[.K88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48H00M00S" calcext:value-type="time">
            <text:p>48</text:p>
          </table:table-cell>
          <table:table-cell table:formula="of:=MAX(0;MIN([.D8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9]-[.F89])" office:value-type="float" office:value="4" calcext:value-type="float">
            <text:p>4</text:p>
          </table:table-cell>
          <table:table-cell table:formula="of:=MAX(0;MIN([.D89]*24-43;48-43))" office:value-type="float" office:value="5" calcext:value-type="float">
            <text:p>5</text:p>
          </table:table-cell>
          <table:table-cell table:formula="of:=MAX(0;MIN([.D89]*24-48))" office:value-type="float" office:value="0" calcext:value-type="float">
            <text:p>0</text:p>
          </table:table-cell>
          <table:table-cell table:formula="of:=1.25*[.G89]" office:value-type="float" office:value="5" calcext:value-type="float">
            <text:p>5,00</text:p>
          </table:table-cell>
          <table:table-cell table:formula="of:=1.5*([.H89]+[.I89])" office:value-type="float" office:value="7.5" calcext:value-type="float">
            <text:p>7,50</text:p>
          </table:table-cell>
          <table:table-cell table:formula="of:=[.J89]+[.K8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9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0]-[.F90])" office:value-type="float" office:value="-4" calcext:value-type="float">
            <text:p>-4</text:p>
          </table:table-cell>
          <table:table-cell table:formula="of:=MAX(0;MIN([.D90]*24-43;48-43))" office:value-type="float" office:value="0" calcext:value-type="float">
            <text:p>0</text:p>
          </table:table-cell>
          <table:table-cell table:formula="of:=MAX(0;MIN([.D90]*24-48))" office:value-type="float" office:value="0" calcext:value-type="float">
            <text:p>0</text:p>
          </table:table-cell>
          <table:table-cell table:formula="of:=1.25*[.G90]" office:value-type="float" office:value="-5" calcext:value-type="float">
            <text:p>-5,00</text:p>
          </table:table-cell>
          <table:table-cell table:formula="of:=1.5*([.H90]+[.I90])" office:value-type="float" office:value="0" calcext:value-type="float">
            <text:p>0,00</text:p>
          </table:table-cell>
          <table:table-cell table:formula="of:=[.J90]+[.K9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9" calcext:value-type="float">
            <text:p>49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9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1]-[.F91])" office:value-type="float" office:value="-4" calcext:value-type="float">
            <text:p>-4</text:p>
          </table:table-cell>
          <table:table-cell table:formula="of:=MAX(0;MIN([.D91]*24-43;48-43))" office:value-type="float" office:value="0" calcext:value-type="float">
            <text:p>0</text:p>
          </table:table-cell>
          <table:table-cell table:formula="of:=MAX(0;MIN([.D91]*24-48))" office:value-type="float" office:value="0" calcext:value-type="float">
            <text:p>0</text:p>
          </table:table-cell>
          <table:table-cell table:formula="of:=1.25*[.G91]" office:value-type="float" office:value="-5" calcext:value-type="float">
            <text:p>-5,00</text:p>
          </table:table-cell>
          <table:table-cell table:formula="of:=1.5*([.H91]+[.I91])" office:value-type="float" office:value="0" calcext:value-type="float">
            <text:p>0,00</text:p>
          </table:table-cell>
          <table:table-cell table:formula="of:=[.J91]+[.K9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2H00M00S" calcext:value-type="time">
            <text:p>42</text:p>
          </table:table-cell>
          <table:table-cell table:formula="of:=MAX(0;MIN([.D9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92]-[.F92])" office:value-type="float" office:value="3" calcext:value-type="float">
            <text:p>3</text:p>
          </table:table-cell>
          <table:table-cell table:formula="of:=MAX(0;MIN([.D92]*24-43;48-43))" office:value-type="float" office:value="0" calcext:value-type="float">
            <text:p>0</text:p>
          </table:table-cell>
          <table:table-cell table:formula="of:=MAX(0;MIN([.D92]*24-48))" office:value-type="float" office:value="0" calcext:value-type="float">
            <text:p>0</text:p>
          </table:table-cell>
          <table:table-cell table:formula="of:=1.25*[.G92]" office:value-type="float" office:value="3.75" calcext:value-type="float">
            <text:p>3,75</text:p>
          </table:table-cell>
          <table:table-cell table:formula="of:=1.5*([.H92]+[.I92])" office:value-type="float" office:value="0" calcext:value-type="float">
            <text:p>0,00</text:p>
          </table:table-cell>
          <table:table-cell table:formula="of:=[.J92]+[.K9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9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93]-[.F93])" office:value-type="float" office:value="-3" calcext:value-type="float">
            <text:p>-3</text:p>
          </table:table-cell>
          <table:table-cell table:formula="of:=MAX(0;MIN([.D93]*24-43;48-43))" office:value-type="float" office:value="0" calcext:value-type="float">
            <text:p>0</text:p>
          </table:table-cell>
          <table:table-cell table:formula="of:=MAX(0;MIN([.D93]*24-48))" office:value-type="float" office:value="0" calcext:value-type="float">
            <text:p>0</text:p>
          </table:table-cell>
          <table:table-cell table:formula="of:=1.25*[.G93]" office:value-type="float" office:value="-3.75" calcext:value-type="float">
            <text:p>-3,75</text:p>
          </table:table-cell>
          <table:table-cell table:formula="of:=1.5*([.H93]+[.I93])" office:value-type="float" office:value="0" calcext:value-type="float">
            <text:p>0,00</text:p>
          </table:table-cell>
          <table:table-cell table:formula="of:=[.J93]+[.K93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2" calcext:value-type="float">
            <text:p>52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9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4]-[.F94])" office:value-type="float" office:value="-4" calcext:value-type="float">
            <text:p>-4</text:p>
          </table:table-cell>
          <table:table-cell table:formula="of:=MAX(0;MIN([.D94]*24-43;48-43))" office:value-type="float" office:value="0" calcext:value-type="float">
            <text:p>0</text:p>
          </table:table-cell>
          <table:table-cell table:formula="of:=MAX(0;MIN([.D94]*24-48))" office:value-type="float" office:value="0" calcext:value-type="float">
            <text:p>0</text:p>
          </table:table-cell>
          <table:table-cell table:formula="of:=1.25*[.G94]" office:value-type="float" office:value="-5" calcext:value-type="float">
            <text:p>-5,00</text:p>
          </table:table-cell>
          <table:table-cell table:formula="of:=1.5*([.H94]+[.I94])" office:value-type="float" office:value="0" calcext:value-type="float">
            <text:p>0,00</text:p>
          </table:table-cell>
          <table:table-cell table:formula="of:=[.J94]+[.K94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6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06H00M00S" calcext:value-type="time">
            <text:p>6</text:p>
          </table:table-cell>
          <table:table-cell table:formula="of:=MAX(0;MIN([.D95]*24-35;43-35))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formula="of:=ROUND([.E95]-[.F95])" office:value-type="float" office:value="0" calcext:value-type="float">
            <text:p>0</text:p>
          </table:table-cell>
          <table:table-cell table:formula="of:=MAX(0;MIN([.D95]*24-43;48-43))" office:value-type="float" office:value="0" calcext:value-type="float">
            <text:p>0</text:p>
          </table:table-cell>
          <table:table-cell table:formula="of:=MAX(0;MIN([.D95]*24-48))" office:value-type="float" office:value="0" calcext:value-type="float">
            <text:p>0</text:p>
          </table:table-cell>
          <table:table-cell table:formula="of:=1.25*[.G95]" office:value-type="float" office:value="0" calcext:value-type="float">
            <text:p>0,00</text:p>
          </table:table-cell>
          <table:table-cell table:formula="of:=1.5*([.H95]+[.I95])" office:value-type="float" office:value="0" calcext:value-type="float">
            <text:p>0,00</text:p>
          </table:table-cell>
          <table:table-cell table:formula="of:=[.J95]+[.K95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8H00M00S" calcext:value-type="time">
            <text:p>48</text:p>
          </table:table-cell>
          <table:table-cell table:formula="of:=MAX(0;MIN([.D9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96]-[.F96])" office:value-type="float" office:value="4" calcext:value-type="float">
            <text:p>4</text:p>
          </table:table-cell>
          <table:table-cell table:formula="of:=MAX(0;MIN([.D96]*24-43;48-43))" office:value-type="float" office:value="5" calcext:value-type="float">
            <text:p>5</text:p>
          </table:table-cell>
          <table:table-cell table:formula="of:=MAX(0;MIN([.D96]*24-48))" office:value-type="float" office:value="0" calcext:value-type="float">
            <text:p>0</text:p>
          </table:table-cell>
          <table:table-cell table:formula="of:=1.25*[.G96]" office:value-type="float" office:value="5" calcext:value-type="float">
            <text:p>5,00</text:p>
          </table:table-cell>
          <table:table-cell table:formula="of:=1.5*([.H96]+[.I96])" office:value-type="float" office:value="7.5" calcext:value-type="float">
            <text:p>7,50</text:p>
          </table:table-cell>
          <table:table-cell table:formula="of:=[.J96]+[.K9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24H00M00S" calcext:value-type="time">
            <text:p>24</text:p>
          </table:table-cell>
          <table:table-cell table:formula="of:=MAX(0;MIN([.D9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7]-[.F97])" office:value-type="float" office:value="-4" calcext:value-type="float">
            <text:p>-4</text:p>
          </table:table-cell>
          <table:table-cell table:formula="of:=MAX(0;MIN([.D97]*24-43;48-43))" office:value-type="float" office:value="0" calcext:value-type="float">
            <text:p>0</text:p>
          </table:table-cell>
          <table:table-cell table:formula="of:=MAX(0;MIN([.D97]*24-48))" office:value-type="float" office:value="0" calcext:value-type="float">
            <text:p>0</text:p>
          </table:table-cell>
          <table:table-cell table:formula="of:=1.25*[.G97]" office:value-type="float" office:value="-5" calcext:value-type="float">
            <text:p>-5,00</text:p>
          </table:table-cell>
          <table:table-cell table:formula="of:=1.5*([.H97]+[.I97])" office:value-type="float" office:value="0" calcext:value-type="float">
            <text:p>0,00</text:p>
          </table:table-cell>
          <table:table-cell table:formula="of:=[.J97]+[.K97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30H00M00S" calcext:value-type="time">
            <text:p>30</text:p>
          </table:table-cell>
          <table:table-cell table:formula="of:=MAX(0;MIN([.D9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8]-[.F98])" office:value-type="float" office:value="-4" calcext:value-type="float">
            <text:p>-4</text:p>
          </table:table-cell>
          <table:table-cell table:formula="of:=MAX(0;MIN([.D98]*24-43;48-43))" office:value-type="float" office:value="0" calcext:value-type="float">
            <text:p>0</text:p>
          </table:table-cell>
          <table:table-cell table:formula="of:=MAX(0;MIN([.D98]*24-48))" office:value-type="float" office:value="0" calcext:value-type="float">
            <text:p>0</text:p>
          </table:table-cell>
          <table:table-cell table:formula="of:=1.25*[.G98]" office:value-type="float" office:value="-5" calcext:value-type="float">
            <text:p>-5,00</text:p>
          </table:table-cell>
          <table:table-cell table:formula="of:=1.5*([.H98]+[.I98])" office:value-type="float" office:value="0" calcext:value-type="float">
            <text:p>0,00</text:p>
          </table:table-cell>
          <table:table-cell table:formula="of:=[.J98]+[.K9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53" calcext:value-type="float">
            <text:p>5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9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99]-[.F99])" office:value-type="float" office:value="3" calcext:value-type="float">
            <text:p>3</text:p>
          </table:table-cell>
          <table:table-cell table:formula="of:=MAX(0;MIN([.D99]*24-43;48-43))" office:value-type="float" office:value="0" calcext:value-type="float">
            <text:p>0</text:p>
          </table:table-cell>
          <table:table-cell table:formula="of:=MAX(0;MIN([.D99]*24-48))" office:value-type="float" office:value="0" calcext:value-type="float">
            <text:p>0</text:p>
          </table:table-cell>
          <table:table-cell table:formula="of:=1.25*[.G99]" office:value-type="float" office:value="3.75" calcext:value-type="float">
            <text:p>3,75</text:p>
          </table:table-cell>
          <table:table-cell table:formula="of:=1.5*([.H99]+[.I99])" office:value-type="float" office:value="0" calcext:value-type="float">
            <text:p>0,00</text:p>
          </table:table-cell>
          <table:table-cell table:formula="of:=[.J99]+[.K9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0]-[.F100])" office:value-type="float" office:value="3" calcext:value-type="float">
            <text:p>3</text:p>
          </table:table-cell>
          <table:table-cell table:formula="of:=MAX(0;MIN([.D100]*24-43;48-43))" office:value-type="float" office:value="0" calcext:value-type="float">
            <text:p>0</text:p>
          </table:table-cell>
          <table:table-cell table:formula="of:=MAX(0;MIN([.D100]*24-48))" office:value-type="float" office:value="0" calcext:value-type="float">
            <text:p>0</text:p>
          </table:table-cell>
          <table:table-cell table:formula="of:=1.25*[.G100]" office:value-type="float" office:value="3.75" calcext:value-type="float">
            <text:p>3,75</text:p>
          </table:table-cell>
          <table:table-cell table:formula="of:=1.5*([.H100]+[.I100])" office:value-type="float" office:value="0" calcext:value-type="float">
            <text:p>0,00</text:p>
          </table:table-cell>
          <table:table-cell table:formula="of:=[.J100]+[.K10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48H00M00S" calcext:value-type="time">
            <text:p>48</text:p>
          </table:table-cell>
          <table:table-cell table:formula="of:=MAX(0;MIN([.D10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1]-[.F101])" office:value-type="float" office:value="4" calcext:value-type="float">
            <text:p>4</text:p>
          </table:table-cell>
          <table:table-cell table:formula="of:=MAX(0;MIN([.D101]*24-43;48-43))" office:value-type="float" office:value="5" calcext:value-type="float">
            <text:p>5</text:p>
          </table:table-cell>
          <table:table-cell table:formula="of:=MAX(0;MIN([.D101]*24-48))" office:value-type="float" office:value="0" calcext:value-type="float">
            <text:p>0</text:p>
          </table:table-cell>
          <table:table-cell table:formula="of:=1.25*[.G101]" office:value-type="float" office:value="5" calcext:value-type="float">
            <text:p>5,00</text:p>
          </table:table-cell>
          <table:table-cell table:formula="of:=1.5*([.H101]+[.I101])" office:value-type="float" office:value="7.5" calcext:value-type="float">
            <text:p>7,50</text:p>
          </table:table-cell>
          <table:table-cell table:formula="of:=[.J101]+[.K10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24H00M00S" calcext:value-type="time">
            <text:p>24</text:p>
          </table:table-cell>
          <table:table-cell table:formula="of:=MAX(0;MIN([.D10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2]-[.F102])" office:value-type="float" office:value="-4" calcext:value-type="float">
            <text:p>-4</text:p>
          </table:table-cell>
          <table:table-cell table:formula="of:=MAX(0;MIN([.D102]*24-43;48-43))" office:value-type="float" office:value="0" calcext:value-type="float">
            <text:p>0</text:p>
          </table:table-cell>
          <table:table-cell table:formula="of:=MAX(0;MIN([.D102]*24-48))" office:value-type="float" office:value="0" calcext:value-type="float">
            <text:p>0</text:p>
          </table:table-cell>
          <table:table-cell table:formula="of:=1.25*[.G102]" office:value-type="float" office:value="-5" calcext:value-type="float">
            <text:p>-5,00</text:p>
          </table:table-cell>
          <table:table-cell table:formula="of:=1.5*([.H102]+[.I102])" office:value-type="float" office:value="0" calcext:value-type="float">
            <text:p>0,00</text:p>
          </table:table-cell>
          <table:table-cell table:formula="of:=[.J102]+[.K102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0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3]-[.F103])" office:value-type="float" office:value="3" calcext:value-type="float">
            <text:p>3</text:p>
          </table:table-cell>
          <table:table-cell table:formula="of:=MAX(0;MIN([.D103]*24-43;48-43))" office:value-type="float" office:value="0" calcext:value-type="float">
            <text:p>0</text:p>
          </table:table-cell>
          <table:table-cell table:formula="of:=MAX(0;MIN([.D103]*24-48))" office:value-type="float" office:value="0" calcext:value-type="float">
            <text:p>0</text:p>
          </table:table-cell>
          <table:table-cell table:formula="of:=1.25*[.G103]" office:value-type="float" office:value="3.75" calcext:value-type="float">
            <text:p>3,75</text:p>
          </table:table-cell>
          <table:table-cell table:formula="of:=1.5*([.H103]+[.I103])" office:value-type="float" office:value="0" calcext:value-type="float">
            <text:p>0,00</text:p>
          </table:table-cell>
          <table:table-cell table:formula="of:=[.J103]+[.K10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4]-[.F104])" office:value-type="float" office:value="3" calcext:value-type="float">
            <text:p>3</text:p>
          </table:table-cell>
          <table:table-cell table:formula="of:=MAX(0;MIN([.D104]*24-43;48-43))" office:value-type="float" office:value="0" calcext:value-type="float">
            <text:p>0</text:p>
          </table:table-cell>
          <table:table-cell table:formula="of:=MAX(0;MIN([.D104]*24-48))" office:value-type="float" office:value="0" calcext:value-type="float">
            <text:p>0</text:p>
          </table:table-cell>
          <table:table-cell table:formula="of:=1.25*[.G104]" office:value-type="float" office:value="3.75" calcext:value-type="float">
            <text:p>3,75</text:p>
          </table:table-cell>
          <table:table-cell table:formula="of:=1.5*([.H104]+[.I104])" office:value-type="float" office:value="0" calcext:value-type="float">
            <text:p>0,00</text:p>
          </table:table-cell>
          <table:table-cell table:formula="of:=[.J104]+[.K104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48H00M00S" calcext:value-type="time">
            <text:p>48</text:p>
          </table:table-cell>
          <table:table-cell table:formula="of:=MAX(0;MIN([.D10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5]-[.F105])" office:value-type="float" office:value="4" calcext:value-type="float">
            <text:p>4</text:p>
          </table:table-cell>
          <table:table-cell table:formula="of:=MAX(0;MIN([.D105]*24-43;48-43))" office:value-type="float" office:value="5" calcext:value-type="float">
            <text:p>5</text:p>
          </table:table-cell>
          <table:table-cell table:formula="of:=MAX(0;MIN([.D105]*24-48))" office:value-type="float" office:value="0" calcext:value-type="float">
            <text:p>0</text:p>
          </table:table-cell>
          <table:table-cell table:formula="of:=1.25*[.G105]" office:value-type="float" office:value="5" calcext:value-type="float">
            <text:p>5,00</text:p>
          </table:table-cell>
          <table:table-cell table:formula="of:=1.5*([.H105]+[.I105])" office:value-type="float" office:value="7.5" calcext:value-type="float">
            <text:p>7,50</text:p>
          </table:table-cell>
          <table:table-cell table:formula="of:=[.J105]+[.K105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48H00M00S" calcext:value-type="time">
            <text:p>48</text:p>
          </table:table-cell>
          <table:table-cell table:formula="of:=MAX(0;MIN([.D10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6]-[.F106])" office:value-type="float" office:value="4" calcext:value-type="float">
            <text:p>4</text:p>
          </table:table-cell>
          <table:table-cell table:formula="of:=MAX(0;MIN([.D106]*24-43;48-43))" office:value-type="float" office:value="5" calcext:value-type="float">
            <text:p>5</text:p>
          </table:table-cell>
          <table:table-cell table:formula="of:=MAX(0;MIN([.D106]*24-48))" office:value-type="float" office:value="0" calcext:value-type="float">
            <text:p>0</text:p>
          </table:table-cell>
          <table:table-cell table:formula="of:=1.25*[.G106]" office:value-type="float" office:value="5" calcext:value-type="float">
            <text:p>5,00</text:p>
          </table:table-cell>
          <table:table-cell table:formula="of:=1.5*([.H106]+[.I106])" office:value-type="float" office:value="7.5" calcext:value-type="float">
            <text:p>7,50</text:p>
          </table:table-cell>
          <table:table-cell table:formula="of:=[.J106]+[.K106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0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7]-[.F107])" office:value-type="float" office:value="-4" calcext:value-type="float">
            <text:p>-4</text:p>
          </table:table-cell>
          <table:table-cell table:formula="of:=MAX(0;MIN([.D107]*24-43;48-43))" office:value-type="float" office:value="0" calcext:value-type="float">
            <text:p>0</text:p>
          </table:table-cell>
          <table:table-cell table:formula="of:=MAX(0;MIN([.D107]*24-48))" office:value-type="float" office:value="0" calcext:value-type="float">
            <text:p>0</text:p>
          </table:table-cell>
          <table:table-cell table:formula="of:=1.25*[.G107]" office:value-type="float" office:value="-5" calcext:value-type="float">
            <text:p>-5,00</text:p>
          </table:table-cell>
          <table:table-cell table:formula="of:=1.5*([.H107]+[.I107])" office:value-type="float" office:value="0" calcext:value-type="float">
            <text:p>0,00</text:p>
          </table:table-cell>
          <table:table-cell table:formula="of:=[.J107]+[.K10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3" calcext:value-type="float">
            <text:p>13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8]-[.F108])" office:value-type="float" office:value="3" calcext:value-type="float">
            <text:p>3</text:p>
          </table:table-cell>
          <table:table-cell table:formula="of:=MAX(0;MIN([.D108]*24-43;48-43))" office:value-type="float" office:value="0" calcext:value-type="float">
            <text:p>0</text:p>
          </table:table-cell>
          <table:table-cell table:formula="of:=MAX(0;MIN([.D108]*24-48))" office:value-type="float" office:value="0" calcext:value-type="float">
            <text:p>0</text:p>
          </table:table-cell>
          <table:table-cell table:formula="of:=1.25*[.G108]" office:value-type="float" office:value="3.75" calcext:value-type="float">
            <text:p>3,75</text:p>
          </table:table-cell>
          <table:table-cell table:formula="of:=1.5*([.H108]+[.I108])" office:value-type="float" office:value="0" calcext:value-type="float">
            <text:p>0,00</text:p>
          </table:table-cell>
          <table:table-cell table:formula="of:=[.J108]+[.K108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48H00M00S" calcext:value-type="time">
            <text:p>48</text:p>
          </table:table-cell>
          <table:table-cell table:formula="of:=MAX(0;MIN([.D10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9]-[.F109])" office:value-type="float" office:value="4" calcext:value-type="float">
            <text:p>4</text:p>
          </table:table-cell>
          <table:table-cell table:formula="of:=MAX(0;MIN([.D109]*24-43;48-43))" office:value-type="float" office:value="5" calcext:value-type="float">
            <text:p>5</text:p>
          </table:table-cell>
          <table:table-cell table:formula="of:=MAX(0;MIN([.D109]*24-48))" office:value-type="float" office:value="0" calcext:value-type="float">
            <text:p>0</text:p>
          </table:table-cell>
          <table:table-cell table:formula="of:=1.25*[.G109]" office:value-type="float" office:value="5" calcext:value-type="float">
            <text:p>5,00</text:p>
          </table:table-cell>
          <table:table-cell table:formula="of:=1.5*([.H109]+[.I109])" office:value-type="float" office:value="7.5" calcext:value-type="float">
            <text:p>7,50</text:p>
          </table:table-cell>
          <table:table-cell table:formula="of:=[.J109]+[.K109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48H00M00S" calcext:value-type="time">
            <text:p>48</text:p>
          </table:table-cell>
          <table:table-cell table:formula="of:=MAX(0;MIN([.D11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0]-[.F110])" office:value-type="float" office:value="4" calcext:value-type="float">
            <text:p>4</text:p>
          </table:table-cell>
          <table:table-cell table:formula="of:=MAX(0;MIN([.D110]*24-43;48-43))" office:value-type="float" office:value="5" calcext:value-type="float">
            <text:p>5</text:p>
          </table:table-cell>
          <table:table-cell table:formula="of:=MAX(0;MIN([.D110]*24-48))" office:value-type="float" office:value="0" calcext:value-type="float">
            <text:p>0</text:p>
          </table:table-cell>
          <table:table-cell table:formula="of:=1.25*[.G110]" office:value-type="float" office:value="5" calcext:value-type="float">
            <text:p>5,00</text:p>
          </table:table-cell>
          <table:table-cell table:formula="of:=1.5*([.H110]+[.I110])" office:value-type="float" office:value="7.5" calcext:value-type="float">
            <text:p>7,50</text:p>
          </table:table-cell>
          <table:table-cell table:formula="of:=[.J110]+[.K110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1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1]-[.F111])" office:value-type="float" office:value="3" calcext:value-type="float">
            <text:p>3</text:p>
          </table:table-cell>
          <table:table-cell table:formula="of:=MAX(0;MIN([.D111]*24-43;48-43))" office:value-type="float" office:value="0" calcext:value-type="float">
            <text:p>0</text:p>
          </table:table-cell>
          <table:table-cell table:formula="of:=MAX(0;MIN([.D111]*24-48))" office:value-type="float" office:value="0" calcext:value-type="float">
            <text:p>0</text:p>
          </table:table-cell>
          <table:table-cell table:formula="of:=1.25*[.G111]" office:value-type="float" office:value="3.75" calcext:value-type="float">
            <text:p>3,75</text:p>
          </table:table-cell>
          <table:table-cell table:formula="of:=1.5*([.H111]+[.I111])" office:value-type="float" office:value="0" calcext:value-type="float">
            <text:p>0,00</text:p>
          </table:table-cell>
          <table:table-cell table:formula="of:=[.J111]+[.K11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7" calcext:value-type="float">
            <text:p>17</text:p>
          </table:table-cell>
          <table:table-cell table:style-name="ce20" office:value-type="time" office:time-value="PT06H00M00S" calcext:value-type="time">
            <text:p>6</text:p>
          </table:table-cell>
          <table:table-cell table:formula="of:=MAX(0;MIN([.D11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2]-[.F112])" office:value-type="float" office:value="-4" calcext:value-type="float">
            <text:p>-4</text:p>
          </table:table-cell>
          <table:table-cell table:formula="of:=MAX(0;MIN([.D112]*24-43;48-43))" office:value-type="float" office:value="0" calcext:value-type="float">
            <text:p>0</text:p>
          </table:table-cell>
          <table:table-cell table:formula="of:=MAX(0;MIN([.D112]*24-48))" office:value-type="float" office:value="0" calcext:value-type="float">
            <text:p>0</text:p>
          </table:table-cell>
          <table:table-cell table:formula="of:=1.25*[.G112]" office:value-type="float" office:value="-5" calcext:value-type="float">
            <text:p>-5,00</text:p>
          </table:table-cell>
          <table:table-cell table:formula="of:=1.5*([.H112]+[.I112])" office:value-type="float" office:value="0" calcext:value-type="float">
            <text:p>0,00</text:p>
          </table:table-cell>
          <table:table-cell table:formula="of:=[.J112]+[.K11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time" office:time-value="PT36H00M00S" calcext:value-type="time">
            <text:p>36</text:p>
          </table:table-cell>
          <table:table-cell table:formula="of:=MAX(0;MIN([.D11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3]-[.F113])" office:value-type="float" office:value="-3" calcext:value-type="float">
            <text:p>-3</text:p>
          </table:table-cell>
          <table:table-cell table:formula="of:=MAX(0;MIN([.D113]*24-43;48-43))" office:value-type="float" office:value="0" calcext:value-type="float">
            <text:p>0</text:p>
          </table:table-cell>
          <table:table-cell table:formula="of:=MAX(0;MIN([.D113]*24-48))" office:value-type="float" office:value="0" calcext:value-type="float">
            <text:p>0</text:p>
          </table:table-cell>
          <table:table-cell table:formula="of:=1.25*[.G113]" office:value-type="float" office:value="-3.75" calcext:value-type="float">
            <text:p>-3,75</text:p>
          </table:table-cell>
          <table:table-cell table:formula="of:=1.5*([.H113]+[.I113])" office:value-type="float" office:value="0" calcext:value-type="float">
            <text:p>0,00</text:p>
          </table:table-cell>
          <table:table-cell table:formula="of:=[.J113]+[.K11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time" office:time-value="PT30H00M00S" calcext:value-type="time">
            <text:p>30</text:p>
          </table:table-cell>
          <table:table-cell table:formula="of:=MAX(0;MIN([.D11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4]-[.F114])" office:value-type="float" office:value="-4" calcext:value-type="float">
            <text:p>-4</text:p>
          </table:table-cell>
          <table:table-cell table:formula="of:=MAX(0;MIN([.D114]*24-43;48-43))" office:value-type="float" office:value="0" calcext:value-type="float">
            <text:p>0</text:p>
          </table:table-cell>
          <table:table-cell table:formula="of:=MAX(0;MIN([.D114]*24-48))" office:value-type="float" office:value="0" calcext:value-type="float">
            <text:p>0</text:p>
          </table:table-cell>
          <table:table-cell table:formula="of:=1.25*[.G114]" office:value-type="float" office:value="-5" calcext:value-type="float">
            <text:p>-5,00</text:p>
          </table:table-cell>
          <table:table-cell table:formula="of:=1.5*([.H114]+[.I114])" office:value-type="float" office:value="0" calcext:value-type="float">
            <text:p>0,00</text:p>
          </table:table-cell>
          <table:table-cell table:formula="of:=[.J114]+[.K11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1" calcext:value-type="float">
            <text:p>21</text:p>
          </table:table-cell>
          <table:table-cell table:style-name="ce22" office:value-type="time" office:time-value="PT44H00M00.00000021S" calcext:value-type="time">
            <text:p>44</text:p>
          </table:table-cell>
          <table:table-cell table:formula="of:=MAX(0;MIN([.D11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5]-[.F115])" office:value-type="float" office:value="4" calcext:value-type="float">
            <text:p>4</text:p>
          </table:table-cell>
          <table:table-cell table:formula="of:=MAX(0;MIN([.D115]*24-43;48-43))" office:value-type="float" office:value="1.00000000005821" calcext:value-type="float">
            <text:p>1</text:p>
          </table:table-cell>
          <table:table-cell table:formula="of:=MAX(0;MIN([.D115]*24-48))" office:value-type="float" office:value="0" calcext:value-type="float">
            <text:p>0</text:p>
          </table:table-cell>
          <table:table-cell table:formula="of:=1.25*[.G115]" office:value-type="float" office:value="5" calcext:value-type="float">
            <text:p>5,00</text:p>
          </table:table-cell>
          <table:table-cell table:formula="of:=1.5*([.H115]+[.I115])" office:value-type="float" office:value="1.50000000008731" calcext:value-type="float">
            <text:p>1,50</text:p>
          </table:table-cell>
          <table:table-cell table:formula="of:=[.J115]+[.K115]" office:value-type="float" office:value="6.50000000008731" calcext:value-type="float">
            <text:p>6,5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2" calcext:value-type="float">
            <text:p>22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16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6]-[.F116])" office:value-type="float" office:value="-1" calcext:value-type="float">
            <text:p>-1</text:p>
          </table:table-cell>
          <table:table-cell table:formula="of:=MAX(0;MIN([.D116]*24-43;48-43))" office:value-type="float" office:value="0" calcext:value-type="float">
            <text:p>0</text:p>
          </table:table-cell>
          <table:table-cell table:formula="of:=MAX(0;MIN([.D116]*24-48))" office:value-type="float" office:value="0" calcext:value-type="float">
            <text:p>0</text:p>
          </table:table-cell>
          <table:table-cell table:formula="of:=1.25*[.G116]" office:value-type="float" office:value="-1.25" calcext:value-type="float">
            <text:p>-1,25</text:p>
          </table:table-cell>
          <table:table-cell table:formula="of:=1.5*([.H116]+[.I116])" office:value-type="float" office:value="0" calcext:value-type="float">
            <text:p>0,00</text:p>
          </table:table-cell>
          <table:table-cell table:formula="of:=[.J116]+[.K11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time" office:time-value="PT36H00M00S" calcext:value-type="time">
            <text:p>36</text:p>
          </table:table-cell>
          <table:table-cell table:formula="of:=MAX(0;MIN([.D1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7]-[.F117])" office:value-type="float" office:value="-3" calcext:value-type="float">
            <text:p>-3</text:p>
          </table:table-cell>
          <table:table-cell table:formula="of:=MAX(0;MIN([.D117]*24-43;48-43))" office:value-type="float" office:value="0" calcext:value-type="float">
            <text:p>0</text:p>
          </table:table-cell>
          <table:table-cell table:formula="of:=MAX(0;MIN([.D117]*24-48))" office:value-type="float" office:value="0" calcext:value-type="float">
            <text:p>0</text:p>
          </table:table-cell>
          <table:table-cell table:formula="of:=1.25*[.G117]" office:value-type="float" office:value="-3.75" calcext:value-type="float">
            <text:p>-3,75</text:p>
          </table:table-cell>
          <table:table-cell table:formula="of:=1.5*([.H117]+[.I117])" office:value-type="float" office:value="0" calcext:value-type="float">
            <text:p>0,00</text:p>
          </table:table-cell>
          <table:table-cell table:formula="of:=[.J117]+[.K11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18H00M00S" calcext:value-type="time">
            <text:p>18</text:p>
          </table:table-cell>
          <table:table-cell table:formula="of:=MAX(0;MIN([.D1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8]-[.F118])" office:value-type="float" office:value="-4" calcext:value-type="float">
            <text:p>-4</text:p>
          </table:table-cell>
          <table:table-cell table:formula="of:=MAX(0;MIN([.D118]*24-43;48-43))" office:value-type="float" office:value="0" calcext:value-type="float">
            <text:p>0</text:p>
          </table:table-cell>
          <table:table-cell table:formula="of:=MAX(0;MIN([.D118]*24-48))" office:value-type="float" office:value="0" calcext:value-type="float">
            <text:p>0</text:p>
          </table:table-cell>
          <table:table-cell table:formula="of:=1.25*[.G118]" office:value-type="float" office:value="-5" calcext:value-type="float">
            <text:p>-5,00</text:p>
          </table:table-cell>
          <table:table-cell table:formula="of:=1.5*([.H118]+[.I118])" office:value-type="float" office:value="0" calcext:value-type="float">
            <text:p>0,00</text:p>
          </table:table-cell>
          <table:table-cell table:formula="of:=[.J118]+[.K1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5" calcext:value-type="float">
            <text:p>25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11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9]-[.F119])" office:value-type="float" office:value="4" calcext:value-type="float">
            <text:p>4</text:p>
          </table:table-cell>
          <table:table-cell table:formula="of:=MAX(0;MIN([.D119]*24-43;48-43))" office:value-type="float" office:value="5" calcext:value-type="float">
            <text:p>5</text:p>
          </table:table-cell>
          <table:table-cell table:formula="of:=MAX(0;MIN([.D119]*24-48))" office:value-type="float" office:value="0" calcext:value-type="float">
            <text:p>0</text:p>
          </table:table-cell>
          <table:table-cell table:formula="of:=1.25*[.G119]" office:value-type="float" office:value="5" calcext:value-type="float">
            <text:p>5,00</text:p>
          </table:table-cell>
          <table:table-cell table:formula="of:=1.5*([.H119]+[.I119])" office:value-type="float" office:value="7.5" calcext:value-type="float">
            <text:p>7,50</text:p>
          </table:table-cell>
          <table:table-cell table:formula="of:=[.J119]+[.K11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20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0]-[.F120])" office:value-type="float" office:value="-1" calcext:value-type="float">
            <text:p>-1</text:p>
          </table:table-cell>
          <table:table-cell table:formula="of:=MAX(0;MIN([.D120]*24-43;48-43))" office:value-type="float" office:value="0" calcext:value-type="float">
            <text:p>0</text:p>
          </table:table-cell>
          <table:table-cell table:formula="of:=MAX(0;MIN([.D120]*24-48))" office:value-type="float" office:value="0" calcext:value-type="float">
            <text:p>0</text:p>
          </table:table-cell>
          <table:table-cell table:formula="of:=1.25*[.G120]" office:value-type="float" office:value="-1.25" calcext:value-type="float">
            <text:p>-1,25</text:p>
          </table:table-cell>
          <table:table-cell table:formula="of:=1.5*([.H120]+[.I120])" office:value-type="float" office:value="0" calcext:value-type="float">
            <text:p>0,00</text:p>
          </table:table-cell>
          <table:table-cell table:formula="of:=[.J120]+[.K120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time" office:time-value="PT48H00M00S" calcext:value-type="time">
            <text:p>48</text:p>
          </table:table-cell>
          <table:table-cell table:formula="of:=MAX(0;MIN([.D12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1]-[.F121])" office:value-type="float" office:value="4" calcext:value-type="float">
            <text:p>4</text:p>
          </table:table-cell>
          <table:table-cell table:formula="of:=MAX(0;MIN([.D121]*24-43;48-43))" office:value-type="float" office:value="5" calcext:value-type="float">
            <text:p>5</text:p>
          </table:table-cell>
          <table:table-cell table:formula="of:=MAX(0;MIN([.D121]*24-48))" office:value-type="float" office:value="0" calcext:value-type="float">
            <text:p>0</text:p>
          </table:table-cell>
          <table:table-cell table:formula="of:=1.25*[.G121]" office:value-type="float" office:value="5" calcext:value-type="float">
            <text:p>5,00</text:p>
          </table:table-cell>
          <table:table-cell table:formula="of:=1.5*([.H121]+[.I121])" office:value-type="float" office:value="7.5" calcext:value-type="float">
            <text:p>7,50</text:p>
          </table:table-cell>
          <table:table-cell table:formula="of:=[.J121]+[.K12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24H00M00S" calcext:value-type="time">
            <text:p>24</text:p>
          </table:table-cell>
          <table:table-cell table:formula="of:=MAX(0;MIN([.D12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2]-[.F122])" office:value-type="float" office:value="-4" calcext:value-type="float">
            <text:p>-4</text:p>
          </table:table-cell>
          <table:table-cell table:formula="of:=MAX(0;MIN([.D122]*24-43;48-43))" office:value-type="float" office:value="0" calcext:value-type="float">
            <text:p>0</text:p>
          </table:table-cell>
          <table:table-cell table:formula="of:=MAX(0;MIN([.D122]*24-48))" office:value-type="float" office:value="0" calcext:value-type="float">
            <text:p>0</text:p>
          </table:table-cell>
          <table:table-cell table:formula="of:=1.25*[.G122]" office:value-type="float" office:value="-5" calcext:value-type="float">
            <text:p>-5,00</text:p>
          </table:table-cell>
          <table:table-cell table:formula="of:=1.5*([.H122]+[.I122])" office:value-type="float" office:value="0" calcext:value-type="float">
            <text:p>0,00</text:p>
          </table:table-cell>
          <table:table-cell table:formula="of:=[.J122]+[.K12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42H00M00S" calcext:value-type="time">
            <text:p>42</text:p>
          </table:table-cell>
          <table:table-cell table:formula="of:=MAX(0;MIN([.D12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3]-[.F123])" office:value-type="float" office:value="3" calcext:value-type="float">
            <text:p>3</text:p>
          </table:table-cell>
          <table:table-cell table:formula="of:=MAX(0;MIN([.D123]*24-43;48-43))" office:value-type="float" office:value="0" calcext:value-type="float">
            <text:p>0</text:p>
          </table:table-cell>
          <table:table-cell table:formula="of:=MAX(0;MIN([.D123]*24-48))" office:value-type="float" office:value="0" calcext:value-type="float">
            <text:p>0</text:p>
          </table:table-cell>
          <table:table-cell table:formula="of:=1.25*[.G123]" office:value-type="float" office:value="3.75" calcext:value-type="float">
            <text:p>3,75</text:p>
          </table:table-cell>
          <table:table-cell table:formula="of:=1.5*([.H123]+[.I123])" office:value-type="float" office:value="0" calcext:value-type="float">
            <text:p>0,00</text:p>
          </table:table-cell>
          <table:table-cell table:formula="of:=[.J123]+[.K12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4]-[.F124])" office:value-type="float" office:value="-4" calcext:value-type="float">
            <text:p>-4</text:p>
          </table:table-cell>
          <table:table-cell table:formula="of:=MAX(0;MIN([.D124]*24-43;48-43))" office:value-type="float" office:value="0" calcext:value-type="float">
            <text:p>0</text:p>
          </table:table-cell>
          <table:table-cell table:formula="of:=MAX(0;MIN([.D124]*24-48))" office:value-type="float" office:value="0" calcext:value-type="float">
            <text:p>0</text:p>
          </table:table-cell>
          <table:table-cell table:formula="of:=1.25*[.G124]" office:value-type="float" office:value="-5" calcext:value-type="float">
            <text:p>-5,00</text:p>
          </table:table-cell>
          <table:table-cell table:formula="of:=1.5*([.H124]+[.I124])" office:value-type="float" office:value="0" calcext:value-type="float">
            <text:p>0,00</text:p>
          </table:table-cell>
          <table:table-cell table:formula="of:=[.J124]+[.K1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125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5]-[.F125])" office:value-type="float" office:value="-3" calcext:value-type="float">
            <text:p>-3</text:p>
          </table:table-cell>
          <table:table-cell table:formula="of:=MAX(0;MIN([.D125]*24-43;48-43))" office:value-type="float" office:value="0" calcext:value-type="float">
            <text:p>0</text:p>
          </table:table-cell>
          <table:table-cell table:formula="of:=MAX(0;MIN([.D125]*24-48))" office:value-type="float" office:value="0" calcext:value-type="float">
            <text:p>0</text:p>
          </table:table-cell>
          <table:table-cell table:formula="of:=1.25*[.G125]" office:value-type="float" office:value="-3.75" calcext:value-type="float">
            <text:p>-3,75</text:p>
          </table:table-cell>
          <table:table-cell table:formula="of:=1.5*([.H125]+[.I125])" office:value-type="float" office:value="0" calcext:value-type="float">
            <text:p>0,00</text:p>
          </table:table-cell>
          <table:table-cell table:formula="of:=[.J125]+[.K125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48H00M00S" calcext:value-type="time">
            <text:p>48</text:p>
          </table:table-cell>
          <table:table-cell table:formula="of:=MAX(0;MIN([.D12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6]-[.F126])" office:value-type="float" office:value="4" calcext:value-type="float">
            <text:p>4</text:p>
          </table:table-cell>
          <table:table-cell table:formula="of:=MAX(0;MIN([.D126]*24-43;48-43))" office:value-type="float" office:value="5" calcext:value-type="float">
            <text:p>5</text:p>
          </table:table-cell>
          <table:table-cell table:formula="of:=MAX(0;MIN([.D126]*24-48))" office:value-type="float" office:value="0" calcext:value-type="float">
            <text:p>0</text:p>
          </table:table-cell>
          <table:table-cell table:formula="of:=1.25*[.G126]" office:value-type="float" office:value="5" calcext:value-type="float">
            <text:p>5,00</text:p>
          </table:table-cell>
          <table:table-cell table:formula="of:=1.5*([.H126]+[.I126])" office:value-type="float" office:value="7.5" calcext:value-type="float">
            <text:p>7,50</text:p>
          </table:table-cell>
          <table:table-cell table:formula="of:=[.J126]+[.K12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0H00M00S" calcext:value-type="time">
            <text:p>30</text:p>
          </table:table-cell>
          <table:table-cell table:formula="of:=MAX(0;MIN([.D12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7]-[.F127])" office:value-type="float" office:value="-4" calcext:value-type="float">
            <text:p>-4</text:p>
          </table:table-cell>
          <table:table-cell table:formula="of:=MAX(0;MIN([.D127]*24-43;48-43))" office:value-type="float" office:value="0" calcext:value-type="float">
            <text:p>0</text:p>
          </table:table-cell>
          <table:table-cell table:formula="of:=MAX(0;MIN([.D127]*24-48))" office:value-type="float" office:value="0" calcext:value-type="float">
            <text:p>0</text:p>
          </table:table-cell>
          <table:table-cell table:formula="of:=1.25*[.G127]" office:value-type="float" office:value="-5" calcext:value-type="float">
            <text:p>-5,00</text:p>
          </table:table-cell>
          <table:table-cell table:formula="of:=1.5*([.H127]+[.I127])" office:value-type="float" office:value="0" calcext:value-type="float">
            <text:p>0,00</text:p>
          </table:table-cell>
          <table:table-cell table:formula="of:=[.J127]+[.K12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4" calcext:value-type="float">
            <text:p>34</text:p>
          </table:table-cell>
          <table:table-cell table:style-name="ce22" office:value-type="time" office:time-value="PT50H00M00.00000021S" calcext:value-type="time">
            <text:p>50</text:p>
          </table:table-cell>
          <table:table-cell table:formula="of:=MAX(0;MIN([.D12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8]-[.F128])" office:value-type="float" office:value="4" calcext:value-type="float">
            <text:p>4</text:p>
          </table:table-cell>
          <table:table-cell table:formula="of:=MAX(0;MIN([.D128]*24-43;48-43))" office:value-type="float" office:value="5" calcext:value-type="float">
            <text:p>5</text:p>
          </table:table-cell>
          <table:table-cell table:formula="of:=MAX(0;MIN([.D128]*24-48))" office:value-type="float" office:value="2.00000000005821" calcext:value-type="float">
            <text:p>2</text:p>
          </table:table-cell>
          <table:table-cell table:formula="of:=1.25*[.G128]" office:value-type="float" office:value="5" calcext:value-type="float">
            <text:p>5,00</text:p>
          </table:table-cell>
          <table:table-cell table:formula="of:=1.5*([.H128]+[.I128])" office:value-type="float" office:value="10.5000000000873" calcext:value-type="float">
            <text:p>10,50</text:p>
          </table:table-cell>
          <table:table-cell table:formula="of:=[.J128]+[.K128]" office:value-type="float" office:value="15.5000000000873" calcext:value-type="float">
            <text:p>15,50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5" calcext:value-type="float">
            <text:p>35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29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9]-[.F129])" office:value-type="float" office:value="-1" calcext:value-type="float">
            <text:p>-1</text:p>
          </table:table-cell>
          <table:table-cell table:formula="of:=MAX(0;MIN([.D129]*24-43;48-43))" office:value-type="float" office:value="0" calcext:value-type="float">
            <text:p>0</text:p>
          </table:table-cell>
          <table:table-cell table:formula="of:=MAX(0;MIN([.D129]*24-48))" office:value-type="float" office:value="0" calcext:value-type="float">
            <text:p>0</text:p>
          </table:table-cell>
          <table:table-cell table:formula="of:=1.25*[.G129]" office:value-type="float" office:value="-1.25" calcext:value-type="float">
            <text:p>-1,25</text:p>
          </table:table-cell>
          <table:table-cell table:formula="of:=1.5*([.H129]+[.I129])" office:value-type="float" office:value="0" calcext:value-type="float">
            <text:p>0,00</text:p>
          </table:table-cell>
          <table:table-cell table:formula="of:=[.J129]+[.K129]" office:value-type="float" office:value="-1.25" calcext:value-type="float">
            <text:p>-1,2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3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0]-[.F130])" office:value-type="float" office:value="3" calcext:value-type="float">
            <text:p>3</text:p>
          </table:table-cell>
          <table:table-cell table:formula="of:=MAX(0;MIN([.D130]*24-43;48-43))" office:value-type="float" office:value="0" calcext:value-type="float">
            <text:p>0</text:p>
          </table:table-cell>
          <table:table-cell table:formula="of:=MAX(0;MIN([.D130]*24-48))" office:value-type="float" office:value="0" calcext:value-type="float">
            <text:p>0</text:p>
          </table:table-cell>
          <table:table-cell table:formula="of:=1.25*[.G130]" office:value-type="float" office:value="3.75" calcext:value-type="float">
            <text:p>3,75</text:p>
          </table:table-cell>
          <table:table-cell table:formula="of:=1.5*([.H130]+[.I130])" office:value-type="float" office:value="0" calcext:value-type="float">
            <text:p>0,00</text:p>
          </table:table-cell>
          <table:table-cell table:formula="of:=[.J130]+[.K130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44H00M00.00000021S" calcext:value-type="time">
            <text:p>44</text:p>
          </table:table-cell>
          <table:table-cell table:formula="of:=MAX(0;MIN([.D1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1]-[.F131])" office:value-type="float" office:value="4" calcext:value-type="float">
            <text:p>4</text:p>
          </table:table-cell>
          <table:table-cell table:formula="of:=MAX(0;MIN([.D131]*24-43;48-43))" office:value-type="float" office:value="1.00000000005821" calcext:value-type="float">
            <text:p>1</text:p>
          </table:table-cell>
          <table:table-cell table:formula="of:=MAX(0;MIN([.D131]*24-48))" office:value-type="float" office:value="0" calcext:value-type="float">
            <text:p>0</text:p>
          </table:table-cell>
          <table:table-cell table:formula="of:=1.25*[.G131]" office:value-type="float" office:value="5" calcext:value-type="float">
            <text:p>5,00</text:p>
          </table:table-cell>
          <table:table-cell table:formula="of:=1.5*([.H131]+[.I131])" office:value-type="float" office:value="1.50000000008731" calcext:value-type="float">
            <text:p>1,50</text:p>
          </table:table-cell>
          <table:table-cell table:formula="of:=[.J131]+[.K131]" office:value-type="float" office:value="6.50000000008731" calcext:value-type="float">
            <text:p>6,5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0H00M00S" calcext:value-type="time">
            <text:p>30</text:p>
          </table:table-cell>
          <table:table-cell table:formula="of:=MAX(0;MIN([.D13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2]-[.F132])" office:value-type="float" office:value="-4" calcext:value-type="float">
            <text:p>-4</text:p>
          </table:table-cell>
          <table:table-cell table:formula="of:=MAX(0;MIN([.D132]*24-43;48-43))" office:value-type="float" office:value="0" calcext:value-type="float">
            <text:p>0</text:p>
          </table:table-cell>
          <table:table-cell table:formula="of:=MAX(0;MIN([.D132]*24-48))" office:value-type="float" office:value="0" calcext:value-type="float">
            <text:p>0</text:p>
          </table:table-cell>
          <table:table-cell table:formula="of:=1.25*[.G132]" office:value-type="float" office:value="-5" calcext:value-type="float">
            <text:p>-5,00</text:p>
          </table:table-cell>
          <table:table-cell table:formula="of:=1.5*([.H132]+[.I132])" office:value-type="float" office:value="0" calcext:value-type="float">
            <text:p>0,00</text:p>
          </table:table-cell>
          <table:table-cell table:formula="of:=[.J132]+[.K13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2H00M00S" calcext:value-type="time">
            <text:p>42</text:p>
          </table:table-cell>
          <table:table-cell table:formula="of:=MAX(0;MIN([.D13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3]-[.F133])" office:value-type="float" office:value="3" calcext:value-type="float">
            <text:p>3</text:p>
          </table:table-cell>
          <table:table-cell table:formula="of:=MAX(0;MIN([.D133]*24-43;48-43))" office:value-type="float" office:value="0" calcext:value-type="float">
            <text:p>0</text:p>
          </table:table-cell>
          <table:table-cell table:formula="of:=MAX(0;MIN([.D133]*24-48))" office:value-type="float" office:value="0" calcext:value-type="float">
            <text:p>0</text:p>
          </table:table-cell>
          <table:table-cell table:formula="of:=1.25*[.G133]" office:value-type="float" office:value="3.75" calcext:value-type="float">
            <text:p>3,75</text:p>
          </table:table-cell>
          <table:table-cell table:formula="of:=1.5*([.H133]+[.I133])" office:value-type="float" office:value="0" calcext:value-type="float">
            <text:p>0,00</text:p>
          </table:table-cell>
          <table:table-cell table:formula="of:=[.J133]+[.K13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13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4]-[.F134])" office:value-type="float" office:value="4" calcext:value-type="float">
            <text:p>4</text:p>
          </table:table-cell>
          <table:table-cell table:formula="of:=MAX(0;MIN([.D134]*24-43;48-43))" office:value-type="float" office:value="5" calcext:value-type="float">
            <text:p>5</text:p>
          </table:table-cell>
          <table:table-cell table:formula="of:=MAX(0;MIN([.D134]*24-48))" office:value-type="float" office:value="0" calcext:value-type="float">
            <text:p>0</text:p>
          </table:table-cell>
          <table:table-cell table:formula="of:=1.25*[.G134]" office:value-type="float" office:value="5" calcext:value-type="float">
            <text:p>5,00</text:p>
          </table:table-cell>
          <table:table-cell table:formula="of:=1.5*([.H134]+[.I134])" office:value-type="float" office:value="7.5" calcext:value-type="float">
            <text:p>7,50</text:p>
          </table:table-cell>
          <table:table-cell table:formula="of:=[.J134]+[.K13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3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5]-[.F135])" office:value-type="float" office:value="3" calcext:value-type="float">
            <text:p>3</text:p>
          </table:table-cell>
          <table:table-cell table:formula="of:=MAX(0;MIN([.D135]*24-43;48-43))" office:value-type="float" office:value="0" calcext:value-type="float">
            <text:p>0</text:p>
          </table:table-cell>
          <table:table-cell table:formula="of:=MAX(0;MIN([.D135]*24-48))" office:value-type="float" office:value="0" calcext:value-type="float">
            <text:p>0</text:p>
          </table:table-cell>
          <table:table-cell table:formula="of:=1.25*[.G135]" office:value-type="float" office:value="3.75" calcext:value-type="float">
            <text:p>3,75</text:p>
          </table:table-cell>
          <table:table-cell table:formula="of:=1.5*([.H135]+[.I135])" office:value-type="float" office:value="0" calcext:value-type="float">
            <text:p>0,00</text:p>
          </table:table-cell>
          <table:table-cell table:formula="of:=[.J135]+[.K135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38H00M00.00000021S" calcext:value-type="time">
            <text:p>38</text:p>
          </table:table-cell>
          <table:table-cell table:formula="of:=MAX(0;MIN([.D136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6]-[.F136])" office:value-type="float" office:value="-1" calcext:value-type="float">
            <text:p>-1</text:p>
          </table:table-cell>
          <table:table-cell table:formula="of:=MAX(0;MIN([.D136]*24-43;48-43))" office:value-type="float" office:value="0" calcext:value-type="float">
            <text:p>0</text:p>
          </table:table-cell>
          <table:table-cell table:formula="of:=MAX(0;MIN([.D136]*24-48))" office:value-type="float" office:value="0" calcext:value-type="float">
            <text:p>0</text:p>
          </table:table-cell>
          <table:table-cell table:formula="of:=1.25*[.G136]" office:value-type="float" office:value="-1.25" calcext:value-type="float">
            <text:p>-1,25</text:p>
          </table:table-cell>
          <table:table-cell table:formula="of:=1.5*([.H136]+[.I136])" office:value-type="float" office:value="0" calcext:value-type="float">
            <text:p>0,00</text:p>
          </table:table-cell>
          <table:table-cell table:formula="of:=[.J136]+[.K13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12H00M00S" calcext:value-type="time">
            <text:p>12</text:p>
          </table:table-cell>
          <table:table-cell table:formula="of:=MAX(0;MIN([.D1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7]-[.F137])" office:value-type="float" office:value="-4" calcext:value-type="float">
            <text:p>-4</text:p>
          </table:table-cell>
          <table:table-cell table:formula="of:=MAX(0;MIN([.D137]*24-43;48-43))" office:value-type="float" office:value="0" calcext:value-type="float">
            <text:p>0</text:p>
          </table:table-cell>
          <table:table-cell table:formula="of:=MAX(0;MIN([.D137]*24-48))" office:value-type="float" office:value="0" calcext:value-type="float">
            <text:p>0</text:p>
          </table:table-cell>
          <table:table-cell table:formula="of:=1.25*[.G137]" office:value-type="float" office:value="-5" calcext:value-type="float">
            <text:p>-5,00</text:p>
          </table:table-cell>
          <table:table-cell table:formula="of:=1.5*([.H137]+[.I137])" office:value-type="float" office:value="0" calcext:value-type="float">
            <text:p>0,00</text:p>
          </table:table-cell>
          <table:table-cell table:formula="of:=[.J137]+[.K1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7" calcext:value-type="float">
            <text:p>47</text:p>
          </table:table-cell>
          <table:table-cell table:style-name="ce22" office:value-type="time" office:time-value="PT38H00M00.00000021S" calcext:value-type="time">
            <text:p>38</text:p>
          </table:table-cell>
          <table:table-cell table:formula="of:=MAX(0;MIN([.D138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8]-[.F138])" office:value-type="float" office:value="-1" calcext:value-type="float">
            <text:p>-1</text:p>
          </table:table-cell>
          <table:table-cell table:formula="of:=MAX(0;MIN([.D138]*24-43;48-43))" office:value-type="float" office:value="0" calcext:value-type="float">
            <text:p>0</text:p>
          </table:table-cell>
          <table:table-cell table:formula="of:=MAX(0;MIN([.D138]*24-48))" office:value-type="float" office:value="0" calcext:value-type="float">
            <text:p>0</text:p>
          </table:table-cell>
          <table:table-cell table:formula="of:=1.25*[.G138]" office:value-type="float" office:value="-1.25" calcext:value-type="float">
            <text:p>-1,25</text:p>
          </table:table-cell>
          <table:table-cell table:formula="of:=1.5*([.H138]+[.I138])" office:value-type="float" office:value="0" calcext:value-type="float">
            <text:p>0,00</text:p>
          </table:table-cell>
          <table:table-cell table:formula="of:=[.J138]+[.K138]" office:value-type="float" office:value="-1.25" calcext:value-type="float">
            <text:p>-1,25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time" office:time-value="PT26H00M00.00000021S" calcext:value-type="time">
            <text:p>26</text:p>
          </table:table-cell>
          <table:table-cell table:formula="of:=MAX(0;MIN([.D1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9]-[.F139])" office:value-type="float" office:value="-4" calcext:value-type="float">
            <text:p>-4</text:p>
          </table:table-cell>
          <table:table-cell table:formula="of:=MAX(0;MIN([.D139]*24-43;48-43))" office:value-type="float" office:value="0" calcext:value-type="float">
            <text:p>0</text:p>
          </table:table-cell>
          <table:table-cell table:formula="of:=MAX(0;MIN([.D139]*24-48))" office:value-type="float" office:value="0" calcext:value-type="float">
            <text:p>0</text:p>
          </table:table-cell>
          <table:table-cell table:formula="of:=1.25*[.G139]" office:value-type="float" office:value="-5" calcext:value-type="float">
            <text:p>-5,00</text:p>
          </table:table-cell>
          <table:table-cell table:formula="of:=1.5*([.H139]+[.I139])" office:value-type="float" office:value="0" calcext:value-type="float">
            <text:p>0,00</text:p>
          </table:table-cell>
          <table:table-cell table:formula="of:=[.J139]+[.K1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time" office:time-value="PT42H00M00S" calcext:value-type="time">
            <text:p>42</text:p>
          </table:table-cell>
          <table:table-cell table:formula="of:=MAX(0;MIN([.D14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0]-[.F140])" office:value-type="float" office:value="3" calcext:value-type="float">
            <text:p>3</text:p>
          </table:table-cell>
          <table:table-cell table:formula="of:=MAX(0;MIN([.D140]*24-43;48-43))" office:value-type="float" office:value="0" calcext:value-type="float">
            <text:p>0</text:p>
          </table:table-cell>
          <table:table-cell table:formula="of:=MAX(0;MIN([.D140]*24-48))" office:value-type="float" office:value="0" calcext:value-type="float">
            <text:p>0</text:p>
          </table:table-cell>
          <table:table-cell table:formula="of:=1.25*[.G140]" office:value-type="float" office:value="3.75" calcext:value-type="float">
            <text:p>3,75</text:p>
          </table:table-cell>
          <table:table-cell table:formula="of:=1.5*([.H140]+[.I140])" office:value-type="float" office:value="0" calcext:value-type="float">
            <text:p>0,00</text:p>
          </table:table-cell>
          <table:table-cell table:formula="of:=[.J140]+[.K14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30H00M00S" calcext:value-type="time">
            <text:p>30</text:p>
          </table:table-cell>
          <table:table-cell table:formula="of:=MAX(0;MIN([.D14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1]-[.F141])" office:value-type="float" office:value="-4" calcext:value-type="float">
            <text:p>-4</text:p>
          </table:table-cell>
          <table:table-cell table:formula="of:=MAX(0;MIN([.D141]*24-43;48-43))" office:value-type="float" office:value="0" calcext:value-type="float">
            <text:p>0</text:p>
          </table:table-cell>
          <table:table-cell table:formula="of:=MAX(0;MIN([.D141]*24-48))" office:value-type="float" office:value="0" calcext:value-type="float">
            <text:p>0</text:p>
          </table:table-cell>
          <table:table-cell table:formula="of:=1.25*[.G141]" office:value-type="float" office:value="-5" calcext:value-type="float">
            <text:p>-5,00</text:p>
          </table:table-cell>
          <table:table-cell table:formula="of:=1.5*([.H141]+[.I141])" office:value-type="float" office:value="0" calcext:value-type="float">
            <text:p>0,00</text:p>
          </table:table-cell>
          <table:table-cell table:formula="of:=[.J141]+[.K141]" office:value-type="float" office:value="-5" calcext:value-type="float">
            <text:p>-5,00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1" calcext:value-type="float">
            <text:p>51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4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2]-[.F142])" office:value-type="float" office:value="-4" calcext:value-type="float">
            <text:p>-4</text:p>
          </table:table-cell>
          <table:table-cell table:formula="of:=MAX(0;MIN([.D142]*24-43;48-43))" office:value-type="float" office:value="0" calcext:value-type="float">
            <text:p>0</text:p>
          </table:table-cell>
          <table:table-cell table:formula="of:=MAX(0;MIN([.D142]*24-48))" office:value-type="float" office:value="0" calcext:value-type="float">
            <text:p>0</text:p>
          </table:table-cell>
          <table:table-cell table:formula="of:=1.25*[.G142]" office:value-type="float" office:value="-5" calcext:value-type="float">
            <text:p>-5,00</text:p>
          </table:table-cell>
          <table:table-cell table:formula="of:=1.5*([.H142]+[.I142])" office:value-type="float" office:value="0" calcext:value-type="float">
            <text:p>0,00</text:p>
          </table:table-cell>
          <table:table-cell table:formula="of:=[.J142]+[.K142]" office:value-type="float" office:value="-5" calcext:value-type="float">
            <text:p>-5,00</text:p>
          </table:table-cell>
        </table:table-row>
        <table:table-row table:style-name="ro1">
          <table:table-cell table:style-name="ce10" office:value-type="string" calcext:value-type="string">
            <text:p>2017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time" office:time-value="PT36H00M00S" calcext:value-type="time">
            <text:p>36</text:p>
          </table:table-cell>
          <table:table-cell table:formula="of:=MAX(0;MIN([.D14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3]-[.F143])" office:value-type="float" office:value="-3" calcext:value-type="float">
            <text:p>-3</text:p>
          </table:table-cell>
          <table:table-cell table:formula="of:=MAX(0;MIN([.D143]*24-43;48-43))" office:value-type="float" office:value="0" calcext:value-type="float">
            <text:p>0</text:p>
          </table:table-cell>
          <table:table-cell table:formula="of:=MAX(0;MIN([.D143]*24-48))" office:value-type="float" office:value="0" calcext:value-type="float">
            <text:p>0</text:p>
          </table:table-cell>
          <table:table-cell table:formula="of:=1.25*[.G143]" office:value-type="float" office:value="-3.75" calcext:value-type="float">
            <text:p>-3,75</text:p>
          </table:table-cell>
          <table:table-cell table:formula="of:=1.5*([.H143]+[.I143])" office:value-type="float" office:value="0" calcext:value-type="float">
            <text:p>0,00</text:p>
          </table:table-cell>
          <table:table-cell table:formula="of:=[.J143]+[.K143]" office:value-type="float" office:value="-3.75" calcext:value-type="float">
            <text:p>-3,75</text:p>
          </table:table-cell>
        </table:table-row>
        <table:table-row table:style-name="ro1">
          <table:table-cell table:style-name="ce11" office:value-type="string" calcext:value-type="string">
            <text:p>Total Résultat</text:p>
          </table:table-cell>
          <table:table-cell table:style-name="ce17"/>
          <table:table-cell table:style-name="ce18"/>
          <table:table-cell table:style-name="ce24" office:value-type="time" office:time-value="PT5109H59M59.999999162S" calcext:value-type="time">
            <text:p>5110</text:p>
          </table:table-cell>
          <table:table-cell table:style-name="Default"/>
          <table:table-cell table:number-columns-repeated="2"/>
          <table:table-cell table:style-name="Default" table:number-columns-repeated="5"/>
        </table:table-row>
        <calcext:conditional-formats>
          <calcext:conditional-format calcext:target-range-address="'Table dynamique_Feuille3_1'.I2:'Table dynamique_Feuille3_1'.I143">
            <calcext:condition calcext:apply-style-name="fond rouge" calcext:value="&gt;0" calcext:base-cell-address="'Table dynamique_Feuille3_1'.I2"/>
          </calcext:conditional-format>
        </calcext:conditional-formats>
      </table:table>
      <table:table table:name="Feuille5" table:style-name="ta1">
        <table:table-column table:style-name="co1" table:default-cell-style-name="Default"/>
        <table:table-row table:style-name="ro1">
          <table:table-cell table:formula="of:=CALCSQL2(&quot;Feuille6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&quot;)" office:value-type="string" office:string-value="Ok - MaJ Feuille6 - A1" calcext:value-type="string">
            <text:p>Ok - MaJ Feuille6 - A1</text:p>
          </table:table-cell>
        </table:table-row>
      </table:table>
      <table:table table:name="Feuille6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2" table:default-cell-style-name="ce4"/>
        <table:table-column table:style-name="co13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office:value-type="string" calcext:value-type="string">
            <text:p>heure_travaille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02T06:00:00" calcext:value-type="date">
            <text:p>02/01/17 06:00</text:p>
          </table:table-cell>
          <table:table-cell office:value-type="date" office:date-value="2017-01-02T18:00:00" calcext:value-type="date">
            <text:p>02/01/17 18:00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3T06:00:00" calcext:value-type="date">
            <text:p>03/01/17 06:00</text:p>
          </table:table-cell>
          <table:table-cell office:value-type="date" office:date-value="2017-01-03T18:00:00" calcext:value-type="date">
            <text:p>03/01/17 18:00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7T06:00:00" calcext:value-type="date">
            <text:p>07/01/17 06:00</text:p>
          </table:table-cell>
          <table:table-cell office:value-type="date" office:date-value="2017-01-07T18:00:00" calcext:value-type="date">
            <text:p>07/01/17 18:00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8T06:00:00" calcext:value-type="date">
            <text:p>08/01/17 06:00</text:p>
          </table:table-cell>
          <table:table-cell office:value-type="date" office:date-value="2017-01-08T18:00:00" calcext:value-type="date">
            <text:p>08/01/17 18:00</text:p>
          </table:table-cell>
          <table:table-cell office:value-type="date" office:date-value="2017-01-08" calcext:value-type="date">
            <text:p>08/01/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16T18:00:00" calcext:value-type="date">
            <text:p>16/01/17 18:00</text:p>
          </table:table-cell>
          <table:table-cell office:value-type="date" office:date-value="2017-01-17" calcext:value-type="date">
            <text:p>17/01/17 00:00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7" calcext:value-type="date">
            <text:p>17/01/17 00:00</text:p>
          </table:table-cell>
          <table:table-cell office:value-type="date" office:date-value="2017-01-17T06:00:00" calcext:value-type="date">
            <text:p>17/01/17 06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7T18:00:00" calcext:value-type="date">
            <text:p>17/01/17 18:00</text:p>
          </table:table-cell>
          <table:table-cell office:value-type="date" office:date-value="2017-01-18" calcext:value-type="date">
            <text:p>18/01/17 00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8" calcext:value-type="date">
            <text:p>18/01/17 00:00</text:p>
          </table:table-cell>
          <table:table-cell office:value-type="date" office:date-value="2017-01-18T06:00:00" calcext:value-type="date">
            <text:p>18/01/17 06:00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1T18:00:00" calcext:value-type="date">
            <text:p>21/01/17 18:00</text:p>
          </table:table-cell>
          <table:table-cell office:value-type="date" office:date-value="2017-01-22" calcext:value-type="date">
            <text:p>22/01/17 00:00</text:p>
          </table:table-cell>
          <table:table-cell office:value-type="date" office:date-value="2017-01-21" calcext:value-type="date">
            <text:p>21/01/17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2" calcext:value-type="date">
            <text:p>22/01/17 00:00</text:p>
          </table:table-cell>
          <table:table-cell office:value-type="date" office:date-value="2017-01-22T06:00:00" calcext:value-type="date">
            <text:p>22/01/17 06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2T18:00:00" calcext:value-type="date">
            <text:p>22/01/17 18:00</text:p>
          </table:table-cell>
          <table:table-cell office:value-type="date" office:date-value="2017-01-23" calcext:value-type="date">
            <text:p>23/01/17 00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3" calcext:value-type="date">
            <text:p>23/01/17 00:00</text:p>
          </table:table-cell>
          <table:table-cell office:value-type="date" office:date-value="2017-01-23T06:00:00" calcext:value-type="date">
            <text:p>23/01/17 06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3T18:00:00" calcext:value-type="date">
            <text:p>23/01/17 18:00</text:p>
          </table:table-cell>
          <table:table-cell office:value-type="date" office:date-value="2017-01-24" calcext:value-type="date">
            <text:p>24/01/17 00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4" calcext:value-type="date">
            <text:p>24/01/17 00:00</text:p>
          </table:table-cell>
          <table:table-cell office:value-type="date" office:date-value="2017-01-24T06:00:00" calcext:value-type="date">
            <text:p>24/01/17 06:00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6T18:00:00" calcext:value-type="date">
            <text:p>26/01/17 18:00</text:p>
          </table:table-cell>
          <table:table-cell office:value-type="date" office:date-value="2017-01-27" calcext:value-type="date">
            <text:p>27/01/17 00:00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7" calcext:value-type="date">
            <text:p>27/01/17 00:00</text:p>
          </table:table-cell>
          <table:table-cell office:value-type="date" office:date-value="2017-01-27T06:00:00" calcext:value-type="date">
            <text:p>27/01/17 06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7T18:00:00" calcext:value-type="date">
            <text:p>27/01/17 18:00</text:p>
          </table:table-cell>
          <table:table-cell office:value-type="date" office:date-value="2017-01-28" calcext:value-type="date">
            <text:p>28/01/17 00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8" calcext:value-type="date">
            <text:p>28/01/17 00:00</text:p>
          </table:table-cell>
          <table:table-cell office:value-type="date" office:date-value="2017-01-28T06:00:00" calcext:value-type="date">
            <text:p>28/01/17 06:00</text:p>
          </table:table-cell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02T06:00:00" calcext:value-type="date">
            <text:p>02/02/17 06:00</text:p>
          </table:table-cell>
          <table:table-cell office:value-type="date" office:date-value="2017-02-02T18:00:00" calcext:value-type="date">
            <text:p>02/02/17 18:00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6T06:00:00" calcext:value-type="date">
            <text:p>06/02/17 06:00</text:p>
          </table:table-cell>
          <table:table-cell office:value-type="date" office:date-value="2017-02-06T18:00:00" calcext:value-type="date">
            <text:p>06/02/17 18:00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8T06:00:00" calcext:value-type="date">
            <text:p>08/02/17 06:00</text:p>
          </table:table-cell>
          <table:table-cell office:value-type="date" office:date-value="2017-02-08T18:00:00" calcext:value-type="date">
            <text:p>08/02/17 18:00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9T06:00:00" calcext:value-type="date">
            <text:p>09/02/17 06:00</text:p>
          </table:table-cell>
          <table:table-cell office:value-type="date" office:date-value="2017-02-09T18:00:00" calcext:value-type="date">
            <text:p>09/02/17 18:00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10T06:00:00" calcext:value-type="date">
            <text:p>10/02/17 06:00</text:p>
          </table:table-cell>
          <table:table-cell office:value-type="date" office:date-value="2017-02-10T18:00:00" calcext:value-type="date">
            <text:p>10/02/17 18:00</text:p>
          </table:table-cell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13T18:00:00" calcext:value-type="date">
            <text:p>13/02/17 18:00</text:p>
          </table:table-cell>
          <table:table-cell office:value-type="date" office:date-value="2017-02-14" calcext:value-type="date">
            <text:p>14/02/17 00:00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4" calcext:value-type="date">
            <text:p>14/02/17 00:00</text:p>
          </table:table-cell>
          <table:table-cell office:value-type="date" office:date-value="2017-02-14T06:00:00" calcext:value-type="date">
            <text:p>14/02/17 06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4T18:00:00" calcext:value-type="date">
            <text:p>14/02/17 18:00</text:p>
          </table:table-cell>
          <table:table-cell office:value-type="date" office:date-value="2017-02-15" calcext:value-type="date">
            <text:p>15/02/17 00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5" calcext:value-type="date">
            <text:p>15/02/17 00:00</text:p>
          </table:table-cell>
          <table:table-cell office:value-type="date" office:date-value="2017-02-15T06:00:00" calcext:value-type="date">
            <text:p>15/02/17 06:00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8T18:00:00" calcext:value-type="date">
            <text:p>18/02/17 18:00</text:p>
          </table:table-cell>
          <table:table-cell office:value-type="date" office:date-value="2017-02-19" calcext:value-type="date">
            <text:p>19/02/17 00:00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9" calcext:value-type="date">
            <text:p>19/02/17 00:00</text:p>
          </table:table-cell>
          <table:table-cell office:value-type="date" office:date-value="2017-02-19T06:00:00" calcext:value-type="date">
            <text:p>19/02/17 06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9T18:00:00" calcext:value-type="date">
            <text:p>19/02/17 18:00</text:p>
          </table:table-cell>
          <table:table-cell office:value-type="date" office:date-value="2017-02-20" calcext:value-type="date">
            <text:p>20/02/17 00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0" calcext:value-type="date">
            <text:p>20/02/17 00:00</text:p>
          </table:table-cell>
          <table:table-cell office:value-type="date" office:date-value="2017-02-20T06:00:00" calcext:value-type="date">
            <text:p>20/02/17 06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0T18:00:00" calcext:value-type="date">
            <text:p>20/02/17 18:00</text:p>
          </table:table-cell>
          <table:table-cell office:value-type="date" office:date-value="2017-02-21" calcext:value-type="date">
            <text:p>21/02/17 00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1" calcext:value-type="date">
            <text:p>21/02/17 00:00</text:p>
          </table:table-cell>
          <table:table-cell office:value-type="date" office:date-value="2017-02-21T06:00:00" calcext:value-type="date">
            <text:p>21/02/17 06:00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4T18:00:00" calcext:value-type="date">
            <text:p>24/02/17 18:00</text:p>
          </table:table-cell>
          <table:table-cell office:value-type="date" office:date-value="2017-02-25" calcext:value-type="date">
            <text:p>25/02/17 00:00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5" calcext:value-type="date">
            <text:p>25/02/17 00:00</text:p>
          </table:table-cell>
          <table:table-cell office:value-type="date" office:date-value="2017-02-25T06:00:00" calcext:value-type="date">
            <text:p>25/02/17 06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5T18:00:00" calcext:value-type="date">
            <text:p>25/02/17 18:00</text:p>
          </table:table-cell>
          <table:table-cell office:value-type="date" office:date-value="2017-02-26" calcext:value-type="date">
            <text:p>26/02/17 00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6" calcext:value-type="date">
            <text:p>26/02/17 00:00</text:p>
          </table:table-cell>
          <table:table-cell office:value-type="date" office:date-value="2017-02-26T06:00:00" calcext:value-type="date">
            <text:p>26/02/17 06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6T18:00:00" calcext:value-type="date">
            <text:p>26/02/17 18:00</text:p>
          </table:table-cell>
          <table:table-cell office:value-type="date" office:date-value="2017-02-27" calcext:value-type="date">
            <text:p>27/02/17 00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01T06:00:00" calcext:value-type="date">
            <text:p>01/03/17 06:00</text:p>
          </table:table-cell>
          <table:table-cell office:value-type="date" office:date-value="2017-03-01T18:00:00" calcext:value-type="date">
            <text:p>01/03/17 18:00</text:p>
          </table:table-cell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02T06:00:00" calcext:value-type="date">
            <text:p>02/03/17 06:00</text:p>
          </table:table-cell>
          <table:table-cell office:value-type="date" office:date-value="2017-03-02T18:00:00" calcext:value-type="date">
            <text:p>02/03/17 18:00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27" calcext:value-type="date">
            <text:p>27/02/17 00:00</text:p>
          </table:table-cell>
          <table:table-cell office:value-type="date" office:date-value="2017-02-27T06:00:00" calcext:value-type="date">
            <text:p>27/02/17 06:00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08T06:00:00" calcext:value-type="date">
            <text:p>08/03/17 06:00</text:p>
          </table:table-cell>
          <table:table-cell office:value-type="date" office:date-value="2017-03-08T18:00:00" calcext:value-type="date">
            <text:p>08/03/17 18:00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09T06:00:00" calcext:value-type="date">
            <text:p>09/03/17 06:00</text:p>
          </table:table-cell>
          <table:table-cell office:value-type="date" office:date-value="2017-03-09T18:00:00" calcext:value-type="date">
            <text:p>09/03/17 18:0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10T06:00:00" calcext:value-type="date">
            <text:p>10/03/17 06:00</text:p>
          </table:table-cell>
          <table:table-cell office:value-type="date" office:date-value="2017-03-10T18:00:00" calcext:value-type="date">
            <text:p>10/03/17 18:00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18T18:00:00" calcext:value-type="date">
            <text:p>18/03/17 18:00</text:p>
          </table:table-cell>
          <table:table-cell office:value-type="date" office:date-value="2017-03-19" calcext:value-type="date">
            <text:p>19/03/17 00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9" calcext:value-type="date">
            <text:p>19/03/17 00:00</text:p>
          </table:table-cell>
          <table:table-cell office:value-type="date" office:date-value="2017-03-19T06:00:00" calcext:value-type="date">
            <text:p>19/03/17 06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9T18:00:00" calcext:value-type="date">
            <text:p>19/03/17 18:00</text:p>
          </table:table-cell>
          <table:table-cell office:value-type="date" office:date-value="2017-03-20" calcext:value-type="date">
            <text:p>20/03/17 00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7T18:00:00" calcext:value-type="date">
            <text:p>17/03/17 18:00</text:p>
          </table:table-cell>
          <table:table-cell office:value-type="date" office:date-value="2017-03-18" calcext:value-type="date">
            <text:p>18/03/17 00:00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8" calcext:value-type="date">
            <text:p>18/03/17 00:00</text:p>
          </table:table-cell>
          <table:table-cell office:value-type="date" office:date-value="2017-03-18T02:00:00" calcext:value-type="date">
            <text:p>18/03/17 02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3-20" calcext:value-type="date">
            <text:p>20/03/17 00:00</text:p>
          </table:table-cell>
          <table:table-cell office:value-type="date" office:date-value="2017-03-20T06:00:00" calcext:value-type="date">
            <text:p>20/03/17 06:00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4T18:00:00" calcext:value-type="date">
            <text:p>24/03/17 18:00</text:p>
          </table:table-cell>
          <table:table-cell office:value-type="date" office:date-value="2017-03-25" calcext:value-type="date">
            <text:p>25/03/17 00:00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5" calcext:value-type="date">
            <text:p>25/03/17 00:00</text:p>
          </table:table-cell>
          <table:table-cell office:value-type="date" office:date-value="2017-03-25T06:00:00" calcext:value-type="date">
            <text:p>25/03/17 06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5T18:00:00" calcext:value-type="date">
            <text:p>25/03/17 18:00</text:p>
          </table:table-cell>
          <table:table-cell office:value-type="date" office:date-value="2017-03-26" calcext:value-type="date">
            <text:p>26/03/17 00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6" calcext:value-type="date">
            <text:p>26/03/17 00:00</text:p>
          </table:table-cell>
          <table:table-cell office:value-type="date" office:date-value="2017-03-26T06:00:00" calcext:value-type="date">
            <text:p>26/03/17 06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6T18:00:00" calcext:value-type="date">
            <text:p>26/03/17 18:00</text:p>
          </table:table-cell>
          <table:table-cell office:value-type="date" office:date-value="2017-03-27" calcext:value-type="date">
            <text:p>27/03/17 00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9T06:00:00" calcext:value-type="date">
            <text:p>29/03/17 06:00</text:p>
          </table:table-cell>
          <table:table-cell office:value-type="date" office:date-value="2017-03-29T18:00:00" calcext:value-type="date">
            <text:p>29/03/17 18:00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30T06:00:00" calcext:value-type="date">
            <text:p>30/03/17 06:00</text:p>
          </table:table-cell>
          <table:table-cell office:value-type="date" office:date-value="2017-03-30T18:00:00" calcext:value-type="date">
            <text:p>30/03/17 18:00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31T06:00:00" calcext:value-type="date">
            <text:p>31/03/17 06:00</text:p>
          </table:table-cell>
          <table:table-cell office:value-type="date" office:date-value="2017-03-31T18:00:00" calcext:value-type="date">
            <text:p>31/03/17 18:00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27" calcext:value-type="date">
            <text:p>27/03/17 00:00</text:p>
          </table:table-cell>
          <table:table-cell office:value-type="date" office:date-value="2017-03-27T06:00:00" calcext:value-type="date">
            <text:p>27/03/17 06:00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03T06:00:00" calcext:value-type="date">
            <text:p>03/04/17 06:00</text:p>
          </table:table-cell>
          <table:table-cell office:value-type="date" office:date-value="2017-04-03T18:00:00" calcext:value-type="date">
            <text:p>03/04/17 18:0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4T06:00:00" calcext:value-type="date">
            <text:p>04/04/17 06:00</text:p>
          </table:table-cell>
          <table:table-cell office:value-type="date" office:date-value="2017-04-04T18:00:00" calcext:value-type="date">
            <text:p>04/04/17 18:00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6T06:00:00" calcext:value-type="date">
            <text:p>06/04/17 06:00</text:p>
          </table:table-cell>
          <table:table-cell office:value-type="date" office:date-value="2017-04-06T18:00:00" calcext:value-type="date">
            <text:p>06/04/17 18:00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7T06:00:00" calcext:value-type="date">
            <text:p>07/04/17 06:00</text:p>
          </table:table-cell>
          <table:table-cell office:value-type="date" office:date-value="2017-04-07T18:00:00" calcext:value-type="date">
            <text:p>07/04/17 18:00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18T18:00:00" calcext:value-type="date">
            <text:p>18/04/17 18:00</text:p>
          </table:table-cell>
          <table:table-cell office:value-type="date" office:date-value="2017-04-19" calcext:value-type="date">
            <text:p>19/04/17 00:00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19" calcext:value-type="date">
            <text:p>19/04/17 00:00</text:p>
          </table:table-cell>
          <table:table-cell office:value-type="date" office:date-value="2017-04-19T06:00:00" calcext:value-type="date">
            <text:p>19/04/17 06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19T18:00:00" calcext:value-type="date">
            <text:p>19/04/17 18:00</text:p>
          </table:table-cell>
          <table:table-cell office:value-type="date" office:date-value="2017-04-20" calcext:value-type="date">
            <text:p>20/04/17 00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0" calcext:value-type="date">
            <text:p>20/04/17 00:00</text:p>
          </table:table-cell>
          <table:table-cell office:value-type="date" office:date-value="2017-04-20T06:00:00" calcext:value-type="date">
            <text:p>20/04/17 06:00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2T18:00:00" calcext:value-type="date">
            <text:p>22/04/17 18:00</text:p>
          </table:table-cell>
          <table:table-cell office:value-type="date" office:date-value="2017-04-23" calcext:value-type="date">
            <text:p>23/04/17 00:00</text:p>
          </table:table-cell>
          <table:table-cell office:value-type="date" office:date-value="2017-04-22" calcext:value-type="date">
            <text:p>22/04/17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3" calcext:value-type="date">
            <text:p>23/04/17 00:00</text:p>
          </table:table-cell>
          <table:table-cell office:value-type="date" office:date-value="2017-04-23T06:00:00" calcext:value-type="date">
            <text:p>23/04/17 06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3T18:00:00" calcext:value-type="date">
            <text:p>23/04/17 18:00</text:p>
          </table:table-cell>
          <table:table-cell office:value-type="date" office:date-value="2017-04-24" calcext:value-type="date">
            <text:p>24/04/17 00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9" calcext:value-type="date">
            <text:p>29/04/17 00:00</text:p>
          </table:table-cell>
          <table:table-cell office:value-type="date" office:date-value="2017-04-29T06:00:00" calcext:value-type="date">
            <text:p>29/04/17 06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9T18:00:00" calcext:value-type="date">
            <text:p>29/04/17 18:00</text:p>
          </table:table-cell>
          <table:table-cell office:value-type="date" office:date-value="2017-04-30" calcext:value-type="date">
            <text:p>30/04/17 00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30" calcext:value-type="date">
            <text:p>30/04/17 00:00</text:p>
          </table:table-cell>
          <table:table-cell office:value-type="date" office:date-value="2017-04-30T02:00:00" calcext:value-type="date">
            <text:p>30/04/17 02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4-30T18:00:00" calcext:value-type="date">
            <text:p>30/04/17 18:00</text:p>
          </table:table-cell>
          <table:table-cell office:value-type="date" office:date-value="2017-05-01" calcext:value-type="date">
            <text:p>01/05/17 00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04T06:00:00" calcext:value-type="date">
            <text:p>04/05/17 06:00</text:p>
          </table:table-cell>
          <table:table-cell office:value-type="date" office:date-value="2017-05-04T18:00:00" calcext:value-type="date">
            <text:p>04/05/17 18:00</text:p>
          </table:table-cell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05T06:00:00" calcext:value-type="date">
            <text:p>05/05/17 06:00</text:p>
          </table:table-cell>
          <table:table-cell office:value-type="date" office:date-value="2017-05-05T18:00:00" calcext:value-type="date">
            <text:p>05/05/17 18:00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01" calcext:value-type="date">
            <text:p>01/05/17 00:00</text:p>
          </table:table-cell>
          <table:table-cell office:value-type="date" office:date-value="2017-05-01T02:00:00" calcext:value-type="date">
            <text:p>01/05/17 02:00</text:p>
          </table:table-cell>
          <table:table-cell office:value-type="date" office:date-value="2017-05-01" calcext:value-type="date">
            <text:p>01/05/17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5-08T06:00:00" calcext:value-type="date">
            <text:p>08/05/17 06:00</text:p>
          </table:table-cell>
          <table:table-cell office:value-type="date" office:date-value="2017-05-08T18:00:00" calcext:value-type="date">
            <text:p>08/05/17 18:00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0T06:00:00" calcext:value-type="date">
            <text:p>10/05/17 06:00</text:p>
          </table:table-cell>
          <table:table-cell office:value-type="date" office:date-value="2017-05-10T18:00:00" calcext:value-type="date">
            <text:p>10/05/17 18:0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3T06:00:00" calcext:value-type="date">
            <text:p>13/05/17 06:00</text:p>
          </table:table-cell>
          <table:table-cell office:value-type="date" office:date-value="2017-05-13T18:00:00" calcext:value-type="date">
            <text:p>13/05/17 18:00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4T06:00:00" calcext:value-type="date">
            <text:p>14/05/17 06:00</text:p>
          </table:table-cell>
          <table:table-cell office:value-type="date" office:date-value="2017-05-14T18:00:00" calcext:value-type="date">
            <text:p>14/05/17 18:0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7T18:00:00" calcext:value-type="date">
            <text:p>17/05/17 18:00</text:p>
          </table:table-cell>
          <table:table-cell office:value-type="date" office:date-value="2017-05-18" calcext:value-type="date">
            <text:p>18/05/17 00:00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8" calcext:value-type="date">
            <text:p>18/05/17 00:00</text:p>
          </table:table-cell>
          <table:table-cell office:value-type="date" office:date-value="2017-05-18T06:00:00" calcext:value-type="date">
            <text:p>18/05/17 06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8T18:00:00" calcext:value-type="date">
            <text:p>18/05/17 18:00</text:p>
          </table:table-cell>
          <table:table-cell office:value-type="date" office:date-value="2017-05-19" calcext:value-type="date">
            <text:p>19/05/17 00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9" calcext:value-type="date">
            <text:p>19/05/17 00:00</text:p>
          </table:table-cell>
          <table:table-cell office:value-type="date" office:date-value="2017-05-19T06:00:00" calcext:value-type="date">
            <text:p>19/05/17 06:00</text:p>
          </table:table-cell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0T18:00:00" calcext:value-type="date">
            <text:p>20/05/17 18:00</text:p>
          </table:table-cell>
          <table:table-cell office:value-type="date" office:date-value="2017-05-21" calcext:value-type="date">
            <text:p>21/05/17 00:00</text:p>
          </table:table-cell>
          <table:table-cell office:value-type="date" office:date-value="2017-05-20" calcext:value-type="date">
            <text:p>20/05/17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1" calcext:value-type="date">
            <text:p>21/05/17 00:00</text:p>
          </table:table-cell>
          <table:table-cell office:value-type="date" office:date-value="2017-05-21T06:00:00" calcext:value-type="date">
            <text:p>21/05/17 06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1T18:00:00" calcext:value-type="date">
            <text:p>21/05/17 18:00</text:p>
          </table:table-cell>
          <table:table-cell office:value-type="date" office:date-value="2017-05-22" calcext:value-type="date">
            <text:p>22/05/17 00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4T06:00:00" calcext:value-type="date">
            <text:p>24/05/17 06:00</text:p>
          </table:table-cell>
          <table:table-cell office:value-type="date" office:date-value="2017-05-24T18:00:00" calcext:value-type="date">
            <text:p>24/05/17 18:00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25T06:00:00" calcext:value-type="date">
            <text:p>25/05/17 06:00</text:p>
          </table:table-cell>
          <table:table-cell office:value-type="date" office:date-value="2017-05-25T18:00:00" calcext:value-type="date">
            <text:p>25/05/17 18:00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22" calcext:value-type="date">
            <text:p>22/05/17 00:00</text:p>
          </table:table-cell>
          <table:table-cell office:value-type="date" office:date-value="2017-05-22T06:00:00" calcext:value-type="date">
            <text:p>22/05/17 06:00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04T18:00:00" calcext:value-type="date">
            <text:p>04/06/17 18:00</text:p>
          </table:table-cell>
          <table:table-cell office:value-type="date" office:date-value="2017-06-05" calcext:value-type="date">
            <text:p>05/06/17 00:00</text:p>
          </table:table-cell>
          <table:table-cell office:value-type="date" office:date-value="2017-06-04" calcext:value-type="date">
            <text:p>04/06/17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9T06:00:00" calcext:value-type="date">
            <text:p>29/05/17 06:00</text:p>
          </table:table-cell>
          <table:table-cell office:value-type="date" office:date-value="2017-05-29T18:00:00" calcext:value-type="date">
            <text:p>29/05/17 18:00</text:p>
          </table:table-cell>
          <table:table-cell office:value-type="date" office:date-value="2017-05-29" calcext:value-type="date">
            <text:p>29/05/17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30T06:00:00" calcext:value-type="date">
            <text:p>30/05/17 06:00</text:p>
          </table:table-cell>
          <table:table-cell office:value-type="date" office:date-value="2017-05-30T18:00:00" calcext:value-type="date">
            <text:p>30/05/17 18:00</text:p>
          </table:table-cell>
          <table:table-cell office:value-type="date" office:date-value="2017-05-30" calcext:value-type="date">
            <text:p>30/05/17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05" calcext:value-type="date">
            <text:p>05/06/17 00:00</text:p>
          </table:table-cell>
          <table:table-cell office:value-type="date" office:date-value="2017-06-05T02:00:00" calcext:value-type="date">
            <text:p>05/06/17 02:00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6-07T18:00:00" calcext:value-type="date">
            <text:p>07/06/17 18:00</text:p>
          </table:table-cell>
          <table:table-cell office:value-type="date" office:date-value="2017-06-08" calcext:value-type="date">
            <text:p>08/06/17 00:00</text:p>
          </table:table-cell>
          <table:table-cell office:value-type="date" office:date-value="2017-06-07" calcext:value-type="date">
            <text:p>07/06/17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09" calcext:value-type="date">
            <text:p>09/06/17 00:00</text:p>
          </table:table-cell>
          <table:table-cell office:value-type="date" office:date-value="2017-06-09T06:00:00" calcext:value-type="date">
            <text:p>09/06/17 06:00</text:p>
          </table:table-cell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0T18:00:00" calcext:value-type="date">
            <text:p>10/06/17 18:00</text:p>
          </table:table-cell>
          <table:table-cell office:value-type="date" office:date-value="2017-06-11" calcext:value-type="date">
            <text:p>11/06/17 00:00</text:p>
          </table:table-cell>
          <table:table-cell office:value-type="date" office:date-value="2017-06-10" calcext:value-type="date">
            <text:p>10/06/17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1" calcext:value-type="date">
            <text:p>11/06/17 00:00</text:p>
          </table:table-cell>
          <table:table-cell office:value-type="date" office:date-value="2017-06-11T06:00:00" calcext:value-type="date">
            <text:p>11/06/17 06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1T18:00:00" calcext:value-type="date">
            <text:p>11/06/17 18:00</text:p>
          </table:table-cell>
          <table:table-cell office:value-type="date" office:date-value="2017-06-12" calcext:value-type="date">
            <text:p>12/06/17 00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2" calcext:value-type="date">
            <text:p>12/06/17 00:00</text:p>
          </table:table-cell>
          <table:table-cell office:value-type="date" office:date-value="2017-06-12T06:00:00" calcext:value-type="date">
            <text:p>12/06/17 06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2T18:00:00" calcext:value-type="date">
            <text:p>12/06/17 18:00</text:p>
          </table:table-cell>
          <table:table-cell office:value-type="date" office:date-value="2017-06-13" calcext:value-type="date">
            <text:p>13/06/17 00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3" calcext:value-type="date">
            <text:p>13/06/17 00:00</text:p>
          </table:table-cell>
          <table:table-cell office:value-type="date" office:date-value="2017-06-13T06:00:00" calcext:value-type="date">
            <text:p>13/06/17 06:00</text:p>
          </table:table-cell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6T18:00:00" calcext:value-type="date">
            <text:p>16/06/17 18:00</text:p>
          </table:table-cell>
          <table:table-cell office:value-type="date" office:date-value="2017-06-17" calcext:value-type="date">
            <text:p>17/06/17 00:00</text:p>
          </table:table-cell>
          <table:table-cell office:value-type="date" office:date-value="2017-06-16" calcext:value-type="date">
            <text:p>16/06/17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7" calcext:value-type="date">
            <text:p>17/06/17 00:00</text:p>
          </table:table-cell>
          <table:table-cell office:value-type="date" office:date-value="2017-06-17T06:00:00" calcext:value-type="date">
            <text:p>17/06/17 06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7T18:00:00" calcext:value-type="date">
            <text:p>17/06/17 18:00</text:p>
          </table:table-cell>
          <table:table-cell office:value-type="date" office:date-value="2017-06-18" calcext:value-type="date">
            <text:p>18/06/17 00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8" calcext:value-type="date">
            <text:p>18/06/17 00:00</text:p>
          </table:table-cell>
          <table:table-cell office:value-type="date" office:date-value="2017-06-18T06:00:00" calcext:value-type="date">
            <text:p>18/06/17 06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8T18:00:00" calcext:value-type="date">
            <text:p>18/06/17 18:00</text:p>
          </table:table-cell>
          <table:table-cell office:value-type="date" office:date-value="2017-06-19" calcext:value-type="date">
            <text:p>19/06/17 00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9" calcext:value-type="date">
            <text:p>19/06/17 00:00</text:p>
          </table:table-cell>
          <table:table-cell office:value-type="date" office:date-value="2017-06-19T06:00:00" calcext:value-type="date">
            <text:p>19/06/17 06:00</text:p>
          </table:table-cell>
          <table:table-cell office:value-type="date" office:date-value="2017-06-19" calcext:value-type="date">
            <text:p>19/06/17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21T06:00:00" calcext:value-type="date">
            <text:p>21/06/17 06:00</text:p>
          </table:table-cell>
          <table:table-cell office:value-type="date" office:date-value="2017-06-21T18:00:00" calcext:value-type="date">
            <text:p>21/06/17 18:0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22T06:00:00" calcext:value-type="date">
            <text:p>22/06/17 06:00</text:p>
          </table:table-cell>
          <table:table-cell office:value-type="date" office:date-value="2017-06-22T18:00:00" calcext:value-type="date">
            <text:p>22/06/17 18:00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23T06:00:00" calcext:value-type="date">
            <text:p>23/06/17 06:00</text:p>
          </table:table-cell>
          <table:table-cell office:value-type="date" office:date-value="2017-06-23T18:00:00" calcext:value-type="date">
            <text:p>23/06/17 18:00</text:p>
          </table:table-cell>
          <table:table-cell office:value-type="date" office:date-value="2017-06-23" calcext:value-type="date">
            <text:p>23/06/17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 table:formula="of:=CALCSQL2(&quot;Feuille8&quot;;&quot;A1&quot;;&quot;Nouvelle base de données&quot;;&quot;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&quot;)" office:value-type="string" office:string-value="Ok - MaJ Feuille8 - A1" calcext:value-type="string">
            <text:p>Ok - MaJ Feuille8 - A1</text:p>
          </table:table-cell>
        </table:table-row>
      </table:table>
      <table:table table:name="Feuille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5.9999999627471" calcext:value-type="float">
            <text:p>45,999999962747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.0000000037253" calcext:value-type="float">
            <text:p>41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0.9999999962747" calcext:value-type="float">
            <text:p>30,9999999962747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.0000000074506" calcext:value-type="float">
            <text:p>25,000000007450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8.9999999664724" calcext:value-type="float">
            <text:p>38,99999996647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.0000000149012" calcext:value-type="float">
            <text:p>38,00000001490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9.9999999627471" calcext:value-type="float">
            <text:p>39,9999999627471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.0000000037253" calcext:value-type="float">
            <text:p>50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Feuille9" table:style-name="ta1">
        <table:table-column table:style-name="co1" table:default-cell-style-name="Default"/>
        <table:table-row table:style-name="ro1">
          <table:table-cell table:formula="of:=CALCSQL2(&quot;Feuille10&quot;;&quot;A1&quot;;&quot;Nouvelle base de données&quot;;&quot;select * from vue_35_semaine ;&quot;)" office:value-type="string" office:string-value="Ok - MaJ Feuille10 - A1" calcext:value-type="string">
            <text:p>Ok - MaJ Feuille10 - A1</text:p>
          </table:table-cell>
        </table:table-row>
      </table:table>
      <table:table table:name="Feuille10" table:style-name="ta1">
        <table:table-column table:style-name="co1" table:number-columns-repeated="2" table:default-cell-style-name="ce4"/>
        <table:table-column table:style-name="co1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  <table:database-ranges>
        <table:database-range table:name="__Anonymous_Sheet_DB__0" table:target-range-address="Feuille1.A1:Feuille1.A1" table:contains-header="false" table:orientation="column"/>
        <table:database-range table:name="__Anonymous_Sheet_DB__1" table:target-range-address="Feuille2.A1:Feuille2.C660" table:orientation="column">
          <table:database-source-sql table:database-name="Nouvelle base de données" table:sql-statement="SELECT * FROM periodes_travaillees;"/>
        </table:database-range>
        <table:database-range table:name="__Anonymous_Sheet_DB__2" table:target-range-address="Feuille3.A1:Feuille3.H772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" table:parse-sql-statement="true"/>
        </table:database-range>
        <table:database-range table:name="__Anonymous_Sheet_DB__5" table:target-range-address="Feuille6.A1:Feuille6.I772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" table:parse-sql-statement="true"/>
        </table:database-range>
        <table:database-range table:name="__Anonymous_Sheet_DB__7" table:target-range-address="Feuille8.A1:Feuille8.D166">
          <table:database-source-sql table:database-name="Nouvelle base de données" table:sql-statement="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" table:parse-sql-statement="true"/>
        </table:database-range>
        <table:database-range table:name="__Anonymous_Sheet_DB__8" table:target-range-address="Feuille9.A1:Feuille9.A1" table:contains-header="false" table:orientation="column"/>
        <table:database-range table:name="__Anonymous_Sheet_DB__9" table:target-range-address="Feuille10.A1:Feuille10.D166">
          <table:database-source-sql table:database-name="Nouvelle base de données" table:sql-statement="select * from vue_35_semaine ;" table:parse-sql-statement="true"/>
        </table:database-range>
      </table:database-ranges>
      <table:data-pilot-tables>
        <table:data-pilot-table table:name="DataPilot1" table:application-data="" table:target-range-address="'Table dynamique_Feuille3_1'.A1:'Table dynamique_Feuille3_1'.D144" table:buttons="'Table dynamique_Feuille3_1'.A1 'Table dynamique_Feuille3_1'.B1 'Table dynamique_Feuille3_1'.C1" table:show-filter-button="false" table:drill-down-on-double-click="false">
          <table:source-cell-range table:cell-range-address="Feuille3.A1:Feuille3.I6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_date_dernier_jour_semaine" table:orientation="row" table:used-hierarchy="0" table:function="auto">
            <table:data-pilot-level table:show-empty="false" calcext:repeat-item-labels="false"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  <table:data-pilot-member table:name="08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oWee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ures_travaillé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 number:truncate-on-overflow="false">
      <number:hours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2" loext:min-decimal-places="2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ynamique_20_-_20_Coin" style:display-name="Table dynamique - Coin" style:family="table-cell" style:parent-style-name="Default"/>
    <style:style style:name="Table_20_dynamique_20_-_20_Valeur" style:display-name="Table dynamique - Valeur" style:family="table-cell" style:parent-style-name="Default"/>
    <style:style style:name="Table_20_dynamique_20_-_20_Champ" style:display-name="Table dynamique - Champ" style:family="table-cell" style:parent-style-name="Default"/>
    <style:style style:name="Table_20_dynamique_20_-_20_Catégorie" style:display-name="Table dynamiqu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ynamique_20_-_20_Titre" style:display-name="Table dynamiqu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ynamique_20_-_20_Résultat" style:display-name="Table dynamique - Résultat" style:family="table-cell" style:parent-style-name="Default">
      <style:text-properties fo:font-weight="bold"/>
    </style:style>
    <style:style style:name="fond_20_rouge" style:display-name="fond roug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5:07:41.6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date>2017-06-08T15:18:10.226000000</dc:date>
    <meta:editing-duration>PT1H1M35S</meta:editing-duration>
    <meta:editing-cycles>15</meta:editing-cycles>
    <meta:document-statistic meta:table-count="10" meta:cell-count="19233" meta:object-count="0"/>
  </office:meta>
</office:document-meta>
</file>